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3.0257in" table:align="left"/>
    </style:style>
    <style:style style:name="Table1.A" style:family="table-column">
      <style:table-column-properties style:column-width="1.7847in"/>
    </style:style>
    <style:style style:name="Table1.B" style:family="table-column">
      <style:table-column-properties style:column-width="0.6486in"/>
    </style:style>
    <style:style style:name="Table1.C" style:family="table-column">
      <style:table-column-properties style:column-width="0.5924in"/>
    </style:style>
    <style:style style:name="Table1.A1" style:family="table-cell">
      <style:table-cell-properties style:vertical-align="middle"/>
    </style:style>
    <style:style style:name="Table2" style:family="table">
      <style:table-properties style:width="3.5938in" table:align="left"/>
    </style:style>
    <style:style style:name="Table2.A" style:family="table-column">
      <style:table-column-properties style:column-width="0.9507in"/>
    </style:style>
    <style:style style:name="Table2.B" style:family="table-column">
      <style:table-column-properties style:column-width="1.3181in"/>
    </style:style>
    <style:style style:name="Table2.C" style:family="table-column">
      <style:table-column-properties style:column-width="1.0014in"/>
    </style:style>
    <style:style style:name="Table2.D" style:family="table-column">
      <style:table-column-properties style:column-width="0.3236in"/>
    </style:style>
    <style:style style:name="Table2.A1" style:family="table-cell">
      <style:table-cell-properties style:vertical-align="middle"/>
    </style:style>
    <style:style style:name="Table3" style:family="table">
      <style:table-properties style:width="4.0174in" table:align="left"/>
    </style:style>
    <style:style style:name="Table3.A" style:family="table-column">
      <style:table-column-properties style:column-width="0.959in"/>
    </style:style>
    <style:style style:name="Table3.B" style:family="table-column">
      <style:table-column-properties style:column-width="0.0424in"/>
    </style:style>
    <style:style style:name="Table3.C" style:family="table-column">
      <style:table-column-properties style:column-width="1.3778in"/>
    </style:style>
    <style:style style:name="Table3.D" style:family="table-column">
      <style:table-column-properties style:column-width="1.0333in"/>
    </style:style>
    <style:style style:name="Table3.E" style:family="table-column">
      <style:table-column-properties style:column-width="0.6049in"/>
    </style:style>
    <style:style style:name="Table3.A1" style:family="table-cell">
      <style:table-cell-properties style:vertical-align="middle"/>
    </style:style>
    <style:style style:name="Table4" style:family="table">
      <style:table-properties style:width="3.2618in" table:align="left"/>
    </style:style>
    <style:style style:name="Table4.A" style:family="table-column">
      <style:table-column-properties style:column-width="0.616in"/>
    </style:style>
    <style:style style:name="Table4.B" style:family="table-column">
      <style:table-column-properties style:column-width="1.6333in"/>
    </style:style>
    <style:style style:name="Table4.C" style:family="table-column">
      <style:table-column-properties style:column-width="0.6743in"/>
    </style:style>
    <style:style style:name="Table4.D" style:family="table-column">
      <style:table-column-properties style:column-width="0.3382in"/>
    </style:style>
    <style:style style:name="Table4.A1" style:family="table-cell">
      <style:table-cell-properties style:vertical-align="middle"/>
    </style:style>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text-properties fo:font-style="italic" style:font-style-asian="italic" style:font-style-complex="italic"/>
    </style:style>
    <style:style style:name="P4" style:family="paragraph" style:parent-style-name="Quotations">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5" style:family="paragraph" style:parent-style-name="Text_20_body" style:list-style-name="L1">
      <style:text-properties fo:font-style="italic" fo:font-weight="bold" style:font-style-asian="italic" style:font-weight-asian="bold" style:font-style-complex="italic" style:font-weight-complex="bold"/>
    </style:style>
    <style:style style:name="P6" style:family="paragraph" style:parent-style-name="Text_20_body" style:list-style-name="L38">
      <style:text-properties fo:font-style="italic" style:font-style-asian="italic" style:font-style-complex="italic"/>
    </style:style>
    <style:style style:name="P7" style:family="paragraph" style:parent-style-name="Text_20_body" style:list-style-name="L43">
      <style:text-properties fo:font-style="italic" style:font-style-asian="italic" style:font-style-complex="italic"/>
    </style:style>
    <style:style style:name="P8" style:family="paragraph" style:parent-style-name="Text_20_body" style:list-style-name="L53">
      <style:text-properties fo:font-style="italic" style:font-style-asian="italic" style:font-style-complex="italic"/>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5"/>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P35" style:family="paragraph" style:parent-style-name="Text_20_body" style:list-style-name="L30"/>
    <style:style style:name="P36" style:family="paragraph" style:parent-style-name="Text_20_body" style:list-style-name="L31"/>
    <style:style style:name="P37" style:family="paragraph" style:parent-style-name="Text_20_body" style:list-style-name="L32"/>
    <style:style style:name="P38" style:family="paragraph" style:parent-style-name="Text_20_body" style:list-style-name="L33"/>
    <style:style style:name="P39" style:family="paragraph" style:parent-style-name="Text_20_body" style:list-style-name="L34"/>
    <style:style style:name="P40" style:family="paragraph" style:parent-style-name="Text_20_body" style:list-style-name="L35"/>
    <style:style style:name="P41" style:family="paragraph" style:parent-style-name="Text_20_body" style:list-style-name="L36"/>
    <style:style style:name="P42" style:family="paragraph" style:parent-style-name="Text_20_body" style:list-style-name="L37"/>
    <style:style style:name="P43" style:family="paragraph" style:parent-style-name="Text_20_body" style:list-style-name="L39"/>
    <style:style style:name="P44" style:family="paragraph" style:parent-style-name="Text_20_body" style:list-style-name="L40"/>
    <style:style style:name="P45" style:family="paragraph" style:parent-style-name="Text_20_body" style:list-style-name="L41"/>
    <style:style style:name="P46" style:family="paragraph" style:parent-style-name="Text_20_body" style:list-style-name="L42"/>
    <style:style style:name="P47" style:family="paragraph" style:parent-style-name="Text_20_body" style:list-style-name="L44"/>
    <style:style style:name="P48" style:family="paragraph" style:parent-style-name="Text_20_body" style:list-style-name="L45"/>
    <style:style style:name="P49" style:family="paragraph" style:parent-style-name="Text_20_body" style:list-style-name="L46"/>
    <style:style style:name="P50" style:family="paragraph" style:parent-style-name="Text_20_body" style:list-style-name="L47"/>
    <style:style style:name="P51" style:family="paragraph" style:parent-style-name="Text_20_body" style:list-style-name="L48"/>
    <style:style style:name="P52" style:family="paragraph" style:parent-style-name="Text_20_body" style:list-style-name="L49"/>
    <style:style style:name="P53" style:family="paragraph" style:parent-style-name="Text_20_body" style:list-style-name="L50"/>
    <style:style style:name="P54" style:family="paragraph" style:parent-style-name="Text_20_body" style:list-style-name="L51"/>
    <style:style style:name="P55" style:family="paragraph" style:parent-style-name="Text_20_body" style:list-style-name="L52"/>
    <style:style style:name="P56" style:family="paragraph" style:parent-style-name="Text_20_body" style:list-style-name="L54"/>
    <style:style style:name="P57" style:family="paragraph" style:parent-style-name="Text_20_body" style:list-style-name="L55"/>
    <style:style style:name="P58" style:family="paragraph" style:parent-style-name="Text_20_body" style:list-style-name="L56"/>
    <style:style style:name="P59" style:family="paragraph" style:parent-style-name="Text_20_body" style:list-style-name="L57"/>
    <style:style style:name="P60" style:family="paragraph" style:parent-style-name="Text_20_body" style:list-style-name="L58"/>
    <style:style style:name="P61" style:family="paragraph" style:parent-style-name="Text_20_body" style:list-style-name="L59"/>
    <style:style style:name="P62" style:family="paragraph" style:parent-style-name="Text_20_body" style:list-style-name="L60"/>
    <style:style style:name="P63" style:family="paragraph" style:parent-style-name="Text_20_body" style:list-style-name="L61"/>
    <style:style style:name="P64" style:family="paragraph" style:parent-style-name="Text_20_body" style:list-style-name="L62"/>
    <style:style style:name="P65" style:family="paragraph" style:parent-style-name="Text_20_body" style:list-style-name="L63"/>
    <style:style style:name="P66" style:family="paragraph" style:parent-style-name="Text_20_body" style:list-style-name="L64"/>
    <style:style style:name="P67" style:family="paragraph" style:parent-style-name="Text_20_body" style:list-style-name="L65"/>
    <style:style style:name="P68" style:family="paragraph" style:parent-style-name="Text_20_body" style:list-style-name="L66"/>
    <style:style style:name="P69" style:family="paragraph" style:parent-style-name="Text_20_body" style:list-style-name="L67"/>
    <style:style style:name="P70" style:family="paragraph" style:parent-style-name="Text_20_body" style:list-style-name="L68"/>
    <style:style style:name="P71" style:family="paragraph" style:parent-style-name="Text_20_body" style:list-style-name="L69"/>
    <style:style style:name="P72" style:family="paragraph" style:parent-style-name="Text_20_body" style:list-style-name="L70"/>
    <style:style style:name="P7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fo:letter-spacing="normal"/>
    </style:style>
    <style:style style:name="P74" style:family="paragraph" style:parent-style-name="Text_20_body">
      <style:paragraph-properties fo:margin-left="0in" fo:margin-right="0in" fo:margin-top="0.0063in" fo:margin-bottom="0in" loext:contextual-spacing="false" fo:orphans="2" fo:widows="2" fo:text-indent="0in" style:auto-text-indent="false"/>
      <style:text-properties fo:font-variant="normal" fo:text-transform="none" fo:color="#000000" fo:letter-spacing="normal"/>
    </style:style>
    <style:style style:name="P75" style:family="paragraph" style:parent-style-name="Text_20_body">
      <style:paragraph-properties fo:margin-left="0in" fo:margin-right="0in" fo:margin-top="0.0008in" fo:margin-bottom="0in" loext:contextual-spacing="false" fo:orphans="2" fo:widows="2" fo:text-indent="0in" style:auto-text-indent="false"/>
      <style:text-properties fo:font-variant="normal" fo:text-transform="none" fo:color="#000000" fo:letter-spacing="normal"/>
    </style:style>
    <style:style style:name="P76" style:family="paragraph" style:parent-style-name="Text_20_body">
      <style:paragraph-properties fo:margin-left="0in" fo:margin-right="0in" fo:margin-top="0.002in" fo:margin-bottom="0in" loext:contextual-spacing="false" fo:orphans="2" fo:widows="2" fo:text-indent="0in" style:auto-text-indent="false"/>
      <style:text-properties fo:font-variant="normal" fo:text-transform="none" fo:color="#000000" fo:letter-spacing="normal"/>
    </style:style>
    <style:style style:name="P77" style:family="paragraph" style:parent-style-name="Text_20_body">
      <style:paragraph-properties fo:margin-left="0in" fo:margin-right="0in" fo:margin-top="0.0043in" fo:margin-bottom="0in" loext:contextual-spacing="false" fo:orphans="2" fo:widows="2" fo:text-indent="0in" style:auto-text-indent="false"/>
      <style:text-properties fo:font-variant="normal" fo:text-transform="none" fo:color="#000000" fo:letter-spacing="normal"/>
    </style:style>
    <style:style style:name="P78" style:family="paragraph" style:parent-style-name="Text_20_body">
      <style:paragraph-properties fo:margin-left="0in" fo:margin-right="0in" fo:margin-top="0.0071in" fo:margin-bottom="0in" loext:contextual-spacing="false" fo:orphans="2" fo:widows="2" fo:text-indent="0in" style:auto-text-indent="false"/>
      <style:text-properties fo:font-variant="normal" fo:text-transform="none" fo:color="#000000" fo:letter-spacing="normal"/>
    </style:style>
    <style:style style:name="P79" style:family="paragraph" style:parent-style-name="Text_20_body">
      <style:paragraph-properties fo:margin-left="0in" fo:margin-right="0in" fo:margin-top="0.0035in" fo:margin-bottom="0in" loext:contextual-spacing="false" fo:orphans="2" fo:widows="2" fo:text-indent="0in" style:auto-text-indent="false"/>
      <style:text-properties fo:font-variant="normal" fo:text-transform="none" fo:color="#000000" fo:letter-spacing="normal"/>
    </style:style>
    <style:style style:name="P80" style:family="paragraph" style:parent-style-name="Text_20_body">
      <style:paragraph-properties fo:margin-left="0in" fo:margin-right="0in" fo:margin-top="0.0028in" fo:margin-bottom="0in" loext:contextual-spacing="false" fo:orphans="2" fo:widows="2" fo:text-indent="0in" style:auto-text-indent="false"/>
      <style:text-properties fo:font-variant="normal" fo:text-transform="none" fo:color="#000000" fo:letter-spacing="normal"/>
    </style:style>
    <style:style style:name="P81" style:family="paragraph" style:parent-style-name="Text_20_body">
      <style:paragraph-properties fo:margin-left="0in" fo:margin-right="0in" fo:margin-top="0.0047in" fo:margin-bottom="0in" loext:contextual-spacing="false" fo:orphans="2" fo:widows="2" fo:text-indent="0in" style:auto-text-indent="false"/>
      <style:text-properties fo:font-variant="normal" fo:text-transform="none" fo:color="#000000" fo:letter-spacing="normal"/>
    </style:style>
    <style:style style:name="P82" style:family="paragraph" style:parent-style-name="Text_20_body">
      <style:paragraph-properties fo:margin-left="0.6945in" fo:margin-right="0.678in" fo:margin-top="0in" fo:margin-bottom="0in" loext:contextual-spacing="false" fo:text-align="center" style:justify-single-word="false" fo:orphans="2" fo:widows="2" fo:text-indent="0in" style:auto-text-indent="false"/>
      <style:text-properties fo:font-variant="normal" fo:text-transform="none" fo:color="#000000" style:font-name="Times New Roman1" fo:font-size="11pt" fo:letter-spacing="normal" fo:font-style="italic" fo:font-weight="bold"/>
    </style:style>
    <style:style style:name="P83" style:family="paragraph" style:parent-style-name="Text_20_body">
      <style:paragraph-properties fo:margin-left="0.6945in" fo:margin-right="0.6783in" fo:margin-top="0.078in" fo:margin-bottom="0in" loext:contextual-spacing="false" fo:text-align="center"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84" style:family="paragraph" style:parent-style-name="Text_20_body">
      <style:paragraph-properties fo:margin-left="0.6945in" fo:margin-right="0.6783in" fo:margin-top="0in" fo:margin-bottom="0in" loext:contextual-spacing="false" fo:text-align="center" style:justify-single-word="false" fo:orphans="2" fo:widows="2" fo:text-indent="0in" style:auto-text-indent="false"/>
      <style:text-properties fo:font-variant="normal" fo:text-transform="none" fo:color="#000000" style:font-name="Times New Roman1" fo:font-size="11pt" fo:letter-spacing="normal" fo:font-style="italic" fo:font-weight="bold"/>
    </style:style>
    <style:style style:name="P85" style:family="paragraph" style:parent-style-name="Text_20_body">
      <style:paragraph-properties fo:margin-left="2.0319in" fo:margin-right="0in" fo:margin-top="0in" fo:margin-bottom="0in" loext:contextual-spacing="false" fo:orphans="2" fo:widows="2" fo:text-indent="-0.1543in" style:auto-text-indent="false"/>
      <style:text-properties fo:font-variant="normal" fo:text-transform="none" fo:color="#000000" style:font-name="Times New Roman1" fo:font-size="14pt" fo:letter-spacing="normal" fo:font-style="normal" fo:font-weight="normal"/>
    </style:style>
    <style:style style:name="P86" style:family="paragraph" style:parent-style-name="Text_20_body">
      <style:paragraph-properties fo:margin-left="0.1098in" fo:margin-right="0.0898in" fo:margin-top="0.1028in" fo:margin-bottom="0in" loext:contextual-spacing="false" style:line-height-at-least="0.2083in" fo:text-align="justify"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87" style:family="paragraph" style:parent-style-name="Text_20_body">
      <style:paragraph-properties fo:margin-left="0.1098in" fo:margin-right="0.0898in" fo:margin-top="0.0043in" fo:margin-bottom="0in" loext:contextual-spacing="false" style:line-height-at-least="0.2083in" fo:text-align="justify"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88" style:family="paragraph" style:parent-style-name="Text_20_body">
      <style:paragraph-properties fo:margin-left="0.1098in" fo:margin-right="0.0898in" fo:margin-top="0.011in" fo:margin-bottom="0in" loext:contextual-spacing="false" style:line-height-at-least="0.2083in" fo:text-align="justify"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89" style:family="paragraph" style:parent-style-name="Text_20_body">
      <style:paragraph-properties fo:margin-left="0.1098in" fo:margin-right="0.0898in" fo:margin-top="0.0909in" fo:margin-bottom="0in" loext:contextual-spacing="false" style:line-height-at-least="0.2083in" fo:text-align="justify"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90" style:family="paragraph" style:parent-style-name="Text_20_body">
      <style:paragraph-properties fo:margin-left="0.1098in" fo:margin-right="0.0898in" fo:margin-top="0.0839in" fo:margin-bottom="0in" loext:contextual-spacing="false" style:line-height-at-least="0.2083in" fo:text-align="end"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91" style:family="paragraph" style:parent-style-name="Text_20_body">
      <style:paragraph-properties fo:margin-left="0.1098in" fo:margin-right="0.0898in" fo:margin-top="0.0839in" fo:margin-bottom="0in" loext:contextual-spacing="false" style:line-height-at-least="0.2083in" fo:text-align="justify"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92" style:family="paragraph" style:parent-style-name="Text_20_body">
      <style:paragraph-properties fo:margin-left="0.1098in" fo:margin-right="0.0898in" fo:margin-top="0.0016in" fo:margin-bottom="0in" loext:contextual-spacing="false" style:line-height-at-least="0.2083in" fo:text-align="justify" style:justify-single-word="false" fo:orphans="2" fo:widows="2" fo:text-indent="0.3929in" style:auto-text-indent="false"/>
    </style:style>
    <style:style style:name="P93" style:family="paragraph" style:parent-style-name="Text_20_body">
      <style:paragraph-properties fo:margin-left="0.1098in" fo:margin-right="0.0898in" fo:margin-top="0.0016in" fo:margin-bottom="0in" loext:contextual-spacing="false" style:line-height-at-least="0.2083in" fo:text-align="justify"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94" style:family="paragraph" style:parent-style-name="Text_20_body">
      <style:paragraph-properties fo:margin-left="0.1098in" fo:margin-right="0.0898in" fo:margin-top="0.0846in" fo:margin-bottom="0in" loext:contextual-spacing="false" style:line-height-at-least="0.2083in" fo:text-align="end"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95" style:family="paragraph" style:parent-style-name="Text_20_body">
      <style:paragraph-properties fo:margin-left="0.1098in" fo:margin-right="0.0898in" fo:margin-top="0.0075in" fo:margin-bottom="0in" loext:contextual-spacing="false" style:line-height-at-least="0.2083in" fo:text-align="justify"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96" style:family="paragraph" style:parent-style-name="Text_20_body">
      <style:paragraph-properties fo:margin-left="0.1098in" fo:margin-right="0.0898in" fo:margin-top="0.002in" fo:margin-bottom="0in" loext:contextual-spacing="false" style:line-height-at-least="0.2083in" fo:text-align="justify"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97" style:family="paragraph" style:parent-style-name="Text_20_body">
      <style:paragraph-properties fo:margin-left="0.1098in" fo:margin-right="0.0898in" fo:margin-top="0.0063in" fo:margin-bottom="0in" loext:contextual-spacing="false" style:line-height-at-least="0.2083in" fo:text-align="justify"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98" style:family="paragraph" style:parent-style-name="Text_20_body">
      <style:paragraph-properties fo:margin-left="0.1098in" fo:margin-right="0.0898in" fo:margin-top="0.0055in" fo:margin-bottom="0in" loext:contextual-spacing="false" style:line-height-at-least="0.2083in" fo:text-align="justify"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99" style:family="paragraph" style:parent-style-name="Text_20_body">
      <style:paragraph-properties fo:margin-left="0.5028in" fo:margin-right="0in" fo:margin-top="0.0925in" fo:margin-bottom="0in" loext:contextual-spacing="false" fo:text-align="justify" style:justify-single-word="false" fo:orphans="2" fo:widows="2" fo:text-indent="-0.3937in" style:auto-text-indent="false"/>
      <style:text-properties fo:font-variant="normal" fo:text-transform="none" fo:color="#000000" style:font-name="Times New Roman1" fo:font-size="14pt" fo:letter-spacing="normal" fo:font-style="normal" fo:font-weight="normal"/>
    </style:style>
    <style:style style:name="P100" style:family="paragraph" style:parent-style-name="Text_20_body">
      <style:paragraph-properties fo:margin-left="0.5028in" fo:margin-right="0in" fo:margin-top="0.0925in" fo:margin-bottom="0in" loext:contextual-spacing="false" fo:orphans="2" fo:widows="2" fo:text-indent="-0.3937in" style:auto-text-indent="false"/>
      <style:text-properties fo:font-variant="normal" fo:text-transform="none" fo:color="#000000" style:font-name="Times New Roman1" fo:font-size="14pt" fo:letter-spacing="normal" fo:font-style="normal" fo:font-weight="normal"/>
    </style:style>
    <style:style style:name="P101" style:family="paragraph" style:parent-style-name="Text_20_body">
      <style:paragraph-properties fo:margin-left="0.5028in" fo:margin-right="0in" fo:margin-top="0.0827in" fo:margin-bottom="0in" loext:contextual-spacing="false" fo:orphans="2" fo:widows="2" fo:text-indent="-0.3937in" style:auto-text-indent="false"/>
      <style:text-properties fo:font-variant="normal" fo:text-transform="none" fo:color="#000000" style:font-name="Times New Roman1" fo:font-size="14pt" fo:letter-spacing="normal" fo:font-style="normal" fo:font-weight="normal"/>
    </style:style>
    <style:style style:name="P102" style:family="paragraph" style:parent-style-name="Text_20_body">
      <style:paragraph-properties fo:margin-left="0.5028in" fo:margin-right="0in" fo:margin-top="0.0839in" fo:margin-bottom="0in" loext:contextual-spacing="false" fo:orphans="2" fo:widows="2" fo:text-indent="-0.3937in" style:auto-text-indent="false"/>
      <style:text-properties fo:font-variant="normal" fo:text-transform="none" fo:color="#000000" style:font-name="Times New Roman1" fo:font-size="14pt" fo:letter-spacing="normal" fo:font-style="normal" fo:font-weight="normal"/>
    </style:style>
    <style:style style:name="P103" style:family="paragraph" style:parent-style-name="Text_20_body">
      <style:paragraph-properties fo:margin-left="0.5028in" fo:margin-right="0in" fo:margin-top="0.0909in" fo:margin-bottom="0in" loext:contextual-spacing="false" fo:orphans="2" fo:widows="2" fo:text-indent="-0.3937in" style:auto-text-indent="false"/>
      <style:text-properties fo:font-variant="normal" fo:text-transform="none" fo:color="#000000" style:font-name="Times New Roman1" fo:font-size="14pt" fo:letter-spacing="normal" fo:font-style="normal" fo:font-weight="normal"/>
    </style:style>
    <style:style style:name="P104" style:family="paragraph" style:parent-style-name="Text_20_body">
      <style:paragraph-properties fo:margin-left="0.5028in" fo:margin-right="0in" fo:margin-top="0.0909in" fo:margin-bottom="0in" loext:contextual-spacing="false" fo:text-align="justify" style:justify-single-word="false" fo:orphans="2" fo:widows="2" fo:text-indent="-0.3937in" style:auto-text-indent="false"/>
      <style:text-properties fo:font-variant="normal" fo:text-transform="none" fo:color="#000000" style:font-name="Times New Roman1" fo:font-size="14pt" fo:letter-spacing="normal" fo:font-style="normal" fo:font-weight="normal"/>
    </style:style>
    <style:style style:name="P105" style:family="paragraph" style:parent-style-name="Text_20_body">
      <style:paragraph-properties fo:margin-left="0.5028in" fo:margin-right="0in" fo:margin-top="0.0846in" fo:margin-bottom="0in" loext:contextual-spacing="false" fo:orphans="2" fo:widows="2" fo:text-indent="-0.3937in" style:auto-text-indent="false"/>
      <style:text-properties fo:font-variant="normal" fo:text-transform="none" fo:color="#000000" style:font-name="Times New Roman1" fo:font-size="14pt" fo:letter-spacing="normal" fo:font-style="normal" fo:font-weight="normal"/>
    </style:style>
    <style:style style:name="P106" style:family="paragraph" style:parent-style-name="Text_20_body">
      <style:paragraph-properties fo:margin-left="0.5028in" fo:margin-right="0in" fo:margin-top="0.0862in" fo:margin-bottom="0in" loext:contextual-spacing="false" fo:text-align="justify" style:justify-single-word="false" fo:orphans="2" fo:widows="2" fo:text-indent="-0.3937in" style:auto-text-indent="false"/>
      <style:text-properties fo:font-variant="normal" fo:text-transform="none" fo:color="#000000" style:font-name="Times New Roman1" fo:font-size="14pt" fo:letter-spacing="normal" fo:font-style="normal" fo:font-weight="normal"/>
    </style:style>
    <style:style style:name="P107" style:family="paragraph" style:parent-style-name="Text_20_body">
      <style:paragraph-properties fo:margin-left="0.5028in" fo:margin-right="0in" fo:margin-top="0.0874in" fo:margin-bottom="0in" loext:contextual-spacing="false" fo:text-align="justify" style:justify-single-word="false" fo:orphans="2" fo:widows="2" fo:text-indent="-0.3937in" style:auto-text-indent="false"/>
      <style:text-properties fo:font-variant="normal" fo:text-transform="none" fo:color="#000000" style:font-name="Times New Roman1" fo:font-size="14pt" fo:letter-spacing="normal" fo:font-style="normal" fo:font-weight="normal"/>
    </style:style>
    <style:style style:name="P108" style:family="paragraph" style:parent-style-name="Text_20_body">
      <style:paragraph-properties fo:margin-left="0.5028in" fo:margin-right="0in" fo:margin-top="0.0917in" fo:margin-bottom="0in" loext:contextual-spacing="false" fo:orphans="2" fo:widows="2" fo:text-indent="-0.3937in" style:auto-text-indent="false"/>
      <style:text-properties fo:font-variant="normal" fo:text-transform="none" fo:color="#000000" style:font-name="Times New Roman1" fo:font-size="14pt" fo:letter-spacing="normal" fo:font-style="normal" fo:font-weight="normal"/>
    </style:style>
    <style:style style:name="P109" style:family="paragraph" style:parent-style-name="Text_20_body">
      <style:paragraph-properties fo:margin-left="0.5028in" fo:margin-right="0in" fo:margin-top="0.0854in" fo:margin-bottom="0in" loext:contextual-spacing="false" fo:orphans="2" fo:widows="2" fo:text-indent="-0.3937in" style:auto-text-indent="false"/>
      <style:text-properties fo:font-variant="normal" fo:text-transform="none" fo:color="#000000" style:font-name="Times New Roman1" fo:font-size="14pt" fo:letter-spacing="normal" fo:font-style="normal" fo:font-weight="normal"/>
    </style:style>
    <style:style style:name="P110" style:family="paragraph" style:parent-style-name="Text_20_body">
      <style:paragraph-properties fo:margin-left="0.5028in" fo:margin-right="0in" fo:margin-top="0.0854in" fo:margin-bottom="0in" loext:contextual-spacing="false" fo:text-align="justify" style:justify-single-word="false" fo:orphans="2" fo:widows="2" fo:text-indent="-0.3937in" style:auto-text-indent="false"/>
      <style:text-properties fo:font-variant="normal" fo:text-transform="none" fo:color="#000000" style:font-name="Times New Roman1" fo:font-size="14pt" fo:letter-spacing="normal" fo:font-style="normal" fo:font-weight="normal"/>
    </style:style>
    <style:style style:name="P111" style:family="paragraph" style:parent-style-name="Text_20_body">
      <style:paragraph-properties fo:margin-left="0.5028in" fo:margin-right="0in" fo:margin-top="0.0811in" fo:margin-bottom="0in" loext:contextual-spacing="false" fo:orphans="2" fo:widows="2" fo:text-indent="-0.3937in" style:auto-text-indent="false"/>
      <style:text-properties fo:font-variant="normal" fo:text-transform="none" fo:color="#000000" style:font-name="Times New Roman1" fo:font-size="14pt" fo:letter-spacing="normal" fo:font-style="normal" fo:font-weight="normal"/>
    </style:style>
    <style:style style:name="P112" style:family="paragraph" style:parent-style-name="Text_20_body">
      <style:paragraph-properties fo:margin-left="0.5028in" fo:margin-right="0in" fo:margin-top="0.0882in" fo:margin-bottom="0in" loext:contextual-spacing="false" fo:text-align="justify" style:justify-single-word="false" fo:orphans="2" fo:widows="2" fo:text-indent="-0.3937in" style:auto-text-indent="false"/>
      <style:text-properties fo:font-variant="normal" fo:text-transform="none" fo:color="#000000" style:font-name="Times New Roman1" fo:font-size="14pt" fo:letter-spacing="normal" fo:font-style="normal" fo:font-weight="normal"/>
    </style:style>
    <style:style style:name="P113" style:family="paragraph" style:parent-style-name="Text_20_body">
      <style:paragraph-properties fo:margin-left="0.5028in" fo:margin-right="1.2972in" fo:margin-top="0.0075in" fo:margin-bottom="0in" loext:contextual-spacing="false" style:line-height-at-least="0.2083in"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style>
    <style:style style:name="P114" style:family="paragraph" style:parent-style-name="Text_20_body">
      <style:paragraph-properties fo:margin-left="0.5028in" fo:margin-right="0in" fo:margin-top="0.0016in" fo:margin-bottom="0in" loext:contextual-spacing="false" fo:text-align="justify"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115" style:family="paragraph" style:parent-style-name="Text_20_body">
      <style:paragraph-properties fo:margin-left="0.5028in" fo:margin-right="0in" fo:margin-top="0.0016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16" style:family="paragraph" style:parent-style-name="Text_20_body">
      <style:paragraph-properties fo:margin-left="0.5028in" fo:margin-right="0in" fo:margin-top="0.0016in" fo:margin-bottom="0in" loext:contextual-spacing="false" fo:text-align="justify" style:justify-single-word="false" fo:orphans="2" fo:widows="2" fo:text-indent="0in" style:auto-text-indent="false"/>
      <style:text-properties fo:font-variant="normal" fo:text-transform="none" fo:color="#000000" style:font-name="Times New Roman1" fo:font-size="10pt" fo:letter-spacing="normal" fo:font-style="normal" fo:font-weight="normal"/>
    </style:style>
    <style:style style:name="P117" style:family="paragraph" style:parent-style-name="Text_20_body">
      <style:paragraph-properties fo:margin-left="0.5028in" fo:margin-right="0in" fo:margin-top="0.002in" fo:margin-bottom="0in" loext:contextual-spacing="false" fo:orphans="2" fo:widows="2" fo:text-indent="0in" style:auto-text-indent="false"/>
      <style:text-properties fo:font-variant="normal" fo:text-transform="none" fo:color="#000000" style:font-name="Times New Roman1" fo:font-size="11pt" fo:letter-spacing="normal" fo:font-style="normal" fo:font-weight="normal"/>
    </style:style>
    <style:style style:name="P118" style:family="paragraph" style:parent-style-name="Text_20_body">
      <style:paragraph-properties fo:margin-left="0.5028in" fo:margin-right="0in" fo:margin-top="0.002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19" style:family="paragraph" style:parent-style-name="Text_20_body">
      <style:paragraph-properties fo:margin-left="0.5028in" fo:margin-right="0in" fo:margin-top="0.0075in" fo:margin-bottom="0in" loext:contextual-spacing="false" fo:orphans="2" fo:widows="2" fo:text-indent="0in" style:auto-text-indent="false"/>
      <style:text-properties fo:font-variant="normal" fo:text-transform="none" fo:color="#000000" style:font-name="Times New Roman1" fo:font-size="11pt" fo:letter-spacing="normal" fo:font-style="normal" fo:font-weight="normal"/>
    </style:style>
    <style:style style:name="P120" style:family="paragraph" style:parent-style-name="Text_20_body">
      <style:paragraph-properties fo:margin-left="0.5028in" fo:margin-right="0in" fo:margin-top="0.0075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121" style:family="paragraph" style:parent-style-name="Text_20_body">
      <style:paragraph-properties fo:margin-left="0.5028in" fo:margin-right="0in" fo:margin-top="0.0075in" fo:margin-bottom="0in" loext:contextual-spacing="false" fo:orphans="2" fo:widows="2" fo:text-indent="0in" style:auto-text-indent="false"/>
      <style:text-properties fo:font-variant="normal" fo:text-transform="none" fo:color="#000000" style:font-name="Times New Roman1" fo:font-size="11pt" fo:letter-spacing="normal" fo:font-style="italic" fo:font-weight="normal"/>
    </style:style>
    <style:style style:name="P122" style:family="paragraph" style:parent-style-name="Text_20_body">
      <style:paragraph-properties fo:margin-left="0.5028in" fo:margin-right="0in" fo:margin-top="0.0075in" fo:margin-bottom="0in" loext:contextual-spacing="false" fo:text-align="justify" style:justify-single-word="false" fo:orphans="2" fo:widows="2" fo:text-indent="0in" style:auto-text-indent="false"/>
      <style:text-properties fo:font-variant="normal" fo:text-transform="none" fo:color="#000000" style:font-name="Times New Roman1" fo:font-size="11pt" fo:letter-spacing="normal" fo:font-style="italic" fo:font-weight="bold"/>
    </style:style>
    <style:style style:name="P123" style:family="paragraph" style:parent-style-name="Text_20_body">
      <style:paragraph-properties fo:margin-left="0.5028in" fo:margin-right="0in" fo:margin-top="0.0075in" fo:margin-bottom="0in" loext:contextual-spacing="false" fo:orphans="2" fo:widows="2" fo:text-indent="0in" style:auto-text-indent="false"/>
      <style:text-properties fo:font-variant="normal" fo:text-transform="none" fo:color="#000000" style:font-name="Times New Roman1" fo:font-size="11pt" fo:letter-spacing="normal" fo:font-style="italic" fo:font-weight="bold"/>
    </style:style>
    <style:style style:name="P124" style:family="paragraph" style:parent-style-name="Text_20_body">
      <style:paragraph-properties fo:margin-left="0.5028in" fo:margin-right="0in" fo:margin-top="0.0075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25" style:family="paragraph" style:parent-style-name="Text_20_body">
      <style:paragraph-properties fo:margin-left="0.5028in" fo:margin-right="0in" fo:margin-top="0.0075in" fo:margin-bottom="0in" loext:contextual-spacing="false" fo:text-align="justify"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126" style:family="paragraph" style:parent-style-name="Text_20_body">
      <style:paragraph-properties fo:margin-left="0.5028in" fo:margin-right="0in" fo:margin-top="0.0075in" fo:margin-bottom="0in" loext:contextual-spacing="false" style:line-height-at-least="0.2083in" fo:orphans="2" fo:widows="2" fo:text-indent="0in" style:auto-text-indent="false"/>
      <style:text-properties fo:font-variant="normal" fo:text-transform="none" fo:color="#000000" fo:letter-spacing="normal"/>
    </style:style>
    <style:style style:name="P127" style:family="paragraph" style:parent-style-name="Text_20_body">
      <style:paragraph-properties fo:margin-left="0.5028in" fo:margin-right="0in" fo:margin-top="0.1047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28" style:family="paragraph" style:parent-style-name="Text_20_body">
      <style:paragraph-properties fo:margin-left="0.5028in" fo:margin-right="0in" fo:margin-top="0.0819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29" style:family="paragraph" style:parent-style-name="Text_20_body">
      <style:paragraph-properties fo:margin-left="0.5028in" fo:margin-right="0in" fo:margin-top="0.0516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30" style:family="paragraph" style:parent-style-name="Text_20_body">
      <style:paragraph-properties fo:margin-left="0.5028in" fo:margin-right="0in" fo:margin-top="0.0925in" fo:margin-bottom="0in" loext:contextual-spacing="false" fo:orphans="2" fo:widows="2" fo:text-indent="0in" style:auto-text-indent="false"/>
      <style:text-properties fo:font-variant="normal" fo:text-transform="none" fo:color="#000000" style:font-name="Times New Roman1" fo:font-size="11pt" fo:letter-spacing="normal" fo:font-style="italic" fo:font-weight="normal"/>
    </style:style>
    <style:style style:name="P131" style:family="paragraph" style:parent-style-name="Text_20_body">
      <style:paragraph-properties fo:margin-left="0.5028in" fo:margin-right="0in" fo:margin-top="0.0925in" fo:margin-bottom="0in" loext:contextual-spacing="false" fo:text-align="justify" style:justify-single-word="false" fo:orphans="2" fo:widows="2" fo:text-indent="0in" style:auto-text-indent="false"/>
      <style:text-properties fo:font-variant="normal" fo:text-transform="none" fo:color="#000000" style:font-name="Times New Roman1" fo:font-size="11pt" fo:letter-spacing="normal" fo:font-style="italic" fo:font-weight="normal"/>
    </style:style>
    <style:style style:name="P132" style:family="paragraph" style:parent-style-name="Text_20_body">
      <style:paragraph-properties fo:margin-left="0.5028in" fo:margin-right="0in" fo:margin-top="0.0925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33" style:family="paragraph" style:parent-style-name="Text_20_body">
      <style:paragraph-properties fo:margin-left="0.5028in" fo:margin-right="0in" fo:margin-top="0.0862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34" style:family="paragraph" style:parent-style-name="Text_20_body">
      <style:paragraph-properties fo:margin-left="0.5028in" fo:margin-right="0in" fo:margin-top="0.0083in" fo:margin-bottom="0in" loext:contextual-spacing="false" fo:orphans="2" fo:widows="2" fo:text-indent="0in" style:auto-text-indent="false"/>
      <style:text-properties fo:font-variant="normal" fo:text-transform="none" fo:color="#000000" style:font-name="Times New Roman1" fo:font-size="11pt" fo:letter-spacing="normal" fo:font-style="italic" fo:font-weight="normal"/>
    </style:style>
    <style:style style:name="P135" style:family="paragraph" style:parent-style-name="Text_20_body">
      <style:paragraph-properties fo:margin-left="0.5028in" fo:margin-right="0in" fo:margin-top="0.0083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36" style:family="paragraph" style:parent-style-name="Text_20_body">
      <style:paragraph-properties fo:margin-left="0.5028in" fo:margin-right="0in" fo:margin-top="0.0909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37" style:family="paragraph" style:parent-style-name="Text_20_body">
      <style:paragraph-properties fo:margin-left="0.5028in" fo:margin-right="0in" fo:margin-top="0.0909in" fo:margin-bottom="0in" loext:contextual-spacing="false" fo:orphans="2" fo:widows="2" fo:text-indent="0in" style:auto-text-indent="false"/>
      <style:text-properties fo:font-variant="normal" fo:text-transform="none" fo:color="#000000" style:font-name="Times New Roman1" fo:font-size="11pt" fo:letter-spacing="normal" fo:font-style="normal" fo:font-weight="normal"/>
    </style:style>
    <style:style style:name="P138" style:family="paragraph" style:parent-style-name="Text_20_body">
      <style:paragraph-properties fo:margin-left="0.5028in" fo:margin-right="0in" fo:margin-top="0.0846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39" style:family="paragraph" style:parent-style-name="Text_20_body">
      <style:paragraph-properties fo:margin-left="0.5028in" fo:margin-right="0in" fo:margin-top="0.0965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40" style:family="paragraph" style:parent-style-name="Text_20_body">
      <style:paragraph-properties fo:margin-left="0.5028in" fo:margin-right="0in" fo:margin-top="0.0028in" fo:margin-bottom="0in" loext:contextual-spacing="false" fo:orphans="2" fo:widows="2" fo:text-indent="0in" style:auto-text-indent="false"/>
      <style:text-properties fo:font-variant="normal" fo:text-transform="none" fo:color="#000000" style:font-name="Times New Roman1" fo:font-size="11pt" fo:letter-spacing="normal" fo:font-style="normal" fo:font-weight="normal"/>
    </style:style>
    <style:style style:name="P141" style:family="paragraph" style:parent-style-name="Text_20_body">
      <style:paragraph-properties fo:margin-left="0.5028in" fo:margin-right="0in" fo:margin-top="0.0839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42" style:family="paragraph" style:parent-style-name="Text_20_body">
      <style:paragraph-properties fo:margin-left="0.5028in" fo:margin-right="0in" fo:margin-top="0.0854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43" style:family="paragraph" style:parent-style-name="Text_20_body">
      <style:paragraph-properties fo:margin-left="0.5028in" fo:margin-right="0in" fo:margin-top="0.0043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44" style:family="paragraph" style:parent-style-name="Text_20_body">
      <style:paragraph-properties fo:margin-left="0.5028in" fo:margin-right="0in" fo:margin-top="0.0071in" fo:margin-bottom="0in" loext:contextual-spacing="false" fo:text-align="justify" style:justify-single-word="false" fo:orphans="2" fo:widows="2" fo:text-indent="0in" style:auto-text-indent="false"/>
      <style:text-properties fo:font-variant="normal" fo:text-transform="none" fo:color="#000000" style:font-name="Times New Roman1" fo:font-size="10pt" fo:letter-spacing="normal" fo:font-style="normal" fo:font-weight="normal"/>
    </style:style>
    <style:style style:name="P145" style:family="paragraph" style:parent-style-name="Text_20_body">
      <style:paragraph-properties fo:margin-left="0.5028in" fo:margin-right="0.0909in" fo:margin-top="0.0882in" fo:margin-bottom="0in" loext:contextual-spacing="false" style:line-height-at-least="0.2083in" fo:text-align="justify" style:justify-single-word="false" fo:orphans="2" fo:widows="2" fo:text-indent="-0.3937in" style:auto-text-indent="false"/>
      <style:text-properties fo:font-variant="normal" fo:text-transform="none" fo:color="#000000" style:font-name="Times New Roman1" fo:font-size="11pt" fo:letter-spacing="normal" fo:font-style="normal" fo:font-weight="normal"/>
    </style:style>
    <style:style style:name="P146" style:family="paragraph" style:parent-style-name="Text_20_body">
      <style:paragraph-properties fo:margin-left="0.5028in" fo:margin-right="0.0909in" fo:margin-top="0.0862in" fo:margin-bottom="0in" loext:contextual-spacing="false" style:line-height-at-least="0.2083in" fo:text-align="end" style:justify-single-word="false" fo:orphans="2" fo:widows="2" fo:text-indent="-0.3937in" style:auto-text-indent="false"/>
      <style:text-properties fo:font-variant="normal" fo:text-transform="none" fo:color="#000000" style:font-name="Times New Roman1" fo:font-size="11pt" fo:letter-spacing="normal" fo:font-style="normal" fo:font-weight="normal"/>
    </style:style>
    <style:style style:name="P147" style:family="paragraph" style:parent-style-name="Text_20_body">
      <style:paragraph-properties fo:margin-left="0.5028in" fo:margin-right="0.0909in" fo:margin-top="0.0909in" fo:margin-bottom="0in" loext:contextual-spacing="false" style:line-height-at-least="0.2083in" fo:orphans="2" fo:widows="2" fo:text-indent="-0.3937in" style:auto-text-indent="false"/>
      <style:text-properties fo:font-variant="normal" fo:text-transform="none" fo:color="#000000" style:font-name="Times New Roman1" fo:font-size="11pt" fo:letter-spacing="normal" fo:font-style="normal" fo:font-weight="normal"/>
    </style:style>
    <style:style style:name="P148" style:family="paragraph" style:parent-style-name="Text_20_body">
      <style:paragraph-properties fo:margin-left="0.1098in" fo:margin-right="0.0925in" fo:margin-top="0.0846in" fo:margin-bottom="0in" loext:contextual-spacing="false" style:line-height-at-least="0.2083in" fo:text-align="justify"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149" style:family="paragraph" style:parent-style-name="Text_20_body">
      <style:paragraph-properties fo:margin-left="0.1098in" fo:margin-right="0.0925in" fo:margin-top="0.0075in" fo:margin-bottom="0in" loext:contextual-spacing="false" style:line-height-at-least="0.2083in" fo:text-align="justify"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150" style:family="paragraph" style:parent-style-name="Text_20_body">
      <style:paragraph-properties fo:margin-left="0.1098in" fo:margin-right="0.0925in" fo:margin-top="0.0862in" fo:margin-bottom="0in" loext:contextual-spacing="false" style:line-height-at-least="0.2083in" fo:text-align="justify"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151" style:family="paragraph" style:parent-style-name="Text_20_body">
      <style:paragraph-properties fo:margin-left="0.1098in" fo:margin-right="0.0925in" fo:margin-top="0.1055in" fo:margin-bottom="0in" loext:contextual-spacing="false" style:line-height-at-least="0.1807in" fo:text-align="justify" style:justify-single-word="false" fo:orphans="2" fo:widows="2" fo:text-indent="0.3929in" style:auto-text-indent="false"/>
      <style:text-properties fo:font-variant="normal" fo:text-transform="none" fo:color="#000000" style:font-name="Times New Roman1" fo:font-size="10pt" fo:letter-spacing="normal" fo:font-style="normal" fo:font-weight="normal"/>
    </style:style>
    <style:style style:name="P152" style:family="paragraph" style:parent-style-name="Text_20_body">
      <style:paragraph-properties fo:margin-left="0.1098in" fo:margin-right="0.0925in" fo:margin-top="0.0925in" fo:margin-bottom="0in" loext:contextual-spacing="false" style:line-height-at-least="0.2083in"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style>
    <style:style style:name="P153" style:family="paragraph" style:parent-style-name="Text_20_body">
      <style:paragraph-properties fo:margin-left="0.5028in" fo:margin-right="0.0925in" fo:margin-top="0.0866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0pt" fo:letter-spacing="normal" fo:font-style="normal" fo:font-weight="normal"/>
    </style:style>
    <style:style style:name="P154" style:family="paragraph" style:parent-style-name="Text_20_body">
      <style:paragraph-properties fo:margin-left="0.5028in" fo:margin-right="0.0925in" fo:margin-top="0.0075in" fo:margin-bottom="0in" loext:contextual-spacing="false" style:line-height-at-least="0.2083in"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style>
    <style:style style:name="P155" style:family="paragraph" style:parent-style-name="Text_20_body">
      <style:paragraph-properties fo:margin-left="0.1098in" fo:margin-right="0.0909in" fo:margin-top="0.0854in" fo:margin-bottom="0in" loext:contextual-spacing="false" style:line-height-at-least="0.2083in" fo:text-align="justify"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156" style:family="paragraph" style:parent-style-name="Text_20_body">
      <style:paragraph-properties fo:margin-left="0.1098in" fo:margin-right="0.0909in" fo:margin-top="0.0909in" fo:margin-bottom="0in" loext:contextual-spacing="false" style:line-height-at-least="0.2083in" fo:text-align="justify"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157" style:family="paragraph" style:parent-style-name="Text_20_body">
      <style:paragraph-properties fo:margin-left="0.1098in" fo:margin-right="0.0909in" fo:margin-top="0.0075in" fo:margin-bottom="0in" loext:contextual-spacing="false" style:line-height-at-least="0.2083in" fo:text-align="justify"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158" style:family="paragraph" style:parent-style-name="Text_20_body">
      <style:paragraph-properties fo:margin-left="0.1098in" fo:margin-right="0.0909in" fo:margin-top="0.0846in" fo:margin-bottom="0in" loext:contextual-spacing="false" style:line-height-at-least="0.2083in" fo:text-align="justify"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159" style:family="paragraph" style:parent-style-name="Text_20_body">
      <style:paragraph-properties fo:margin-left="0.1098in" fo:margin-right="0.0909in" fo:margin-top="0.0083in" fo:margin-bottom="0in" loext:contextual-spacing="false" style:line-height-at-least="0.2083in" fo:text-align="justify"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160" style:family="paragraph" style:parent-style-name="Text_20_body">
      <style:paragraph-properties fo:margin-left="0.1098in" fo:margin-right="0.0909in" fo:margin-top="0.1043in" fo:margin-bottom="0in" loext:contextual-spacing="false" style:line-height-at-least="0.2083in" fo:text-align="justify"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161" style:family="paragraph" style:parent-style-name="Text_20_body">
      <style:paragraph-properties fo:margin-left="0.1098in" fo:margin-right="0.0909in" fo:margin-top="0.0043in" fo:margin-bottom="0in" loext:contextual-spacing="false" style:line-height-at-least="0.2083in" fo:text-align="justify"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162" style:family="paragraph" style:parent-style-name="Text_20_body">
      <style:paragraph-properties fo:margin-left="0.1098in" fo:margin-right="0.0929in" fo:margin-top="0.0516in" fo:margin-bottom="0in" loext:contextual-spacing="false" style:line-height-at-least="0.1807in" fo:text-align="justify" style:justify-single-word="false" fo:orphans="2" fo:widows="2" fo:text-indent="0.3929in" style:auto-text-indent="false"/>
      <style:text-properties fo:font-variant="normal" fo:text-transform="none" fo:color="#000000" style:font-name="Times New Roman1" fo:font-size="10pt" fo:letter-spacing="normal" fo:font-style="normal" fo:font-weight="normal"/>
    </style:style>
    <style:style style:name="P163" style:family="paragraph" style:parent-style-name="Text_20_body">
      <style:paragraph-properties fo:margin-left="0.1098in" fo:margin-right="0.0898in" fo:margin-top="0.0925in" fo:margin-bottom="0in" loext:contextual-spacing="false" style:line-height-at-least="0.2083in"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style>
    <style:style style:name="P164" style:family="paragraph" style:parent-style-name="Text_20_body">
      <style:paragraph-properties fo:margin-left="0.661in" fo:margin-right="0.0898in" fo:margin-top="0.0917in" fo:margin-bottom="0in" loext:contextual-spacing="false" style:line-height-at-least="0.2083in" fo:text-align="justify" style:justify-single-word="false" fo:orphans="2" fo:widows="2" fo:text-indent="-0.1583in" style:auto-text-indent="false"/>
      <style:text-properties fo:font-variant="normal" fo:text-transform="none" fo:color="#000000" style:font-name="Times New Roman1" fo:font-size="11pt" fo:letter-spacing="normal" fo:font-style="normal" fo:font-weight="normal"/>
    </style:style>
    <style:style style:name="P165" style:family="paragraph" style:parent-style-name="Text_20_body">
      <style:paragraph-properties fo:margin-left="0.5028in" fo:margin-right="0.6591in" fo:margin-top="0.0862in" fo:margin-bottom="0in" loext:contextual-spacing="false" style:line-height-at-least="0.2083in" fo:text-align="justify" style:justify-single-word="false" fo:orphans="2" fo:widows="2" fo:text-indent="-0.3937in" style:auto-text-indent="false"/>
      <style:text-properties fo:font-variant="normal" fo:text-transform="none" fo:color="#000000" style:font-name="Times New Roman1" fo:font-size="11pt" fo:letter-spacing="normal" fo:font-style="normal" fo:font-weight="normal"/>
    </style:style>
    <style:style style:name="P166" style:family="paragraph" style:parent-style-name="Text_20_body">
      <style:paragraph-properties fo:margin-left="0.5028in" fo:margin-right="0.0898in" fo:margin-top="0.0854in" fo:margin-bottom="0in" loext:contextual-spacing="false" style:line-height-at-least="0.2083in" fo:text-align="justify" style:justify-single-word="false" fo:orphans="2" fo:widows="2" fo:text-indent="-0.1583in" style:auto-text-indent="false" fo:padding="0in" fo:border="none"/>
      <style:text-properties fo:font-variant="normal" fo:text-transform="none" fo:color="#000000" style:font-name="Times New Roman1" fo:font-size="11pt" fo:letter-spacing="normal" fo:font-style="normal" fo:font-weight="normal"/>
    </style:style>
    <style:style style:name="P167" style:family="paragraph" style:parent-style-name="Text_20_body">
      <style:paragraph-properties fo:margin-left="0.5028in" fo:margin-right="1.1681in" fo:margin-top="0.0854in" fo:margin-bottom="0in" loext:contextual-spacing="false" style:line-height-at-least="0.2083in" fo:orphans="2" fo:widows="2" fo:text-indent="-0.3937in" style:auto-text-indent="false"/>
      <style:text-properties fo:font-variant="normal" fo:text-transform="none" fo:color="#000000" style:font-name="Times New Roman1" fo:font-size="11pt" fo:letter-spacing="normal" fo:font-style="normal" fo:font-weight="normal"/>
    </style:style>
    <style:style style:name="P168" style:family="paragraph" style:parent-style-name="Text_20_body">
      <style:paragraph-properties fo:margin-left="1.2299in" fo:margin-right="0in" fo:margin-top="0in" fo:margin-bottom="0in" loext:contextual-spacing="false" fo:orphans="2" fo:widows="2" fo:text-indent="-0.1543in" style:auto-text-indent="false"/>
      <style:text-properties fo:font-variant="normal" fo:text-transform="none" fo:color="#000000" style:font-name="Times New Roman1" fo:font-size="14pt" fo:letter-spacing="normal" fo:font-style="normal" fo:font-weight="normal"/>
    </style:style>
    <style:style style:name="P169" style:family="paragraph" style:parent-style-name="Text_20_body">
      <style:paragraph-properties fo:margin-left="0.1098in" fo:margin-right="0in" fo:margin-top="0.0075in" fo:margin-bottom="0in" loext:contextual-spacing="false" style:line-height-at-least="0.2083in" fo:orphans="2" fo:widows="2" fo:text-indent="0.3929in" style:auto-text-indent="false"/>
      <style:text-properties fo:font-variant="normal" fo:text-transform="none" fo:color="#000000" style:font-name="Times New Roman1" fo:font-size="11pt" fo:letter-spacing="normal" fo:font-style="normal" fo:font-weight="normal"/>
    </style:style>
    <style:style style:name="P170" style:family="paragraph" style:parent-style-name="Text_20_body">
      <style:paragraph-properties fo:margin-left="0.1098in" fo:margin-right="0in" fo:margin-top="0in" fo:margin-bottom="0in" loext:contextual-spacing="false" style:line-height-at-least="0.2083in" fo:orphans="2" fo:widows="2" fo:text-indent="0.3929in" style:auto-text-indent="false"/>
      <style:text-properties fo:font-variant="normal" fo:text-transform="none" fo:color="#000000" style:font-name="Times New Roman1" fo:font-size="11pt" fo:letter-spacing="normal" fo:font-style="normal" fo:font-weight="normal"/>
    </style:style>
    <style:style style:name="P171" style:family="paragraph" style:parent-style-name="Text_20_body">
      <style:paragraph-properties fo:margin-left="0.1098in" fo:margin-right="0in" fo:margin-top="0.0016in" fo:margin-bottom="0in" loext:contextual-spacing="false" style:line-height-at-least="0.2083in" fo:orphans="2" fo:widows="2" fo:text-indent="0.3929in" style:auto-text-indent="false"/>
      <style:text-properties fo:font-variant="normal" fo:text-transform="none" fo:color="#000000" style:font-name="Times New Roman1" fo:font-size="11pt" fo:letter-spacing="normal" fo:font-style="normal" fo:font-weight="normal"/>
    </style:style>
    <style:style style:name="P172" style:family="paragraph" style:parent-style-name="Text_20_body">
      <style:paragraph-properties fo:margin-left="0.1098in" fo:margin-right="0in" fo:margin-top="0.0008in" fo:margin-bottom="0in" loext:contextual-spacing="false" style:line-height-at-least="0.2083in" fo:orphans="2" fo:widows="2" fo:text-indent="0.3929in" style:auto-text-indent="false"/>
      <style:text-properties fo:font-variant="normal" fo:text-transform="none" fo:color="#000000" style:font-name="Times New Roman1" fo:font-size="11pt" fo:letter-spacing="normal" fo:font-style="normal" fo:font-weight="normal"/>
    </style:style>
    <style:style style:name="P173" style:family="paragraph" style:parent-style-name="Text_20_body">
      <style:paragraph-properties fo:margin-left="0.1098in" fo:margin-right="0in" fo:margin-top="0.0854in" fo:margin-bottom="0in" loext:contextual-spacing="false" style:line-height-at-least="0.2083in" fo:orphans="2" fo:widows="2" fo:text-indent="0.3929in" style:auto-text-indent="false"/>
      <style:text-properties fo:font-variant="normal" fo:text-transform="none" fo:color="#000000" style:font-name="Times New Roman1" fo:font-size="11pt" fo:letter-spacing="normal" fo:font-style="normal" fo:font-weight="normal"/>
    </style:style>
    <style:style style:name="P174" style:family="paragraph" style:parent-style-name="Text_20_body">
      <style:paragraph-properties fo:margin-left="0.1098in" fo:margin-right="0in" fo:margin-top="0.0909in" fo:margin-bottom="0in" loext:contextual-spacing="false" style:line-height-at-least="0.2083in" fo:orphans="2" fo:widows="2" fo:text-indent="0.3929in" style:auto-text-indent="false"/>
      <style:text-properties fo:font-variant="normal" fo:text-transform="none" fo:color="#000000" style:font-name="Times New Roman1" fo:font-size="11pt" fo:letter-spacing="normal" fo:font-style="normal" fo:font-weight="normal"/>
    </style:style>
    <style:style style:name="P175" style:family="paragraph" style:parent-style-name="Text_20_body">
      <style:paragraph-properties fo:margin-left="0.5028in" fo:margin-right="0.1862in" fo:margin-top="0.0075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176" style:family="paragraph" style:parent-style-name="Text_20_body">
      <style:paragraph-properties fo:margin-left="0.5028in" fo:margin-right="0.4764in" fo:margin-top="0.0075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177" style:family="paragraph" style:parent-style-name="Text_20_body">
      <style:paragraph-properties fo:margin-left="0.5028in" fo:margin-right="0.6772in" fo:margin-top="0.0075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178" style:family="paragraph" style:parent-style-name="Text_20_body">
      <style:paragraph-properties fo:margin-left="0.5043in" fo:margin-right="0in" fo:margin-top="0.0075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79" style:family="paragraph" style:parent-style-name="Text_20_body">
      <style:paragraph-properties fo:margin-left="0.5043in" fo:margin-right="0in" fo:margin-top="0.0075in" fo:margin-bottom="0in" loext:contextual-spacing="false" fo:text-align="justify"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180" style:family="paragraph" style:parent-style-name="Text_20_body">
      <style:paragraph-properties fo:margin-left="0.5043in" fo:margin-right="0in" fo:margin-top="0.0075in" fo:margin-bottom="0in" loext:contextual-spacing="false" fo:orphans="2" fo:widows="2" fo:text-indent="0in" style:auto-text-indent="false"/>
      <style:text-properties fo:font-variant="normal" fo:text-transform="none" fo:color="#000000" style:font-name="Times New Roman1" fo:font-size="11pt" fo:letter-spacing="normal" fo:font-style="normal" fo:font-weight="normal"/>
    </style:style>
    <style:style style:name="P181" style:family="paragraph" style:parent-style-name="Text_20_body">
      <style:paragraph-properties fo:margin-left="0.5043in" fo:margin-right="0in" fo:margin-top="0.002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82" style:family="paragraph" style:parent-style-name="Text_20_body">
      <style:paragraph-properties fo:margin-left="0.5043in" fo:margin-right="0in" fo:margin-top="0.002in" fo:margin-bottom="0in" loext:contextual-spacing="false" fo:orphans="2" fo:widows="2" fo:text-indent="0in" style:auto-text-indent="false"/>
      <style:text-properties fo:font-variant="normal" fo:text-transform="none" fo:color="#000000" style:font-name="Times New Roman1" fo:font-size="11pt" fo:letter-spacing="normal" fo:font-style="normal" fo:font-weight="normal"/>
    </style:style>
    <style:style style:name="P183" style:family="paragraph" style:parent-style-name="Text_20_body">
      <style:paragraph-properties fo:margin-left="0.5043in" fo:margin-right="0in" fo:margin-top="0.0016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84" style:family="paragraph" style:parent-style-name="Text_20_body">
      <style:paragraph-properties fo:margin-left="0.5043in" fo:margin-right="0in" fo:margin-top="0.0028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185" style:family="paragraph" style:parent-style-name="Text_20_body">
      <style:paragraph-properties fo:margin-left="0.1098in" fo:margin-right="0.0917in" fo:margin-top="0.0016in" fo:margin-bottom="0in" loext:contextual-spacing="false" style:line-height-at-least="0.2083in" fo:text-align="justify"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186" style:family="paragraph" style:parent-style-name="Text_20_body">
      <style:paragraph-properties fo:margin-left="0.5028in" fo:margin-right="1.6382in" fo:margin-top="0.0846in" fo:margin-bottom="0in" loext:contextual-spacing="false" style:line-height-at-least="0.2083in" fo:text-align="justify" style:justify-single-word="false" fo:orphans="2" fo:widows="2" fo:text-indent="-0.3937in" style:auto-text-indent="false"/>
      <style:text-properties fo:font-variant="normal" fo:text-transform="none" fo:color="#000000" style:font-name="Times New Roman1" fo:font-size="11pt" fo:letter-spacing="normal" fo:font-style="normal" fo:font-weight="normal"/>
    </style:style>
    <style:style style:name="P187" style:family="paragraph" style:parent-style-name="Text_20_body">
      <style:paragraph-properties fo:margin-left="0.5028in" fo:margin-right="0.4398in" fo:margin-top="0.0075in" fo:margin-bottom="0in" loext:contextual-spacing="false" style:line-height-at-least="0.2083in"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style>
    <style:style style:name="P188" style:family="paragraph" style:parent-style-name="Text_20_body">
      <style:paragraph-properties fo:margin-left="0.6945in" fo:margin-right="0in" fo:margin-top="0.0925in" fo:margin-bottom="0in" loext:contextual-spacing="false" fo:text-align="justify" style:justify-single-word="false" fo:orphans="2" fo:widows="2" fo:text-indent="-0.1925in" style:auto-text-indent="false"/>
      <style:text-properties fo:font-variant="normal" fo:text-transform="none" fo:color="#000000" style:font-name="Times New Roman1" fo:font-size="14pt" fo:letter-spacing="normal" fo:font-style="normal" fo:font-weight="normal"/>
    </style:style>
    <style:style style:name="P189" style:family="paragraph" style:parent-style-name="Text_20_body">
      <style:paragraph-properties fo:margin-left="0.6945in" fo:margin-right="0in" fo:margin-top="0.0909in" fo:margin-bottom="0in" loext:contextual-spacing="false" fo:text-align="justify" style:justify-single-word="false" fo:orphans="2" fo:widows="2" fo:text-indent="-0.1925in" style:auto-text-indent="false"/>
      <style:text-properties fo:font-variant="normal" fo:text-transform="none" fo:color="#000000" style:font-name="Times New Roman1" fo:font-size="14pt" fo:letter-spacing="normal" fo:font-style="normal" fo:font-weight="normal"/>
    </style:style>
    <style:style style:name="P190" style:family="paragraph" style:parent-style-name="Text_20_body">
      <style:paragraph-properties fo:margin-left="0.6563in" fo:margin-right="0in" fo:margin-top="0.0075in" fo:margin-bottom="0in" loext:contextual-spacing="false" fo:text-align="justify" style:justify-single-word="false" fo:orphans="2" fo:widows="2" fo:text-indent="-0.1543in" style:auto-text-indent="false"/>
      <style:text-properties fo:font-variant="normal" fo:text-transform="none" fo:color="#000000" style:font-name="Times New Roman1" fo:font-size="14pt" fo:letter-spacing="normal" fo:font-style="normal" fo:font-weight="normal"/>
    </style:style>
    <style:style style:name="P191" style:family="paragraph" style:parent-style-name="Text_20_body">
      <style:paragraph-properties fo:margin-left="0.6563in" fo:margin-right="0in" fo:margin-top="0.0075in" fo:margin-bottom="0in" loext:contextual-spacing="false" fo:orphans="2" fo:widows="2" fo:text-indent="-0.1543in" style:auto-text-indent="false"/>
      <style:text-properties fo:font-variant="normal" fo:text-transform="none" fo:color="#000000" style:font-name="Times New Roman1" fo:font-size="14pt" fo:letter-spacing="normal" fo:font-style="normal" fo:font-weight="normal"/>
    </style:style>
    <style:style style:name="P192" style:family="paragraph" style:parent-style-name="Text_20_body">
      <style:paragraph-properties fo:margin-left="0.6563in" fo:margin-right="0in" fo:margin-top="0.0043in" fo:margin-bottom="0in" loext:contextual-spacing="false" fo:text-align="justify" style:justify-single-word="false" fo:orphans="2" fo:widows="2" fo:text-indent="-0.1543in" style:auto-text-indent="false"/>
      <style:text-properties fo:font-variant="normal" fo:text-transform="none" fo:color="#000000" style:font-name="Times New Roman1" fo:font-size="14pt" fo:letter-spacing="normal" fo:font-style="normal" fo:font-weight="normal"/>
    </style:style>
    <style:style style:name="P193" style:family="paragraph" style:parent-style-name="Text_20_body">
      <style:paragraph-properties fo:margin-left="0.6563in" fo:margin-right="0in" fo:margin-top="0.0043in" fo:margin-bottom="0in" loext:contextual-spacing="false" fo:orphans="2" fo:widows="2" fo:text-indent="-0.1543in" style:auto-text-indent="false"/>
      <style:text-properties fo:font-variant="normal" fo:text-transform="none" fo:color="#000000" style:font-name="Times New Roman1" fo:font-size="14pt" fo:letter-spacing="normal" fo:font-style="normal" fo:font-weight="normal"/>
    </style:style>
    <style:style style:name="P194" style:family="paragraph" style:parent-style-name="Text_20_body">
      <style:paragraph-properties fo:margin-left="0.6563in" fo:margin-right="0in" fo:margin-top="0in" fo:margin-bottom="0in" loext:contextual-spacing="false" style:line-height-at-least="0.1736in" fo:orphans="2" fo:widows="2" fo:text-indent="-0.1543in" style:auto-text-indent="false"/>
      <style:text-properties fo:font-variant="normal" fo:text-transform="none" fo:color="#000000" style:font-name="Times New Roman1" fo:font-size="14pt" fo:letter-spacing="normal" fo:font-style="normal" fo:font-weight="normal"/>
    </style:style>
    <style:style style:name="P195" style:family="paragraph" style:parent-style-name="Text_20_body">
      <style:paragraph-properties fo:margin-left="0.6563in" fo:margin-right="0in" fo:margin-top="0in" fo:margin-bottom="0in" loext:contextual-spacing="false" style:line-height-at-least="0.1772in" fo:orphans="2" fo:widows="2" fo:text-indent="-0.1543in" style:auto-text-indent="false"/>
      <style:text-properties fo:font-variant="normal" fo:text-transform="none" fo:color="#000000" style:font-name="Times New Roman1" fo:font-size="14pt" fo:letter-spacing="normal" fo:font-style="normal" fo:font-weight="normal"/>
    </style:style>
    <style:style style:name="P196" style:family="paragraph" style:parent-style-name="Text_20_body">
      <style:paragraph-properties fo:margin-left="0.5028in" fo:margin-right="0.0945in" fo:margin-top="0.0075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197" style:family="paragraph" style:parent-style-name="Text_20_body">
      <style:paragraph-properties fo:margin-left="0.5028in" fo:margin-right="0.0945in" fo:margin-top="0.0071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0pt" fo:letter-spacing="normal" fo:font-style="normal" fo:font-weight="normal"/>
    </style:style>
    <style:style style:name="P198" style:family="paragraph" style:parent-style-name="Text_20_body">
      <style:paragraph-properties fo:margin-left="0.5035in" fo:margin-right="0.4909in" fo:margin-top="0.0811in" fo:margin-bottom="0in" loext:contextual-spacing="false" fo:text-align="end" style:justify-single-word="false" fo:orphans="2" fo:widows="2" fo:text-indent="-0.5035in" style:auto-text-indent="false"/>
      <style:text-properties fo:font-variant="normal" fo:text-transform="none" fo:color="#000000" style:font-name="Times New Roman1" fo:font-size="14pt" fo:letter-spacing="normal" fo:font-style="normal" fo:font-weight="normal"/>
    </style:style>
    <style:style style:name="P199" style:family="paragraph" style:parent-style-name="Text_20_body">
      <style:paragraph-properties fo:margin-left="0in" fo:margin-right="0.5016in" fo:margin-top="0.0075in" fo:margin-bottom="0in" loext:contextual-spacing="false" fo:text-align="end"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200" style:family="paragraph" style:parent-style-name="Text_20_body">
      <style:paragraph-properties fo:margin-left="0.5028in" fo:margin-right="0.0898in" fo:margin-top="0.0075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201" style:family="paragraph" style:parent-style-name="Text_20_body" style:list-style-name="L71">
      <style:paragraph-properties fo:margin-left="0.5028in" fo:margin-right="0.0898in" fo:margin-top="0.0075in" fo:margin-bottom="0in" loext:contextual-spacing="false" style:line-height-at-least="0.2083in" fo:orphans="2" fo:widows="2" fo:text-indent="0in" style:auto-text-indent="false" fo:padding="0in" fo:border="none"/>
      <style:text-properties fo:font-variant="normal" fo:text-transform="none" fo:color="#000000" style:font-name="Times New Roman1" fo:font-size="11pt" fo:letter-spacing="normal" fo:font-style="normal" fo:font-weight="normal"/>
    </style:style>
    <style:style style:name="P202" style:family="paragraph" style:parent-style-name="Text_20_body" style:list-style-name="L71">
      <style:paragraph-properties fo:margin-left="0.678in" fo:margin-right="0in" fo:margin-top="0in" fo:margin-bottom="0in" loext:contextual-spacing="false" style:line-height-at-least="0.1772in" fo:orphans="2" fo:widows="2" fo:text-indent="0in" style:auto-text-indent="false" fo:padding="0in" fo:border="none"/>
      <style:text-properties fo:font-variant="normal" fo:text-transform="none" fo:color="#000000" style:font-name="Times New Roman1" fo:font-size="11pt" fo:letter-spacing="normal" fo:font-style="normal" fo:font-weight="normal"/>
    </style:style>
    <style:style style:name="P203" style:family="paragraph" style:parent-style-name="Text_20_body">
      <style:paragraph-properties fo:margin-left="0.1098in" fo:margin-right="0in" fo:margin-top="0.0063in" fo:margin-bottom="0in" loext:contextual-spacing="false" fo:orphans="2" fo:widows="2" fo:text-indent="0in" style:auto-text-indent="false"/>
      <style:text-properties fo:font-variant="normal" fo:text-transform="none" fo:color="#000000" style:font-name="Times New Roman1" fo:font-size="11pt" fo:letter-spacing="normal" fo:font-style="normal" fo:font-weight="normal"/>
    </style:style>
    <style:style style:name="P204" style:family="paragraph" style:parent-style-name="Text_20_body">
      <style:paragraph-properties fo:margin-left="0.1098in" fo:margin-right="0in" fo:margin-top="0.0016in" fo:margin-bottom="0in" loext:contextual-spacing="false" fo:text-align="justify" style:justify-single-word="false" fo:orphans="2" fo:widows="2" fo:text-indent="0in" style:auto-text-indent="false"/>
      <style:text-properties fo:font-variant="normal" fo:text-transform="none" fo:color="#000000" style:font-name="Times New Roman1" fo:font-size="10pt" fo:letter-spacing="normal" fo:font-style="normal" fo:font-weight="normal"/>
    </style:style>
    <style:style style:name="P205" style:family="paragraph" style:parent-style-name="Text_20_body">
      <style:paragraph-properties fo:margin-left="0.1098in" fo:margin-right="0in" fo:margin-top="0.0008in" fo:margin-bottom="0in" loext:contextual-spacing="false" fo:text-align="justify" style:justify-single-word="false" fo:orphans="2" fo:widows="2" fo:text-indent="0in" style:auto-text-indent="false"/>
      <style:text-properties fo:font-variant="normal" fo:text-transform="none" fo:color="#000000" style:font-name="Times New Roman1" fo:font-size="10pt" fo:letter-spacing="normal" fo:font-style="normal" fo:font-weight="normal"/>
    </style:style>
    <style:style style:name="P206" style:family="paragraph" style:parent-style-name="Text_20_body">
      <style:paragraph-properties fo:margin-left="0.5028in" fo:margin-right="0.4909in" fo:margin-top="0.0854in" fo:margin-bottom="0in" loext:contextual-spacing="false" style:line-height-at-least="0.2083in" fo:text-align="justify" style:justify-single-word="false" fo:orphans="2" fo:widows="2" fo:text-indent="-0.3937in" style:auto-text-indent="false"/>
      <style:text-properties fo:font-variant="normal" fo:text-transform="none" fo:color="#000000" style:font-name="Times New Roman1" fo:font-size="11pt" fo:letter-spacing="normal" fo:font-style="normal" fo:font-weight="normal"/>
    </style:style>
    <style:style style:name="P207" style:family="paragraph" style:parent-style-name="Text_20_body">
      <style:paragraph-properties fo:margin-left="0.5028in" fo:margin-right="0.0909in" fo:margin-top="0.0075in" fo:margin-bottom="0in" loext:contextual-spacing="false" style:line-height-at-least="0.2083in"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style>
    <style:style style:name="P208" style:family="paragraph" style:parent-style-name="Text_20_body">
      <style:paragraph-properties fo:margin-left="0.5028in" fo:margin-right="0.0909in" fo:margin-top="0.0075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209" style:family="paragraph" style:parent-style-name="Text_20_body" style:list-style-name="L72">
      <style:paragraph-properties fo:margin-left="0.5028in" fo:margin-right="0.0909in" fo:margin-top="0.0075in" fo:margin-bottom="0in" loext:contextual-spacing="false" style:line-height-at-least="0.2083in" fo:orphans="2" fo:widows="2" fo:text-indent="0in" style:auto-text-indent="false" fo:padding="0in" fo:border="none"/>
      <style:text-properties fo:font-variant="normal" fo:text-transform="none" fo:color="#000000" style:font-name="Times New Roman1" fo:font-size="11pt" fo:letter-spacing="normal" fo:font-style="normal" fo:font-weight="normal"/>
    </style:style>
    <style:style style:name="P210" style:family="paragraph" style:parent-style-name="Text_20_body">
      <style:paragraph-properties fo:margin-left="0.5028in" fo:margin-right="0.0909in" fo:margin-top="0.0043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211" style:family="paragraph" style:parent-style-name="Text_20_body" style:list-style-name="L72">
      <style:paragraph-properties fo:margin-left="0.6563in" fo:margin-right="0in" fo:margin-top="0in" fo:margin-bottom="0in" loext:contextual-spacing="false" style:line-height-at-least="0.1772in" fo:orphans="2" fo:widows="2" fo:text-indent="0in" style:auto-text-indent="false" fo:padding="0in" fo:border="none"/>
      <style:text-properties fo:font-variant="normal" fo:text-transform="none" fo:color="#000000" style:font-name="Times New Roman1" fo:font-size="11pt" fo:letter-spacing="normal" fo:font-style="normal" fo:font-weight="normal"/>
    </style:style>
    <style:style style:name="P212" style:family="paragraph" style:parent-style-name="Text_20_body" style:list-style-name="L73">
      <style:paragraph-properties fo:margin-left="0.8563in" fo:margin-right="0.6126in" fo:margin-top="0in" fo:margin-bottom="0in" loext:contextual-spacing="false" style:line-height-at-least="0.2083in" fo:orphans="2" fo:widows="2" fo:text-indent="-0.2307in" style:auto-text-indent="false" fo:padding="0in" fo:border="none"/>
      <style:text-properties fo:font-variant="normal" fo:text-transform="none" fo:color="#000000" style:font-name="Times New Roman1" fo:font-size="11pt" fo:letter-spacing="normal" fo:font-style="italic" fo:font-weight="bold"/>
    </style:style>
    <style:style style:name="P213" style:family="paragraph" style:parent-style-name="Text_20_body">
      <style:paragraph-properties fo:margin-left="0.5028in" fo:margin-right="0.2945in" fo:margin-top="0.0839in" fo:margin-bottom="0in" loext:contextual-spacing="false" style:line-height-at-least="0.2083in" fo:orphans="2" fo:widows="2" fo:text-indent="-0.3937in" style:auto-text-indent="false"/>
      <style:text-properties fo:font-variant="normal" fo:text-transform="none" fo:color="#000000" style:font-name="Times New Roman1" fo:font-size="11pt" fo:letter-spacing="normal" fo:font-style="normal" fo:font-weight="normal"/>
    </style:style>
    <style:style style:name="P214" style:family="paragraph" style:parent-style-name="Text_20_body">
      <style:paragraph-properties fo:margin-left="0.5028in" fo:margin-right="0.1972in" fo:margin-top="0.0075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215" style:family="paragraph" style:parent-style-name="Text_20_body">
      <style:paragraph-properties fo:margin-left="0.7016in" fo:margin-right="0in" fo:margin-top="0.0075in" fo:margin-bottom="0in" loext:contextual-spacing="false" fo:orphans="2" fo:widows="2" fo:text-indent="-0.1992in" style:auto-text-indent="false"/>
      <style:text-properties fo:font-variant="normal" fo:text-transform="none" fo:color="#000000" style:font-name="Times New Roman1" fo:font-size="14pt" fo:letter-spacing="normal" fo:font-style="normal" fo:font-weight="normal"/>
    </style:style>
    <style:style style:name="P216" style:family="paragraph" style:parent-style-name="Text_20_body">
      <style:paragraph-properties fo:margin-left="0.7016in" fo:margin-right="0in" fo:margin-top="0.0043in" fo:margin-bottom="0in" loext:contextual-spacing="false" fo:orphans="2" fo:widows="2" fo:text-indent="-0.1992in" style:auto-text-indent="false"/>
      <style:text-properties fo:font-variant="normal" fo:text-transform="none" fo:color="#000000" style:font-name="Times New Roman1" fo:font-size="14pt" fo:letter-spacing="normal" fo:font-style="normal" fo:font-weight="normal"/>
    </style:style>
    <style:style style:name="P217" style:family="paragraph" style:parent-style-name="Text_20_body">
      <style:paragraph-properties fo:margin-left="0.7016in" fo:margin-right="0in" fo:margin-top="0in" fo:margin-bottom="0in" loext:contextual-spacing="false" style:line-height-at-least="0.1772in" fo:orphans="2" fo:widows="2" fo:text-indent="-0.1992in" style:auto-text-indent="false"/>
      <style:text-properties fo:font-variant="normal" fo:text-transform="none" fo:color="#000000" style:font-name="Times New Roman1" fo:font-size="14pt" fo:letter-spacing="normal" fo:font-style="normal" fo:font-weight="normal"/>
    </style:style>
    <style:style style:name="P218" style:family="paragraph" style:parent-style-name="Text_20_body">
      <style:paragraph-properties fo:margin-left="0.7016in" fo:margin-right="0in" fo:margin-top="0.0035in" fo:margin-bottom="0in" loext:contextual-spacing="false" fo:orphans="2" fo:widows="2" fo:text-indent="-0.1992in" style:auto-text-indent="false"/>
      <style:text-properties fo:font-variant="normal" fo:text-transform="none" fo:color="#000000" style:font-name="Times New Roman1" fo:font-size="14pt" fo:letter-spacing="normal" fo:font-style="normal" fo:font-weight="normal"/>
    </style:style>
    <style:style style:name="P219" style:family="paragraph" style:parent-style-name="Text_20_body">
      <style:paragraph-properties fo:margin-left="0.7016in" fo:margin-right="0in" fo:margin-top="0.0925in" fo:margin-bottom="0in" loext:contextual-spacing="false" fo:text-align="justify" style:justify-single-word="false" fo:orphans="2" fo:widows="2" fo:text-indent="-0.1992in" style:auto-text-indent="false"/>
      <style:text-properties fo:font-variant="normal" fo:text-transform="none" fo:color="#000000" style:font-name="Times New Roman1" fo:font-size="14pt" fo:letter-spacing="normal" fo:font-style="normal" fo:font-weight="normal"/>
    </style:style>
    <style:style style:name="P220" style:family="paragraph" style:parent-style-name="Text_20_body">
      <style:paragraph-properties fo:margin-left="3.4154in" fo:margin-right="0in" fo:margin-top="0.0075in" fo:margin-bottom="0in" loext:contextual-spacing="false" fo:orphans="2" fo:widows="2" fo:text-indent="0in" style:auto-text-indent="false"/>
      <style:text-properties fo:font-variant="normal" fo:text-transform="none" fo:color="#000000" style:font-name="Times New Roman1" fo:font-size="11pt" fo:letter-spacing="normal" fo:font-style="normal" fo:font-weight="normal"/>
    </style:style>
    <style:style style:name="P221" style:family="paragraph" style:parent-style-name="Text_20_body">
      <style:paragraph-properties fo:margin-left="3.4154in" fo:margin-right="0in" fo:margin-top="0.0083in" fo:margin-bottom="0in" loext:contextual-spacing="false" fo:orphans="2" fo:widows="2" fo:text-indent="0in" style:auto-text-indent="false"/>
      <style:text-properties fo:font-variant="normal" fo:text-transform="none" fo:color="#000000" style:font-name="Times New Roman1" fo:font-size="11pt" fo:letter-spacing="normal" fo:font-style="normal" fo:font-weight="normal"/>
    </style:style>
    <style:style style:name="P222" style:family="paragraph" style:parent-style-name="Text_20_body">
      <style:paragraph-properties fo:margin-left="0.5028in" fo:margin-right="0.2445in" fo:margin-top="0.0862in" fo:margin-bottom="0in" loext:contextual-spacing="false" style:line-height-at-least="0.2083in" fo:orphans="2" fo:widows="2" fo:text-indent="-0.3937in" style:auto-text-indent="false"/>
      <style:text-properties fo:font-variant="normal" fo:text-transform="none" fo:color="#000000" style:font-name="Times New Roman1" fo:font-size="11pt" fo:letter-spacing="normal" fo:font-style="normal" fo:font-weight="normal"/>
    </style:style>
    <style:style style:name="P223" style:family="paragraph" style:parent-style-name="Text_20_body">
      <style:paragraph-properties fo:margin-left="0.5028in" fo:margin-right="0.5736in" fo:margin-top="0.0925in" fo:margin-bottom="0in" loext:contextual-spacing="false" style:line-height-at-least="0.2083in" fo:orphans="2" fo:widows="2" fo:text-indent="-0.3937in" style:auto-text-indent="false"/>
      <style:text-properties fo:font-variant="normal" fo:text-transform="none" fo:color="#000000" style:font-name="Times New Roman1" fo:font-size="11pt" fo:letter-spacing="normal" fo:font-style="normal" fo:font-weight="normal"/>
    </style:style>
    <style:style style:name="P224" style:family="paragraph" style:parent-style-name="Text_20_body">
      <style:paragraph-properties fo:margin-left="0.1098in" fo:margin-right="0.0283in" fo:margin-top="0.0909in" fo:margin-bottom="0in" loext:contextual-spacing="false" style:line-height-at-least="0.2083in" fo:orphans="2" fo:widows="2" fo:text-indent="0.3929in" style:auto-text-indent="false"/>
      <style:text-properties fo:font-variant="normal" fo:text-transform="none" fo:color="#000000" style:font-name="Times New Roman1" fo:font-size="11pt" fo:letter-spacing="normal" fo:font-style="normal" fo:font-weight="normal"/>
    </style:style>
    <style:style style:name="P225" style:family="paragraph" style:parent-style-name="Text_20_body">
      <style:paragraph-properties fo:margin-left="0.1098in" fo:margin-right="0.0283in" fo:margin-top="0.0846in" fo:margin-bottom="0in" loext:contextual-spacing="false" style:line-height-at-least="0.2083in" fo:orphans="2" fo:widows="2" fo:text-indent="0.3929in" style:auto-text-indent="false"/>
      <style:text-properties fo:font-variant="normal" fo:text-transform="none" fo:color="#000000" style:font-name="Times New Roman1" fo:font-size="11pt" fo:letter-spacing="normal" fo:font-style="normal" fo:font-weight="normal"/>
    </style:style>
    <style:style style:name="P226" style:family="paragraph" style:parent-style-name="Text_20_body">
      <style:paragraph-properties fo:margin-left="0.5028in" fo:margin-right="0.7126in" fo:margin-top="0.0846in" fo:margin-bottom="0in" loext:contextual-spacing="false" style:line-height-at-least="0.2083in" fo:orphans="2" fo:widows="2" fo:text-indent="-0.3937in" style:auto-text-indent="false"/>
      <style:text-properties fo:font-variant="normal" fo:text-transform="none" fo:color="#000000" style:font-name="Times New Roman1" fo:font-size="11pt" fo:letter-spacing="normal" fo:font-style="normal" fo:font-weight="normal"/>
    </style:style>
    <style:style style:name="P227" style:family="paragraph" style:parent-style-name="Text_20_body">
      <style:paragraph-properties fo:margin-left="0.5028in" fo:margin-right="0.3327in" fo:margin-top="0.0909in" fo:margin-bottom="0in" loext:contextual-spacing="false" style:line-height-at-least="0.2083in" fo:orphans="2" fo:widows="2" fo:text-indent="-0.3937in" style:auto-text-indent="false"/>
      <style:text-properties fo:font-variant="normal" fo:text-transform="none" fo:color="#000000" style:font-name="Times New Roman1" fo:font-size="11pt" fo:letter-spacing="normal" fo:font-style="normal" fo:font-weight="normal"/>
    </style:style>
    <style:style style:name="P228" style:family="paragraph" style:parent-style-name="Text_20_body">
      <style:paragraph-properties fo:margin-left="0in" fo:margin-right="0.1118in" fo:margin-top="0.0028in" fo:margin-bottom="0in" loext:contextual-spacing="false" fo:text-align="end"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229" style:family="paragraph" style:parent-style-name="Text_20_body">
      <style:paragraph-properties fo:margin-left="0in" fo:margin-right="0.0909in" fo:margin-top="0.0075in" fo:margin-bottom="0in" loext:contextual-spacing="false" fo:text-align="end" style:justify-single-word="false" fo:orphans="2" fo:widows="2" fo:text-indent="0in" style:auto-text-indent="false"/>
      <style:text-properties fo:font-variant="normal" fo:text-transform="none" fo:color="#000000" style:font-name="Times New Roman1" fo:font-size="11pt" fo:letter-spacing="-0.0008in" fo:font-style="normal" fo:font-weight="normal"/>
    </style:style>
    <style:style style:name="P230" style:family="paragraph" style:parent-style-name="Text_20_body">
      <style:paragraph-properties fo:margin-left="0in" fo:margin-right="0.0909in" fo:margin-top="0.002in" fo:margin-bottom="0in" loext:contextual-spacing="false" fo:text-align="end" style:justify-single-word="false" fo:orphans="2" fo:widows="2" fo:text-indent="0in" style:auto-text-indent="false"/>
      <style:text-properties fo:font-variant="normal" fo:text-transform="none" fo:color="#000000" style:font-name="Times New Roman1" fo:font-size="11pt" fo:letter-spacing="normal" fo:font-style="normal" fo:font-weight="normal"/>
    </style:style>
    <style:style style:name="P231" style:family="paragraph" style:parent-style-name="Text_20_body">
      <style:paragraph-properties fo:margin-left="0.5028in" fo:margin-right="0.3063in" fo:margin-top="0.0075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232" style:family="paragraph" style:parent-style-name="Text_20_body">
      <style:paragraph-properties fo:margin-left="0.5028in" fo:margin-right="0.6744in" fo:margin-top="0.0846in" fo:margin-bottom="0in" loext:contextual-spacing="false" style:line-height-at-least="0.2083in" fo:orphans="2" fo:widows="2" fo:text-indent="-0.3937in" style:auto-text-indent="false"/>
      <style:text-properties fo:font-variant="normal" fo:text-transform="none" fo:color="#000000" style:font-name="Times New Roman1" fo:font-size="11pt" fo:letter-spacing="normal" fo:font-style="normal" fo:font-weight="normal"/>
    </style:style>
    <style:style style:name="P233" style:family="paragraph" style:parent-style-name="Text_20_body">
      <style:paragraph-properties fo:margin-left="0.5028in" fo:margin-right="0.6181in" fo:margin-top="0.0854in" fo:margin-bottom="0in" loext:contextual-spacing="false" style:line-height-at-least="0.2083in" fo:orphans="2" fo:widows="2" fo:text-indent="-0.3937in" style:auto-text-indent="false"/>
      <style:text-properties fo:font-variant="normal" fo:text-transform="none" fo:color="#000000" style:font-name="Times New Roman1" fo:font-size="11pt" fo:letter-spacing="normal" fo:font-style="normal" fo:font-weight="normal"/>
    </style:style>
    <style:style style:name="P234" style:family="paragraph" style:parent-style-name="Text_20_body">
      <style:paragraph-properties fo:margin-left="0.5028in" fo:margin-right="0.3717in" fo:margin-top="0.0854in" fo:margin-bottom="0in" loext:contextual-spacing="false" style:line-height-at-least="0.2083in" fo:text-align="justify" style:justify-single-word="false" fo:orphans="2" fo:widows="2" fo:text-indent="-0.3937in" style:auto-text-indent="false"/>
      <style:text-properties fo:font-variant="normal" fo:text-transform="none" fo:color="#000000" style:font-name="Times New Roman1" fo:font-size="11pt" fo:letter-spacing="normal" fo:font-style="normal" fo:font-weight="normal"/>
    </style:style>
    <style:style style:name="P235" style:family="paragraph" style:parent-style-name="Text_20_body">
      <style:paragraph-properties fo:margin-left="0.5028in" fo:margin-right="0.7028in" fo:margin-top="0.0854in" fo:margin-bottom="0in" loext:contextual-spacing="false" style:line-height-at-least="0.2083in" fo:orphans="2" fo:widows="2" fo:text-indent="-0.3937in" style:auto-text-indent="false"/>
      <style:text-properties fo:font-variant="normal" fo:text-transform="none" fo:color="#000000" style:font-name="Times New Roman1" fo:font-size="11pt" fo:letter-spacing="normal" fo:font-style="normal" fo:font-weight="normal"/>
    </style:style>
    <style:style style:name="P236" style:family="paragraph" style:parent-style-name="Text_20_body">
      <style:paragraph-properties fo:margin-left="0.5028in" fo:margin-right="1.3811in" fo:margin-top="0.0819in" fo:margin-bottom="0in" loext:contextual-spacing="false" style:line-height-at-least="0.2083in" fo:orphans="2" fo:widows="2" fo:text-indent="-0.3937in" style:auto-text-indent="false"/>
      <style:text-properties fo:font-variant="normal" fo:text-transform="none" fo:color="#000000" style:font-name="Times New Roman1" fo:font-size="11pt" fo:letter-spacing="normal" fo:font-style="normal" fo:font-weight="normal"/>
    </style:style>
    <style:style style:name="P237" style:family="paragraph" style:parent-style-name="Text_20_body">
      <style:paragraph-properties fo:margin-left="0.0898in" fo:margin-right="0in" fo:margin-top="0in" fo:margin-bottom="0in" loext:contextual-spacing="false" style:line-height-at-least="0.098in" fo:orphans="2" fo:widows="2" fo:text-indent="0in" style:auto-text-indent="false"/>
      <style:text-properties fo:font-variant="normal" fo:text-transform="none" fo:color="#000000" fo:letter-spacing="normal"/>
    </style:style>
    <style:style style:name="P238" style:family="paragraph" style:parent-style-name="Text_20_body">
      <style:paragraph-properties fo:margin-left="0.5028in" fo:margin-right="0.5598in" fo:margin-top="0.0075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239" style:family="paragraph" style:parent-style-name="Text_20_body">
      <style:paragraph-properties fo:margin-left="0.5028in" fo:margin-right="0.7346in" fo:margin-top="0.0028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240" style:family="paragraph" style:parent-style-name="Text_20_body">
      <style:paragraph-properties fo:margin-left="0.1098in" fo:margin-right="0.1862in" fo:margin-top="0.0075in" fo:margin-bottom="0in" loext:contextual-spacing="false" style:line-height-at-least="0.2083in" fo:orphans="2" fo:widows="2" fo:text-indent="0.3929in" style:auto-text-indent="false"/>
      <style:text-properties fo:font-variant="normal" fo:text-transform="none" fo:color="#000000" style:font-name="Times New Roman1" fo:font-size="11pt" fo:letter-spacing="normal" fo:font-style="normal" fo:font-weight="normal"/>
    </style:style>
    <style:style style:name="P241" style:family="paragraph" style:parent-style-name="Text_20_body">
      <style:paragraph-properties fo:margin-left="0.5028in" fo:margin-right="0.7811in" fo:margin-top="0.0839in" fo:margin-bottom="0in" loext:contextual-spacing="false" style:line-height-at-least="0.2083in" fo:orphans="2" fo:widows="2" fo:text-indent="-0.3937in" style:auto-text-indent="false"/>
      <style:text-properties fo:font-variant="normal" fo:text-transform="none" fo:color="#000000" style:font-name="Times New Roman1" fo:font-size="11pt" fo:letter-spacing="normal" fo:font-style="normal" fo:font-weight="normal"/>
    </style:style>
    <style:style style:name="P242" style:family="paragraph" style:parent-style-name="Text_20_body">
      <style:paragraph-properties fo:margin-left="0.502in" fo:margin-right="1.2445in" fo:margin-top="0.0075in" fo:margin-bottom="0in" loext:contextual-spacing="false" style:line-height-at-least="0.2083in" fo:orphans="2" fo:widows="2" fo:text-indent="-0.002in" style:auto-text-indent="false" fo:padding="0in" fo:border="none"/>
      <style:text-properties fo:font-variant="normal" fo:text-transform="none" fo:color="#000000" style:font-name="Times New Roman1" fo:font-size="11pt" fo:letter-spacing="normal" fo:font-style="normal" fo:font-weight="normal"/>
    </style:style>
    <style:style style:name="P243" style:family="paragraph" style:parent-style-name="Text_20_body">
      <style:paragraph-properties fo:margin-left="0.1098in" fo:margin-right="0.0945in" fo:margin-top="0.0846in" fo:margin-bottom="0in" loext:contextual-spacing="false" style:line-height-at-least="0.2083in" fo:orphans="2" fo:widows="2" fo:text-indent="0.3929in" style:auto-text-indent="false"/>
      <style:text-properties fo:font-variant="normal" fo:text-transform="none" fo:color="#000000" style:font-name="Times New Roman1" fo:font-size="11pt" fo:letter-spacing="normal" fo:font-style="normal" fo:font-weight="normal"/>
    </style:style>
    <style:style style:name="P244" style:family="paragraph" style:parent-style-name="Text_20_body">
      <style:paragraph-properties fo:margin-left="0.5028in" fo:margin-right="0.1291in" fo:margin-top="0.0846in" fo:margin-bottom="0in" loext:contextual-spacing="false" style:line-height-at-least="0.2083in" fo:orphans="2" fo:widows="2" fo:text-indent="-0.3937in" style:auto-text-indent="false"/>
      <style:text-properties fo:font-variant="normal" fo:text-transform="none" fo:color="#000000" style:font-name="Times New Roman1" fo:font-size="11pt" fo:letter-spacing="normal" fo:font-style="normal" fo:font-weight="normal"/>
    </style:style>
    <style:style style:name="P245" style:family="paragraph" style:parent-style-name="Text_20_body">
      <style:paragraph-properties fo:margin-left="0.6256in" fo:margin-right="0in" fo:margin-top="0.0008in" fo:margin-bottom="0in" loext:contextual-spacing="false" style:line-height-at-least="0.2083in" fo:orphans="2" fo:widows="2" fo:text-indent="-0.7008in" style:auto-text-indent="false" fo:padding="0in" fo:border="none"/>
      <style:text-properties fo:font-variant="normal" fo:text-transform="none" fo:color="#000000" style:font-name="Times New Roman1" fo:font-size="11pt" fo:letter-spacing="normal" fo:font-style="normal" fo:font-weight="normal"/>
    </style:style>
    <style:style style:name="P246" style:family="paragraph" style:parent-style-name="Text_20_body">
      <style:paragraph-properties fo:margin-left="0.5028in" fo:margin-right="0.5465in" fo:margin-top="0.0839in" fo:margin-bottom="0in" loext:contextual-spacing="false" style:line-height-at-least="0.2083in" fo:orphans="2" fo:widows="2" fo:text-indent="-0.3937in" style:auto-text-indent="false"/>
      <style:text-properties fo:font-variant="normal" fo:text-transform="none" fo:color="#000000" style:font-name="Times New Roman1" fo:font-size="11pt" fo:letter-spacing="normal" fo:font-style="normal" fo:font-weight="normal"/>
    </style:style>
    <style:style style:name="P247" style:family="paragraph" style:parent-style-name="Text_20_body">
      <style:paragraph-properties fo:margin-left="0.5028in" fo:margin-right="0.1272in" fo:margin-top="0.0909in" fo:margin-bottom="0in" loext:contextual-spacing="false" style:line-height-at-least="0.2083in" fo:orphans="2" fo:widows="2" fo:text-indent="-0.3937in" style:auto-text-indent="false"/>
      <style:text-properties fo:font-variant="normal" fo:text-transform="none" fo:color="#000000" style:font-name="Times New Roman1" fo:font-size="11pt" fo:letter-spacing="normal" fo:font-style="normal" fo:font-weight="normal"/>
    </style:style>
    <style:style style:name="P248" style:family="paragraph" style:parent-style-name="Text_20_body">
      <style:paragraph-properties fo:margin-left="0.5028in" fo:margin-right="0.9717in" fo:margin-top="0.0909in" fo:margin-bottom="0in" loext:contextual-spacing="false" style:line-height-at-least="0.2083in" fo:orphans="2" fo:widows="2" fo:text-indent="-0.3937in" style:auto-text-indent="false"/>
      <style:text-properties fo:font-variant="normal" fo:text-transform="none" fo:color="#000000" style:font-name="Times New Roman1" fo:font-size="11pt" fo:letter-spacing="normal" fo:font-style="normal" fo:font-weight="normal"/>
    </style:style>
    <style:style style:name="P249" style:family="paragraph" style:parent-style-name="Text_20_body">
      <style:paragraph-properties fo:margin-left="0.5028in" fo:margin-right="0.6799in" fo:margin-top="0.0075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250" style:family="paragraph" style:parent-style-name="Text_20_body">
      <style:paragraph-properties fo:margin-left="0.5035in" fo:margin-right="0.9516in" fo:margin-top="0.0854in" fo:margin-bottom="0in" loext:contextual-spacing="false" fo:text-align="end" style:justify-single-word="false" fo:orphans="2" fo:widows="2" fo:text-indent="-0.5035in" style:auto-text-indent="false"/>
      <style:text-properties fo:font-variant="normal" fo:text-transform="none" fo:color="#000000" style:font-name="Times New Roman1" fo:font-size="14pt" fo:letter-spacing="normal" fo:font-style="normal" fo:font-weight="normal"/>
    </style:style>
    <style:style style:name="P251" style:family="paragraph" style:parent-style-name="Text_20_body">
      <style:paragraph-properties fo:margin-left="0in" fo:margin-right="0.9217in" fo:margin-top="0.0075in" fo:margin-bottom="0in" loext:contextual-spacing="false" fo:text-align="end"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252" style:family="paragraph" style:parent-style-name="Text_20_body">
      <style:paragraph-properties fo:margin-left="0.5028in" fo:margin-right="0.9217in" fo:margin-top="0.0846in" fo:margin-bottom="0in" loext:contextual-spacing="false" style:line-height-at-least="0.2083in" fo:text-align="justify" style:justify-single-word="false" fo:orphans="2" fo:widows="2" fo:text-indent="-0.3937in" style:auto-text-indent="false"/>
      <style:text-properties fo:font-variant="normal" fo:text-transform="none" fo:color="#000000" style:font-name="Times New Roman1" fo:font-size="11pt" fo:letter-spacing="normal" fo:font-style="normal" fo:font-weight="normal"/>
    </style:style>
    <style:style style:name="P253" style:family="paragraph" style:parent-style-name="Text_20_body">
      <style:paragraph-properties fo:margin-left="0.5028in" fo:margin-right="0.3626in" fo:margin-top="0.0917in" fo:margin-bottom="0in" loext:contextual-spacing="false" style:line-height-at-least="0.2083in" fo:orphans="2" fo:widows="2" fo:text-indent="-0.3937in" style:auto-text-indent="false"/>
      <style:text-properties fo:font-variant="normal" fo:text-transform="none" fo:color="#000000" style:font-name="Times New Roman1" fo:font-size="11pt" fo:letter-spacing="normal" fo:font-style="normal" fo:font-weight="normal"/>
    </style:style>
    <style:style style:name="P254" style:family="paragraph" style:parent-style-name="Text_20_body">
      <style:paragraph-properties fo:margin-left="0.5028in" fo:margin-right="0.3772in" fo:margin-top="0.0846in" fo:margin-bottom="0in" loext:contextual-spacing="false" style:line-height-at-least="0.2083in" fo:orphans="2" fo:widows="2" fo:text-indent="-0.3937in" style:auto-text-indent="false"/>
      <style:text-properties fo:font-variant="normal" fo:text-transform="none" fo:color="#000000" style:font-name="Times New Roman1" fo:font-size="11pt" fo:letter-spacing="normal" fo:font-style="normal" fo:font-weight="normal"/>
    </style:style>
    <style:style style:name="P255" style:family="paragraph" style:parent-style-name="Text_20_body">
      <style:paragraph-properties fo:margin-left="0.5028in" fo:margin-right="0.0937in" fo:margin-top="0.0075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256" style:family="paragraph" style:parent-style-name="Text_20_body">
      <style:paragraph-properties fo:margin-left="0.5028in" fo:margin-right="0.0937in" fo:margin-top="0.0016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257" style:family="paragraph" style:parent-style-name="Text_20_body">
      <style:paragraph-properties fo:margin-left="0.5028in" fo:margin-right="0.0937in" fo:margin-top="0.0083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258" style:family="paragraph" style:parent-style-name="Text_20_body">
      <style:paragraph-properties fo:margin-left="0.5028in" fo:margin-right="0.0937in" fo:margin-top="0.0937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0pt" fo:letter-spacing="normal" fo:font-style="normal" fo:font-weight="normal"/>
    </style:style>
    <style:style style:name="P259" style:family="paragraph" style:parent-style-name="Text_20_body">
      <style:paragraph-properties fo:margin-left="0.4075in" fo:margin-right="0in" fo:margin-top="0in" fo:margin-bottom="0in" loext:contextual-spacing="false" fo:orphans="2" fo:widows="2" fo:text-indent="-0.1543in" style:auto-text-indent="false"/>
      <style:text-properties fo:font-variant="normal" fo:text-transform="none" fo:color="#000000" style:font-name="Times New Roman1" fo:font-size="14pt" fo:letter-spacing="normal" fo:font-style="normal" fo:font-weight="normal"/>
    </style:style>
    <style:style style:name="P260" style:family="paragraph" style:parent-style-name="Text_20_body">
      <style:paragraph-properties fo:margin-left="0.1098in" fo:margin-right="0.0917in" fo:margin-top="0.0925in" fo:margin-bottom="0in" loext:contextual-spacing="false" style:line-height-at-least="0.2083in"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style>
    <style:style style:name="P261" style:family="paragraph" style:parent-style-name="Text_20_body">
      <style:paragraph-properties fo:margin-left="0.1098in" fo:margin-right="0.0874in" fo:margin-top="0.0043in" fo:margin-bottom="0in" loext:contextual-spacing="false" style:line-height-at-least="0.2083in" fo:text-align="justify"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262" style:family="paragraph" style:parent-style-name="Text_20_body">
      <style:paragraph-properties fo:margin-left="0.1098in" fo:margin-right="0.098in" fo:margin-top="0.0516in" fo:margin-bottom="0in" loext:contextual-spacing="false" style:line-height-at-least="0.1807in" fo:text-align="justify" style:justify-single-word="false" fo:orphans="2" fo:widows="2" fo:text-indent="0.3929in" style:auto-text-indent="false"/>
      <style:text-properties fo:font-variant="normal" fo:text-transform="none" fo:color="#000000" style:font-name="Times New Roman1" fo:font-size="10pt" fo:letter-spacing="normal" fo:font-style="normal" fo:font-weight="normal"/>
    </style:style>
    <style:style style:name="P263" style:family="paragraph" style:parent-style-name="Text_20_body">
      <style:paragraph-properties fo:margin-left="0.5028in" fo:margin-right="0.0929in" fo:margin-top="0.0075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264" style:family="paragraph" style:parent-style-name="Text_20_body">
      <style:paragraph-properties fo:margin-left="0.1098in" fo:margin-right="0.0902in" fo:margin-top="0.0083in" fo:margin-bottom="0in" loext:contextual-spacing="false" style:line-height-at-least="0.2083in" fo:text-align="justify"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265" style:family="paragraph" style:parent-style-name="Text_20_body">
      <style:paragraph-properties fo:margin-left="0.1098in" fo:margin-right="0.0902in" fo:margin-top="0.0909in" fo:margin-bottom="0in" loext:contextual-spacing="false" style:line-height-at-least="0.2083in" fo:text-align="justify"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266" style:family="paragraph" style:parent-style-name="Text_20_body">
      <style:paragraph-properties fo:margin-left="0.5028in" fo:margin-right="0.0917in" fo:margin-top="0.0075in" fo:margin-bottom="0in" loext:contextual-spacing="false" style:line-height-at-least="0.2083in" fo:orphans="2" fo:widows="2" fo:text-indent="0in" style:auto-text-indent="false"/>
      <style:text-properties fo:font-variant="normal" fo:text-transform="none" fo:color="#000000" style:font-name="Times New Roman1" fo:font-size="11pt" fo:letter-spacing="normal" fo:font-style="normal" fo:font-weight="normal"/>
    </style:style>
    <style:style style:name="P267" style:family="paragraph" style:parent-style-name="Text_20_body">
      <style:paragraph-properties fo:margin-left="0.1098in" fo:margin-right="0.089in" fo:margin-top="0.0047in" fo:margin-bottom="0in" loext:contextual-spacing="false" style:line-height-at-least="0.2083in" fo:text-align="justify" style:justify-single-word="false" fo:orphans="2" fo:widows="2" fo:text-indent="0.3929in" style:auto-text-indent="false"/>
      <style:text-properties fo:font-variant="normal" fo:text-transform="none" fo:color="#000000" style:font-name="Times New Roman1" fo:font-size="11pt" fo:letter-spacing="normal" fo:font-style="normal" fo:font-weight="normal"/>
    </style:style>
    <style:style style:name="P268" style:family="paragraph" style:parent-style-name="Text_20_body">
      <style:paragraph-properties fo:margin-left="1.7764in" fo:margin-right="0in" fo:margin-top="0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269" style:family="paragraph" style:parent-style-name="Text_20_body">
      <style:paragraph-properties fo:margin-left="0.6917in" fo:margin-right="0.6783in" fo:margin-top="0in" fo:margin-bottom="0in" loext:contextual-spacing="false" fo:text-align="center" style:justify-single-word="false" fo:orphans="2" fo:widows="2" fo:text-indent="0in" style:auto-text-indent="false"/>
      <style:text-properties fo:font-variant="normal" fo:text-transform="none" fo:color="#000000" style:font-name="Times New Roman1" fo:font-size="11pt" fo:letter-spacing="normal" fo:font-style="italic" fo:font-weight="bold"/>
    </style:style>
    <style:style style:name="P270" style:family="paragraph" style:parent-style-name="Text_20_body">
      <style:paragraph-properties fo:margin-left="0.1091in" fo:margin-right="0.0929in" fo:margin-top="0.1043in" fo:margin-bottom="0in" loext:contextual-spacing="false" style:line-height-at-least="0.1807in" fo:text-align="justify" style:justify-single-word="false" fo:orphans="2" fo:widows="2" fo:text-indent="-0.3937in" style:auto-text-indent="false" fo:padding="0in" fo:border="none"/>
      <style:text-properties fo:font-variant="normal" fo:text-transform="none" fo:color="#000000" style:font-name="Times New Roman1" fo:font-size="10pt" fo:letter-spacing="normal" fo:font-style="normal" fo:font-weight="normal"/>
    </style:style>
    <style:style style:name="P271" style:family="paragraph" style:parent-style-name="Text_20_body">
      <style:paragraph-properties fo:margin-left="0.1091in" fo:margin-right="0.0929in" fo:margin-top="0.002in" fo:margin-bottom="0in" loext:contextual-spacing="false" style:line-height-at-least="0.1945in" fo:text-align="justify" style:justify-single-word="false" fo:orphans="2" fo:widows="2" fo:text-indent="-0.3937in" style:auto-text-indent="false" fo:padding="0in" fo:border="none"/>
      <style:text-properties fo:font-variant="normal" fo:text-transform="none" fo:color="#000000" style:font-name="Times New Roman1" fo:font-size="10pt" fo:letter-spacing="normal" fo:font-style="normal" fo:font-weight="normal"/>
    </style:style>
    <style:style style:name="P272" style:family="paragraph" style:parent-style-name="Text_20_body">
      <style:paragraph-properties fo:margin-left="0.1091in" fo:margin-right="0.0929in" fo:margin-top="0.0071in" fo:margin-bottom="0in" loext:contextual-spacing="false" style:line-height-at-least="0.2083in" fo:text-align="justify" style:justify-single-word="false" fo:orphans="2" fo:widows="2" fo:text-indent="-0.3937in" style:auto-text-indent="false" fo:padding="0in" fo:border="none"/>
    </style:style>
    <style:style style:name="P273" style:family="paragraph" style:parent-style-name="Text_20_body">
      <style:paragraph-properties fo:margin-left="0.1091in" fo:margin-right="0.0925in" fo:margin-top="0.0043in" fo:margin-bottom="0in" loext:contextual-spacing="false" style:line-height-at-least="0.1807in" fo:text-align="justify" style:justify-single-word="false" fo:orphans="2" fo:widows="2" fo:text-indent="-0.3937in" style:auto-text-indent="false" fo:padding="0in" fo:border="none"/>
      <style:text-properties fo:font-variant="normal" fo:text-transform="none" fo:color="#000000" style:font-name="Times New Roman1" fo:font-size="10pt" fo:letter-spacing="normal" fo:font-style="normal" fo:font-weight="normal"/>
    </style:style>
    <style:style style:name="P274" style:family="paragraph" style:parent-style-name="Text_20_body">
      <style:paragraph-properties fo:margin-left="0.1091in" fo:margin-right="0.0854in" fo:margin-top="0.0016in" fo:margin-bottom="0in" loext:contextual-spacing="false" style:line-height-at-least="0.2083in" fo:text-align="justify" style:justify-single-word="false" fo:orphans="2" fo:widows="2" fo:text-indent="-0.3937in" style:auto-text-indent="false" fo:padding="0in" fo:border="none"/>
    </style:style>
    <style:style style:name="P275" style:family="paragraph" style:parent-style-name="Text_20_body">
      <style:paragraph-properties fo:margin-left="0.1091in" fo:margin-right="0.0909in" fo:margin-top="0.0043in" fo:margin-bottom="0in" loext:contextual-spacing="false" style:line-height-at-least="0.1807in" fo:text-align="justify" style:justify-single-word="false" fo:orphans="2" fo:widows="2" fo:text-indent="-0.3937in" style:auto-text-indent="false" fo:padding="0in" fo:border="none"/>
      <style:text-properties fo:font-variant="normal" fo:text-transform="none" fo:color="#000000" style:font-name="Times New Roman1" fo:font-size="10pt" fo:letter-spacing="normal" fo:font-style="normal" fo:font-weight="normal"/>
    </style:style>
    <style:style style:name="P276" style:family="paragraph" style:parent-style-name="Text_20_body">
      <style:paragraph-properties fo:margin-left="0.1091in" fo:margin-right="0.0909in" fo:margin-top="0in" fo:margin-bottom="0in" loext:contextual-spacing="false" style:line-height-at-least="0.1807in" fo:text-align="justify" style:justify-single-word="false" fo:orphans="2" fo:widows="2" fo:text-indent="-0.3937in" style:auto-text-indent="false" fo:padding="0in" fo:border="none"/>
      <style:text-properties fo:font-variant="normal" fo:text-transform="none" fo:color="#000000" style:font-name="Times New Roman1" fo:font-size="10pt" fo:letter-spacing="normal" fo:font-style="normal" fo:font-weight="normal"/>
    </style:style>
    <style:style style:name="P277" style:family="paragraph" style:parent-style-name="Text_20_body">
      <style:paragraph-properties fo:margin-left="0.1091in" fo:margin-right="0.0953in" fo:margin-top="0.002in" fo:margin-bottom="0in" loext:contextual-spacing="false" style:line-height-at-least="0.1807in" fo:text-align="justify" style:justify-single-word="false" fo:orphans="2" fo:widows="2" fo:text-indent="-0.3937in" style:auto-text-indent="false" fo:padding="0in" fo:border="none"/>
      <style:text-properties fo:font-variant="normal" fo:text-transform="none" fo:color="#000000" style:font-name="Times New Roman1" fo:font-size="10pt" fo:letter-spacing="normal" fo:font-style="normal" fo:font-weight="normal"/>
    </style:style>
    <style:style style:name="P278" style:family="paragraph" style:parent-style-name="Text_20_body">
      <style:paragraph-properties fo:margin-left="0.1091in" fo:margin-right="0.0945in" fo:margin-top="0.0016in" fo:margin-bottom="0in" loext:contextual-spacing="false" style:line-height-at-least="0.1807in" fo:text-align="justify" style:justify-single-word="false" fo:orphans="2" fo:widows="2" fo:text-indent="-0.3937in" style:auto-text-indent="false" fo:padding="0in" fo:border="none"/>
      <style:text-properties fo:font-variant="normal" fo:text-transform="none" fo:color="#000000" style:font-name="Times New Roman1" fo:font-size="10pt" fo:letter-spacing="normal" fo:font-style="normal" fo:font-weight="normal"/>
    </style:style>
    <style:style style:name="P279" style:family="paragraph" style:parent-style-name="Text_20_body">
      <style:paragraph-properties fo:margin-left="0.1091in" fo:margin-right="0.0945in" fo:margin-top="0.0071in" fo:margin-bottom="0in" loext:contextual-spacing="false" style:line-height-at-least="0.1807in" fo:text-align="justify" style:justify-single-word="false" fo:orphans="2" fo:widows="2" fo:text-indent="-0.3937in" style:auto-text-indent="false" fo:padding="0in" fo:border="none"/>
      <style:text-properties fo:font-variant="normal" fo:text-transform="none" fo:color="#000000" style:font-name="Times New Roman1" fo:font-size="10pt" fo:letter-spacing="normal" fo:font-style="normal" fo:font-weight="normal"/>
    </style:style>
    <style:style style:name="P280" style:family="paragraph" style:parent-style-name="Text_20_body">
      <style:paragraph-properties fo:margin-left="0.1091in" fo:margin-right="0.0965in" fo:margin-top="0.0016in" fo:margin-bottom="0in" loext:contextual-spacing="false" style:line-height-at-least="0.1807in" fo:text-align="justify" style:justify-single-word="false" fo:orphans="2" fo:widows="2" fo:text-indent="-0.3937in" style:auto-text-indent="false" fo:padding="0in" fo:border="none"/>
      <style:text-properties fo:font-variant="normal" fo:text-transform="none" fo:color="#000000" style:font-name="Times New Roman1" fo:font-size="10pt" fo:letter-spacing="normal" fo:font-style="normal" fo:font-weight="normal"/>
    </style:style>
    <style:style style:name="P281" style:family="paragraph" style:parent-style-name="Text_20_body">
      <style:paragraph-properties fo:margin-left="0.0925in" fo:margin-right="0.0957in" fo:margin-top="0.0008in" fo:margin-bottom="0in" loext:contextual-spacing="false" style:line-height-at-least="0.1807in" fo:text-align="end" style:justify-single-word="false" fo:orphans="2" fo:widows="2" fo:text-indent="0in" style:auto-text-indent="false"/>
      <style:text-properties fo:font-variant="normal" fo:text-transform="none" fo:color="#000000" style:font-name="Times New Roman1" fo:font-size="10pt" fo:letter-spacing="normal" fo:font-style="normal" fo:font-weight="normal"/>
    </style:style>
    <style:style style:name="P282" style:family="paragraph" style:parent-style-name="Heading_20_1">
      <style:text-properties fo:font-style="italic" style:font-style-asian="italic" style:font-style-complex="italic"/>
    </style:style>
    <style:style style:name="P283" style:family="paragraph" style:parent-style-name="Heading_20_1" style:list-style-name="L14">
      <style:text-properties fo:font-style="italic" style:font-style-asian="italic" style:font-style-complex="italic"/>
    </style:style>
    <style:style style:name="P284" style:family="paragraph" style:parent-style-name="Heading_20_1" style:list-style-name="L16">
      <style:text-properties fo:font-style="italic" style:font-style-asian="italic" style:font-style-complex="italic"/>
    </style:style>
    <style:style style:name="P285" style:family="paragraph" style:parent-style-name="Heading_20_1" style:list-style-name="L24"/>
    <style:style style:name="P286" style:family="paragraph" style:parent-style-name="Table_20_Contents">
      <style:text-properties fo:font-style="italic" fo:font-weight="bold" style:font-style-asian="italic" style:font-weight-asian="bold" style:font-style-complex="italic" style:font-weight-complex="bold"/>
    </style:style>
    <style:style style:name="P287" style:family="paragraph" style:parent-style-name="Table_20_Contents">
      <style:paragraph-properties fo:margin-left="0.0346in" fo:margin-right="0.0299in" fo:margin-top="0in" fo:margin-bottom="0in" loext:contextual-spacing="false" style:line-height-at-least="0.1626in" fo:text-indent="0in" style:auto-text-indent="false"/>
    </style:style>
    <style:style style:name="P288" style:family="paragraph" style:parent-style-name="Table_20_Contents">
      <style:paragraph-properties fo:margin-left="0.0346in" fo:margin-right="0.0299in" fo:margin-top="0.0909in" fo:margin-bottom="0in" loext:contextual-spacing="false" style:line-height-at-least="0.1689in" fo:text-indent="0in" style:auto-text-indent="false"/>
    </style:style>
    <style:style style:name="P289" style:family="paragraph" style:parent-style-name="Table_20_Contents">
      <style:paragraph-properties fo:margin-left="0.1047in" fo:margin-right="0.0299in" fo:margin-top="0in" fo:margin-bottom="0in" loext:contextual-spacing="false" style:line-height-at-least="0.1626in" fo:text-indent="0in" style:auto-text-indent="false"/>
      <style:text-properties style:font-name="Times New Roman1" fo:font-size="11pt" fo:font-style="italic" fo:font-weight="bold"/>
    </style:style>
    <style:style style:name="P290" style:family="paragraph" style:parent-style-name="Table_20_Contents">
      <style:paragraph-properties fo:margin-left="0.1047in" fo:margin-right="0.0299in" fo:margin-top="0.0008in" fo:margin-bottom="0in" loext:contextual-spacing="false" style:line-height-at-least="0.1689in" fo:text-indent="0in" style:auto-text-indent="false"/>
    </style:style>
    <style:style style:name="P291" style:family="paragraph" style:parent-style-name="Table_20_Contents">
      <style:paragraph-properties fo:margin-left="0.1311in" fo:margin-right="0.0299in" fo:margin-top="0in" fo:margin-bottom="0in" loext:contextual-spacing="false" style:line-height-at-least="0.1626in" fo:text-indent="0in" style:auto-text-indent="false"/>
      <style:text-properties style:font-name="Times New Roman1" fo:font-size="11pt" fo:font-style="italic"/>
    </style:style>
    <style:style style:name="P292" style:family="paragraph" style:parent-style-name="Table_20_Contents">
      <style:paragraph-properties fo:margin-left="0.1311in" fo:margin-right="0.0299in" fo:margin-top="0.0008in" fo:margin-bottom="0in" loext:contextual-spacing="false" style:line-height-at-least="0.1689in" fo:text-indent="0in" style:auto-text-indent="false"/>
    </style:style>
    <style:style style:name="P293" style:family="paragraph" style:parent-style-name="Table_20_Contents">
      <style:paragraph-properties fo:margin-left="0.428in" fo:margin-right="0.0299in" fo:margin-top="0.0008in" fo:margin-bottom="0in" loext:contextual-spacing="false" style:line-height-at-least="0.1689in" fo:text-indent="0in" style:auto-text-indent="false"/>
    </style:style>
    <style:style style:name="P294" style:family="paragraph" style:parent-style-name="Table_20_Contents">
      <style:paragraph-properties fo:margin-left="0.428in" fo:margin-right="0.0299in" fo:margin-top="0.0008in" fo:margin-bottom="0in" loext:contextual-spacing="false" style:line-height-at-least="0.1689in" fo:text-indent="0in" style:auto-text-indent="false"/>
      <style:text-properties style:font-name="Times New Roman1" fo:font-size="11pt" fo:font-style="italic"/>
    </style:style>
    <style:style style:name="P295" style:family="paragraph" style:parent-style-name="Table_20_Contents">
      <style:paragraph-properties fo:margin-left="0.428in" fo:margin-right="0.0299in" fo:margin-top="0.0008in" fo:margin-bottom="0in" loext:contextual-spacing="false" style:line-height-at-least="0.1618in" fo:text-indent="0in" style:auto-text-indent="false"/>
    </style:style>
    <style:style style:name="P296" style:family="paragraph" style:parent-style-name="Table_20_Contents">
      <style:paragraph-properties fo:margin-left="0.428in" fo:margin-right="0.0299in" fo:margin-top="0.0075in" fo:margin-bottom="0in" loext:contextual-spacing="false" style:line-height-at-least="0.1618in" fo:text-indent="0in" style:auto-text-indent="false"/>
      <style:text-properties style:font-name="Times New Roman1" fo:font-size="11pt"/>
    </style:style>
    <style:style style:name="P297" style:family="paragraph" style:parent-style-name="Table_20_Contents">
      <style:paragraph-properties fo:margin-left="0.428in" fo:margin-right="0.0299in" fo:margin-top="0in" fo:margin-bottom="0in" loext:contextual-spacing="false" style:line-height-at-least="0.1626in" fo:text-indent="0in" style:auto-text-indent="false"/>
      <style:text-properties style:font-name="Times New Roman1" fo:font-size="11pt" fo:font-style="italic" fo:font-weight="bold"/>
    </style:style>
    <style:style style:name="P298" style:family="paragraph" style:parent-style-name="Table_20_Contents">
      <style:paragraph-properties fo:margin-left="0in" fo:margin-right="0in" fo:margin-top="0in" fo:margin-bottom="0in" loext:contextual-spacing="false" fo:text-indent="0in" style:auto-text-indent="false"/>
    </style:style>
    <style:style style:name="P299" style:family="paragraph" style:parent-style-name="Table_20_Contents">
      <style:paragraph-properties fo:margin-left="0in" fo:margin-right="0in" fo:margin-top="0.0909in" fo:margin-bottom="0in" loext:contextual-spacing="false" style:line-height-at-least="0.1689in" fo:text-indent="0in" style:auto-text-indent="false"/>
      <style:text-properties style:font-name="Times New Roman1" fo:font-size="11pt" fo:font-style="italic" fo:font-weight="bold"/>
    </style:style>
    <style:style style:name="P300" style:family="paragraph" style:parent-style-name="Table_20_Contents">
      <style:paragraph-properties fo:margin-left="0in" fo:margin-right="0in" fo:margin-top="0.0008in" fo:margin-bottom="0in" loext:contextual-spacing="false" style:line-height-at-least="0.1618in" fo:text-indent="0in" style:auto-text-indent="false"/>
    </style:style>
    <style:style style:name="P301" style:family="paragraph" style:parent-style-name="Table_20_Contents">
      <style:paragraph-properties fo:margin-left="0.2437in" fo:margin-right="0.0299in" fo:margin-top="0in" fo:margin-bottom="0in" loext:contextual-spacing="false" style:line-height-at-least="0.1626in" fo:text-indent="0in" style:auto-text-indent="false"/>
      <style:text-properties style:font-name="Times New Roman1" fo:font-size="11pt" fo:font-style="italic" fo:font-weight="bold"/>
    </style:style>
    <style:style style:name="P302" style:family="paragraph" style:parent-style-name="Table_20_Contents">
      <style:paragraph-properties fo:margin-left="0.2437in" fo:margin-right="0.0299in" fo:margin-top="0in" fo:margin-bottom="0in" loext:contextual-spacing="false" style:line-height-at-least="0.1626in" fo:text-indent="0in" style:auto-text-indent="false"/>
      <style:text-properties style:font-name="Times New Roman1" fo:font-size="11pt" fo:font-style="italic"/>
    </style:style>
    <style:style style:name="P303" style:family="paragraph" style:parent-style-name="Table_20_Contents">
      <style:paragraph-properties fo:margin-left="0.2437in" fo:margin-right="0.0299in" fo:margin-top="0.0008in" fo:margin-bottom="0in" loext:contextual-spacing="false" style:line-height-at-least="0.1618in" fo:text-indent="0in" style:auto-text-indent="false"/>
    </style:style>
    <style:style style:name="P304" style:family="paragraph" style:parent-style-name="Table_20_Contents">
      <style:paragraph-properties fo:margin-left="0.1846in" fo:margin-right="0.0299in" fo:margin-top="0in" fo:margin-bottom="0in" loext:contextual-spacing="false" style:line-height-at-least="0.1626in" fo:text-indent="0in" style:auto-text-indent="false"/>
      <style:text-properties style:font-name="Times New Roman1" fo:font-size="11pt" fo:font-style="italic" fo:font-weight="bold"/>
    </style:style>
    <style:style style:name="P305" style:family="paragraph" style:parent-style-name="Table_20_Contents">
      <style:paragraph-properties fo:margin-left="0.1846in" fo:margin-right="0.0299in" fo:margin-top="0.0008in" fo:margin-bottom="0in" loext:contextual-spacing="false" style:line-height-at-least="0.1618in" fo:text-indent="0in" style:auto-text-indent="false"/>
    </style:style>
    <style:style style:name="P306" style:family="paragraph" style:parent-style-name="Table_20_Contents">
      <style:paragraph-properties fo:margin-left="0.0472in" fo:margin-right="0.0299in" fo:margin-top="0.0909in" fo:margin-bottom="0in" loext:contextual-spacing="false" style:line-height-at-least="0.1689in" fo:text-indent="0in" style:auto-text-indent="false"/>
      <style:text-properties style:font-name="Times New Roman1" fo:font-size="11pt" fo:font-style="italic" fo:font-weight="bold"/>
    </style:style>
    <style:style style:name="P307" style:family="paragraph" style:parent-style-name="Table_20_Contents">
      <style:paragraph-properties fo:margin-left="0.0472in" fo:margin-right="0.0299in" fo:margin-top="0.0008in" fo:margin-bottom="0in" loext:contextual-spacing="false" style:line-height-at-least="0.1618in" fo:text-indent="0in" style:auto-text-indent="false"/>
    </style:style>
    <style:style style:name="P308" style:family="paragraph" style:parent-style-name="Table_20_Contents">
      <style:paragraph-properties fo:margin-left="0.0472in" fo:margin-right="0.0299in" fo:margin-top="0in" fo:margin-bottom="0in" loext:contextual-spacing="false" style:line-height-at-least="0.1626in" fo:text-indent="0in" style:auto-text-indent="false"/>
      <style:text-properties style:font-name="Times New Roman1" fo:font-size="11pt" fo:font-style="italic"/>
    </style:style>
    <style:style style:name="P309" style:family="paragraph" style:parent-style-name="Table_20_Contents">
      <style:paragraph-properties fo:margin-left="0.0165in" fo:margin-right="0.0299in" fo:margin-top="0.0909in" fo:margin-bottom="0in" loext:contextual-spacing="false" style:line-height-at-least="0.1689in" fo:text-indent="0in" style:auto-text-indent="false"/>
      <style:text-properties style:font-name="Times New Roman1" fo:font-size="11pt" fo:font-style="italic"/>
    </style:style>
    <style:style style:name="P310" style:family="paragraph" style:parent-style-name="Table_20_Contents">
      <style:paragraph-properties fo:margin-left="0.0165in" fo:margin-right="0.0299in" fo:margin-top="0.0008in" fo:margin-bottom="0in" loext:contextual-spacing="false" style:line-height-at-least="0.1618in" fo:text-indent="0in" style:auto-text-indent="false"/>
      <style:text-properties style:font-name="Times New Roman1" fo:font-size="11pt"/>
    </style:style>
    <style:style style:name="P311" style:family="paragraph" style:parent-style-name="Table_20_Contents">
      <style:paragraph-properties fo:margin-left="0.0299in" fo:margin-right="0.1217in" fo:margin-top="0in" fo:margin-bottom="0in" loext:contextual-spacing="false" style:line-height-at-least="0.1626in" fo:text-align="end" style:justify-single-word="false" fo:text-indent="0in" style:auto-text-indent="false"/>
    </style:style>
    <style:style style:name="P312" style:family="paragraph" style:parent-style-name="Table_20_Contents">
      <style:paragraph-properties fo:margin-left="0.1181in" fo:margin-right="0.0299in" fo:margin-top="0in" fo:margin-bottom="0in" loext:contextual-spacing="false" style:line-height-at-least="0.1626in" fo:text-indent="0in" style:auto-text-indent="false"/>
      <style:text-properties style:font-name="Times New Roman1" fo:font-size="11pt" fo:font-style="italic"/>
    </style:style>
    <style:style style:name="P313" style:family="paragraph" style:parent-style-name="Table_20_Contents">
      <style:paragraph-properties fo:margin-left="0.1181in" fo:margin-right="0.0299in" fo:margin-top="0in" fo:margin-bottom="0in" loext:contextual-spacing="false" style:line-height-at-least="0.1626in" fo:text-indent="0in" style:auto-text-indent="false"/>
    </style:style>
    <style:style style:name="P314" style:family="paragraph" style:parent-style-name="Table_20_Contents">
      <style:paragraph-properties fo:margin-left="0.1181in" fo:margin-right="0.0299in" fo:margin-top="0.0008in" fo:margin-bottom="0in" loext:contextual-spacing="false" style:line-height-at-least="0.1618in" fo:text-indent="0in" style:auto-text-indent="false"/>
    </style:style>
    <style:style style:name="P315" style:family="paragraph" style:parent-style-name="Table_20_Contents">
      <style:paragraph-properties fo:margin-left="0.0953in" fo:margin-right="0.1063in" fo:margin-top="0in" fo:margin-bottom="0in" loext:contextual-spacing="false" style:line-height-at-least="0.1626in" fo:text-align="center" style:justify-single-word="false" fo:text-indent="0in" style:auto-text-indent="false"/>
      <style:text-properties style:font-name="Times New Roman1" fo:font-size="11pt" fo:font-style="italic"/>
    </style:style>
    <style:style style:name="P316" style:family="paragraph" style:parent-style-name="Table_20_Contents">
      <style:paragraph-properties fo:margin-left="0.0299in" fo:margin-right="0.1165in" fo:margin-top="0.0008in" fo:margin-bottom="0in" loext:contextual-spacing="false" style:line-height-at-least="0.1618in" fo:text-align="end" style:justify-single-word="false" fo:text-indent="0in" style:auto-text-indent="false"/>
      <style:text-properties style:font-name="Times New Roman1" fo:font-size="11pt"/>
    </style:style>
    <style:style style:name="P317" style:family="paragraph" style:parent-style-name="Table_20_Contents">
      <style:paragraph-properties fo:margin-left="0.1063in" fo:margin-right="0.1063in" fo:margin-top="0.0008in" fo:margin-bottom="0in" loext:contextual-spacing="false" style:line-height-at-least="0.1618in" fo:text-align="center" style:justify-single-word="false" fo:text-indent="0in" style:auto-text-indent="false"/>
      <style:text-properties style:font-name="Times New Roman1" fo:font-size="11pt"/>
    </style:style>
    <style:style style:name="P318" style:family="paragraph" style:parent-style-name="Table_20_Contents">
      <style:paragraph-properties fo:margin-left="0.1374in" fo:margin-right="0.0299in" fo:margin-top="0in" fo:margin-bottom="0in" loext:contextual-spacing="false" style:line-height-at-least="0.1626in" fo:text-indent="0in" style:auto-text-indent="false"/>
      <style:text-properties style:font-name="Times New Roman1" fo:font-size="11pt" fo:font-style="italic"/>
    </style:style>
    <style:style style:name="P319" style:family="paragraph" style:parent-style-name="Table_20_Contents">
      <style:paragraph-properties fo:margin-left="0.1374in" fo:margin-right="0.0299in" fo:margin-top="0.0008in" fo:margin-bottom="0in" loext:contextual-spacing="false" style:line-height-at-least="0.1618in" fo:text-indent="0in" style:auto-text-indent="false"/>
    </style:style>
    <style:style style:name="P320" style:family="paragraph" style:parent-style-name="Table_20_Contents">
      <style:paragraph-properties fo:margin-left="0.4291in" fo:margin-right="0.0299in" fo:margin-top="0.0008in" fo:margin-bottom="0in" loext:contextual-spacing="false" style:line-height-at-least="0.1618in" fo:text-indent="0in" style:auto-text-indent="false"/>
    </style:style>
    <style:style style:name="P321" style:family="paragraph" style:parent-style-name="Table_20_Contents">
      <style:paragraph-properties fo:margin-left="0.0898in" fo:margin-right="0.0299in" fo:margin-top="0in" fo:margin-bottom="0in" loext:contextual-spacing="false" style:line-height-at-least="0.1626in" fo:text-indent="0in" style:auto-text-indent="false"/>
      <style:text-properties style:font-name="Times New Roman1" fo:font-size="11pt" fo:font-style="italic" fo:font-weight="bold"/>
    </style:style>
    <style:style style:name="P322" style:family="paragraph" style:parent-style-name="Table_20_Contents">
      <style:paragraph-properties fo:margin-left="0.0898in" fo:margin-right="0.0299in" fo:margin-top="0.0008in" fo:margin-bottom="0in" loext:contextual-spacing="false" style:line-height-at-least="0.1618in" fo:text-indent="0in" style:auto-text-indent="false"/>
    </style:style>
    <style:style style:name="P323" style:family="paragraph" style:parent-style-name="Table_20_Contents">
      <style:paragraph-properties fo:margin-left="0.0689in" fo:margin-right="0.0209in" fo:margin-top="0in" fo:margin-bottom="0in" loext:contextual-spacing="false" style:line-height-at-least="0.1626in" fo:text-align="center" style:justify-single-word="false" fo:text-indent="0in" style:auto-text-indent="false"/>
      <style:text-properties style:font-name="Times New Roman1" fo:font-size="11pt" fo:font-style="italic"/>
    </style:style>
    <style:style style:name="P324" style:family="paragraph" style:parent-style-name="Table_20_Contents">
      <style:paragraph-properties fo:margin-left="0.0299in" fo:margin-right="0.0362in" fo:margin-top="0.0008in" fo:margin-bottom="0in" loext:contextual-spacing="false" style:line-height-at-least="0.1618in" fo:text-align="center" style:justify-single-word="false" fo:text-indent="0in" style:auto-text-indent="false"/>
      <style:text-properties style:font-name="Times New Roman1" fo:font-size="11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text-position="super 58%"/>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name="Times New Roman1" fo:font-size="11pt"/>
    </style:style>
    <style:style style:name="T9" style:family="text">
      <style:text-properties style:font-name="Times New Roman1" fo:font-size="11pt" fo:font-style="normal" fo:font-weight="normal"/>
    </style:style>
    <style:style style:name="T10" style:family="text">
      <style:text-properties style:font-name="Times New Roman1" fo:font-size="11pt" fo:font-style="italic"/>
    </style:style>
    <style:style style:name="T11" style:family="text">
      <style:text-properties style:font-name="Times New Roman1" fo:font-size="11pt" fo:font-style="italic" fo:font-weight="bold"/>
    </style:style>
    <style:style style:name="T12" style:family="text">
      <style:text-properties style:font-name="Times New Roman1" fo:font-size="9pt"/>
    </style:style>
    <style:style style:name="T13" style:family="text">
      <style:text-properties fo:font-size="11pt"/>
    </style:style>
    <style:style style:name="T14" style:family="text">
      <style:text-properties fo:font-size="11pt" fo:font-style="italic"/>
    </style:style>
    <style:style style:name="T15" style:family="text">
      <style:text-properties fo:font-size="11pt" fo:font-style="italic" fo:font-weight="bold"/>
    </style:style>
    <style:style style:name="T16" style:family="text">
      <style:text-properties fo:font-size="11pt" fo:letter-spacing="-0.0008in"/>
    </style:style>
    <style:style style:name="T17" style:family="text">
      <style:text-properties fo:font-size="11pt" fo:letter-spacing="-0.0008in" fo:font-style="italic"/>
    </style:style>
    <style:style style:name="T18" style:family="text">
      <style:text-properties fo:font-size="11pt" fo:letter-spacing="-0.0016in"/>
    </style:style>
    <style:style style:name="T19" style:family="text">
      <style:text-properties fo:font-size="11pt" fo:letter-spacing="-0.002in"/>
    </style:style>
    <style:style style:name="T20" style:family="text">
      <style:text-properties fo:font-size="11pt" fo:font-weight="bold"/>
    </style:style>
    <style:style style:name="T21" style:family="text">
      <style:text-properties fo:font-variant="normal" fo:text-transform="none" fo:color="#000000" style:font-name="Times New Roman1" fo:font-size="11pt" fo:letter-spacing="normal" fo:font-style="normal" fo:font-weight="normal"/>
    </style:style>
    <style:style style:name="T22" style:family="text">
      <style:text-properties fo:font-variant="normal" fo:text-transform="none" fo:color="#000000" style:font-name="Times New Roman1" fo:font-size="11pt" fo:letter-spacing="normal" fo:font-style="normal" style:text-underline-style="solid" style:text-underline-width="auto" style:text-underline-color="font-color" fo:font-weight="normal"/>
    </style:style>
    <style:style style:name="T23" style:family="text">
      <style:text-properties fo:font-variant="normal" fo:text-transform="none" fo:color="#000000" style:font-name="Times New Roman1" fo:font-size="11pt" fo:letter-spacing="-0.002in" fo:font-style="normal" fo:font-weight="normal"/>
    </style:style>
    <style:style style:name="T24" style:family="text">
      <style:text-properties fo:font-variant="normal" fo:text-transform="none" fo:color="#000000" style:font-name="Times New Roman1" fo:font-size="11pt" fo:letter-spacing="-0.0028in" fo:font-style="normal" fo:font-weight="normal"/>
    </style:style>
    <style:style style:name="T25" style:family="text">
      <style:text-properties fo:font-variant="normal" fo:text-transform="none" fo:color="#000000" style:font-name="Times New Roman1" fo:font-size="11pt" fo:letter-spacing="-0.0035in" fo:font-style="normal" fo:font-weight="normal"/>
    </style:style>
    <style:style style:name="T26" style:family="text">
      <style:text-properties fo:font-variant="normal" fo:text-transform="none" fo:color="#000000" style:font-name="Times New Roman1" fo:font-size="11pt" fo:letter-spacing="-0.0055in" fo:font-style="normal" fo:font-weight="normal"/>
    </style:style>
    <style:style style:name="T27" style:family="text">
      <style:text-properties fo:font-variant="normal" fo:text-transform="none" fo:color="#000000" style:font-name="Times New Roman1" fo:font-size="11pt" fo:letter-spacing="-0.0063in" fo:font-style="normal" fo:font-weight="normal"/>
    </style:style>
    <style:style style:name="T28" style:family="text">
      <style:text-properties fo:font-variant="normal" fo:text-transform="none" fo:color="#000000" style:font-name="Times New Roman1" fo:font-size="10pt" fo:letter-spacing="normal" fo:font-style="normal" fo:font-weight="normal"/>
    </style:style>
    <style:style style:name="T29" style:family="text">
      <style:text-properties fo:font-variant="normal" fo:text-transform="none" fo:color="#000000" style:font-name="Times New Roman1" fo:font-size="10pt" fo:letter-spacing="normal" fo:font-style="normal" style:text-underline-style="solid" style:text-underline-width="auto" style:text-underline-color="font-color" fo:font-weight="normal"/>
    </style:style>
    <style:style style:name="T30" style:family="text">
      <style:text-properties fo:font-variant="normal" fo:text-transform="none" fo:color="#000000" style:font-name="Times New Roman1" fo:font-size="10pt" fo:letter-spacing="-0.0063in" fo:font-style="normal" style:text-underline-style="solid" style:text-underline-width="auto" style:text-underline-color="font-color" fo:font-weight="normal"/>
    </style:style>
    <style:style style:name="T31" style:family="text">
      <style:text-properties fo:font-variant="normal" fo:text-transform="none" fo:color="#000000" style:font-name="Times New Roman1" fo:font-size="10pt" fo:letter-spacing="-0.0063in" fo:font-style="normal" fo:font-weight="normal"/>
    </style:style>
    <style:style style:name="T32" style:family="text">
      <style:text-properties fo:font-variant="normal" fo:text-transform="none" fo:color="#000000" style:font-name="Times New Roman1" fo:font-size="10pt" fo:letter-spacing="-0.0055in" fo:font-style="normal" fo:font-weight="normal"/>
    </style:style>
    <style:style style:name="T33" style:family="text">
      <style:text-properties fo:font-variant="normal" fo:text-transform="none" fo:color="#000000" style:font-name="Times New Roman1" fo:font-size="10pt" fo:letter-spacing="-0.0035in" fo:font-style="normal" fo:font-weight="normal"/>
    </style:style>
    <style:style style:name="T34" style:family="text">
      <style:text-properties fo:font-variant="normal" fo:text-transform="none" fo:color="#000000" style:font-name="Times New Roman1" fo:font-size="10pt" fo:letter-spacing="-0.0071in" fo:font-style="normal" style:text-underline-style="solid" style:text-underline-width="auto" style:text-underline-color="font-color" fo:font-weight="normal"/>
    </style:style>
    <style:style style:name="T35" style:family="text">
      <style:text-properties fo:font-variant="normal" fo:text-transform="none" fo:color="#000000" style:font-name="Times New Roman1" fo:font-size="10pt" fo:letter-spacing="-0.0071in" fo:font-style="normal" fo:font-weight="normal"/>
    </style:style>
    <style:style style:name="T36" style:family="text">
      <style:text-properties fo:letter-spacing="-0.002in"/>
    </style:style>
    <style:style style:name="T37" style:family="text">
      <style:text-properties fo:letter-spacing="-0.002in" fo:font-style="italic"/>
    </style:style>
    <style:style style:name="T38" style:family="text">
      <style:text-properties fo:letter-spacing="-0.0075in"/>
    </style:style>
    <style:style style:name="T39" style:family="text">
      <style:text-properties fo:letter-spacing="-0.0028in"/>
    </style:style>
    <style:style style:name="T40" style:family="text">
      <style:text-properties fo:font-size="7pt"/>
    </style:style>
    <style:style style:name="T41" style:family="text">
      <style:text-properties fo:font-size="7pt" fo:font-style="italic"/>
    </style:style>
    <style:style style:name="T42" style:family="text">
      <style:text-properties fo:font-size="10pt"/>
    </style:style>
    <style:style style:name="T43" style:family="text">
      <style:text-properties fo:font-size="10pt" fo:letter-spacing="-0.0028in"/>
    </style:style>
    <style:style style:name="T44" style:family="text">
      <style:text-properties fo:font-size="10pt" fo:letter-spacing="-0.002in"/>
    </style:style>
    <style:style style:name="T45" style:family="text">
      <style:text-properties fo:letter-spacing="-0.0035in"/>
    </style:style>
    <style:style style:name="T46" style:family="text">
      <style:text-properties fo:letter-spacing="-0.0035in" fo:font-style="italic"/>
    </style:style>
    <style:style style:name="T47" style:family="text">
      <style:text-properties fo:font-size="7.34999990463257pt"/>
    </style:style>
    <style:style style:name="T48" style:family="text">
      <style:text-properties fo:font-size="7.34999990463257pt" fo:letter-spacing="-0.002in"/>
    </style:style>
    <style:style style:name="T49" style:family="text">
      <style:text-properties fo:font-size="6.65000009536743pt"/>
    </style:style>
    <style:style style:name="T50" style:family="text">
      <style:text-properties fo:font-size="9pt"/>
    </style:style>
    <style:style style:name="T51" style:family="text">
      <style:text-properties fo:font-size="9pt" fo:letter-spacing="-0.0028in"/>
    </style:style>
    <style:style style:name="T52" style:family="text">
      <style:text-properties fo:font-size="9pt" fo:letter-spacing="-0.002in"/>
    </style:style>
    <style:style style:name="T53" style:family="text">
      <style:text-properties fo:font-size="9pt" fo:letter-spacing="-0.0008in"/>
    </style:style>
    <style:style style:name="T54" style:family="text">
      <style:text-properties fo:letter-spacing="-0.0008in"/>
    </style:style>
    <style:style style:name="T55" style:family="text">
      <style:text-properties fo:letter-spacing="-0.0055in"/>
    </style:style>
    <style:style style:name="T56" style:family="text">
      <style:text-properties fo:letter-spacing="-0.0043in"/>
    </style:style>
    <style:style style:name="T57" style:family="text">
      <style:text-properties fo:letter-spacing="0.0374in"/>
    </style:style>
    <style:style style:name="T58" style:family="text">
      <style:text-properties fo:letter-spacing="-0.0016in"/>
    </style:style>
    <style:style style:name="T59" style:family="text">
      <style:text-properties fo:letter-spacing="0.0362in"/>
    </style:style>
    <style:style style:name="T60" style:family="text">
      <style:text-properties fo:letter-spacing="0.0098in"/>
    </style:style>
    <style:style style:name="T61" style:family="text">
      <style:text-properties fo:letter-spacing="0.0016in"/>
    </style:style>
    <style:style style:name="T62" style:family="text">
      <style:text-properties fo:letter-spacing="0.0055in"/>
    </style:style>
    <style:style style:name="T63" style:family="text">
      <style:text-properties fo:font-size="8pt"/>
    </style:style>
    <style:style style:name="T64" style:family="text">
      <style:text-properties fo:font-size="8pt" fo:letter-spacing="-0.002in"/>
    </style:style>
    <style:style style:name="T65" style:family="text">
      <style:text-properties fo:font-size="8pt" fo:letter-spacing="-0.0028in"/>
    </style:style>
    <style:style style:name="fr1" style:family="graphic" style:parent-style-name="Graphics">
      <style:graphic-properties fo:margin-left="0.7346in" fo:margin-right="0in" fo:margin-top="0.4862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4.7902in" fo:margin-right="0in" fo:margin-top="7.9728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7283in" fo:margin-right="0in" fo:margin-top="0.6902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7346in" fo:margin-right="0in" fo:margin-top="0.4874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2.8783in" fo:margin-right="0in" fo:margin-top="0.4874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prefix="("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prefix="("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prefix="("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prefix="("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prefix="(" style:num-suffix=")" style:num-format="1"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prefix="("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prefix="(" style:num-suffix=")" style:num-format="1" text:start-value="1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prefix="("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prefix="("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prefix="(" style:num-suffix=")" style:num-format="1" text:start-value="2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prefix="("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prefix="(" style:num-suffix=")" style:num-format="1" text:start-value="2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prefix="(" style:num-suffix=")" style:num-format="1" text:start-value="2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prefix="(" style:num-suffix=")" style:num-format="1" text:start-value="3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prefix="(" style:num-suffix=")" style:num-format="1" text:start-value="3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prefix="(" style:num-suffix=")" style:num-format="1" text:start-value="3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prefix="("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prefix="(" style:num-suffix=")" style:num-format="1" text:start-value="3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prefix="(" style:num-suffix=")" style:num-format="1" text:start-value="3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prefix="(" style:num-suffix=")" style:num-format="1" text:start-value="3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prefix="(" style:num-suffix=")" style:num-format="1" text:start-value="3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prefix="(" style:num-suffix=")" style:num-format="1" text:start-value="3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prefix="(" style:num-suffix=")" style:num-format="1" text:start-value="4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prefix="(" style:num-suffix=")" style:num-format="1" text:start-value="4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prefix="(" style:num-suffix=")" style:num-format="1" text:start-value="4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prefix="(" style:num-suffix=")" style:num-format="1" text:start-value="4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prefix="(" style:num-suffix=")" style:num-format="1" text:start-value="4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prefix="(" style:num-suffix=")" style:num-format="1" text:start-value="4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prefix="(" style:num-suffix=")" style:num-format="1" text:start-value="4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prefix="(" style:num-suffix=")" style:num-format="1" text:start-value="5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prefix="(" style:num-suffix=")" style:num-format="1" text:start-value="5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prefix="(" style:num-suffix=")" style:num-format="1" text:start-value="5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prefix="(" style:num-suffix=")" style:num-format="1" text:start-value="5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prefix="(" style:num-suffix=")" style:num-format="1" text:start-value="5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prefix="(" style:num-suffix=")" style:num-format="1" text:start-value="5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prefix="(" style:num-suffix=")" style:num-format="1" text:start-value="5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prefix="(" style:num-suffix=")" style:num-format="1" text:start-value="5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prefix="(" style:num-suffix=")" style:num-format="1" text:start-value="5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prefix="("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prefix="(" style:num-suffix=")" style:num-format="1" text:start-value="6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prefix="(" style:num-suffix=")" style:num-format="1" text:start-value="6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prefix="(" style:num-suffix=")" style:num-format="1" text:start-value="6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prefix="(" style:num-suffix=")" style:num-format="1" text:start-value="6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prefix="(" style:num-suffix=")" style:num-format="1" text:start-value="6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prefix="(" style:num-suffix=")" style:num-format="1" text:start-value="6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3">
      <text:list-level-style-number text:level="1" text:style-name="Numbering_20_Symbols" style:num-suffix="." style:num-format="1" text:start-value="3">
        <style:list-level-properties text:space-before="-0.1965in" text:min-label-width="0.1965in"/>
      </text:list-level-style-number>
      <text:list-level-style-number text:level="2" text:style-name="Numbering_20_Symbols" style:num-suffix="." style:num-format="1" text:start-value="3">
        <style:list-level-properties text:space-before="-0.1965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text:s/><draw:frame draw:style-name="fr1" draw:name="Image1" text:anchor-type="char" svg:width="2.8472in" svg:height="0.2638in" draw:z-index="0"><draw:image xlink:href="https://translate.googleusercontent.com/image_0.png" xlink:type="simple" xlink:show="embed" xlink:actuate="onLoad"/></draw:frame></text:p>
      <text:p text:style-name="P73"><text:s/></text:p>
      <text:p text:style-name="P73"><text:s/></text:p>
      <text:p text:style-name="P82">S. O. Nikiforova</text:p>
      <text:p text:style-name="P83"><text:span text:style-name="T14">University of Utrecht </text:span><text:span text:style-name="T13">, </text:span><text:span text:style-name="T14">Utrecht</text:span></text:p>
      <text:p text:style-name="P74"><text:s/></text:p>
      <text:p text:style-name="P84">ADVERBIAL VERBS IN HEBREW</text:p>
      <text:p text:style-name="P75"><text:s/></text:p>
      <text:p text:style-name="P85"><text:span text:style-name="T15">1. Introduction</text:span> </text:p>
      <text:p text:style-name="P86">Adverbial verbs in some studies on vocabulary and <text:span text:style-name="T36">grammar modern Hebrew </text:span>([Stern <text:span text:style-name="T36">1986; Skorodumova </text:span>2010]., And others) are called verbs in the semantic interpretation component which includes a so-called "adverbial" or "HA river", a value (e.g., <text:span text:style-name="T1">lemaher </text:span>'rush' with the adverbial meaning 'fast').</text:p>
      <text:p text:style-name="P87">Determining what an adverbial meaning is is not an easy task in itself. Adverbs, as you know, are a semantically extremely heterogeneous class of words, the specific linguistic composition of which can be very different depending on the local linguistic tradition. Summarizing, we can say that an adverb always denotes a certain parameter of either the described situation or a speech act. Any refinement of such a formulation will lead to the fact that a number of lexical units, which in different languages ​​by formal characteristics appear to be classified as adverbs, do not fall into this class for semantic reasons. Nevertheless, of course, there is also the core of this class -<text:span text:style-name="T38"> </text:span>undoubted prototype <text:span text:style-name="T36">adverbs. </text:span>These are <text:span text:style-name="T39">words denoting signs of a situation that are </text:span><text:span text:style-name="T36">not </text:span><text:span text:style-name="T39">related </text:span>to the communicative structure of a sentence, to the aspectual characteristics of an event, its relationship to other events, and so on. A more detailed discussion of adverbs and adverbial semantics can be found, for example, in [Ernst 2002; Schäfer 2005].</text:p>
      <text:p text:style-name="P88">Adverbial semantics can have not only adverbs - specialized parts of speech that stand out in a language as a separate class in its morphosyntactic features. In the text, the same functions as adverb groups can be performed by various phrasal categories: nominal groups, prepositional groups, dependent clauses, etc. For example:</text:p>
      <text:p text:style-name="Text_20_body"/>
      <text:p text:style-name="P99"><draw:frame draw:style-name="fr1" draw:name="Image2" text:anchor-type="char" svg:width="2.8472in" svg:height="0.2638in" draw:z-index="1"><draw:image xlink:href="https://translate.googleusercontent.com/image_1.png" xlink:type="simple" xlink:show="embed" xlink:actuate="onLoad"/></draw:frame><text:span text:style-name="T13">(1) </text:span><text:span text:style-name="T14">He shouted his name out </text:span><text:span text:style-name="T15">loud </text:span><text:span text:style-name="T13">.</text:span> <text:s text:c="9"/></text:p>
      <text:p text:style-name="P113"><text:span text:style-name="T1">He cried out his name in a </text:span><text:span text:style-name="T3">loud voice </text:span>. <text:span text:style-name="T1">He shouted his name out </text:span><text:span text:style-name="T3">loud </text:span>.</text:p>
      <text:p text:style-name="P114"><text:span text:style-name="T14">He cried out his name </text:span><text:span text:style-name="T13">, </text:span><text:span text:style-name="T15">raising his voice </text:span><text:span text:style-name="T13">.</text:span></text:p>
      <text:p text:style-name="P89">One of the strategies for expressing adverbial meanings in some languages ​​is constructions with a sentimental act. Something similar is observed in the Russian language too: the <text:span text:style-name="T1">hurry </text:span>verb , having in its interpretation the adverbial component 'fast', combined with the infinitive, causes the implication that the action that someone “hastened to take” was successful (and at the same time quickly) realized:</text:p>
      <text:p text:style-name="P145"><text:span text:style-name="T1">(2) The young lady dropped her handkerchief on the ground </text:span>, <text:span text:style-name="T1">and Lieutenant N </text:span><text:span text:style-name="T3">hastened to pick </text:span><text:span text:style-name="T1">it up {= quickly picked it up}.</text:span> <text:s text:c="9"/></text:p>
      <text:p text:style-name="P148"><text:soft-page-break/><text:span text:style-name="T36">At the same time, the </text:span><text:span text:style-name="T39">expression denotatively close </text:span>in <text:span text:style-name="T36">this </text:span><text:span text:style-name="T39">context </text:span><text:span text:style-name="T1">tended to pick up </text:span>, in which the matrix verb attaches the sentimental sirconstant with the value of the target, if it causes such implicature, then it is much less stable:</text:p>
      <text:p text:style-name="P146"><text:span text:style-name="T1">(3) The young lady dropped her handkerchief on the ground </text:span>, <text:span text:style-name="T1">and Lieutenant N </text:span><text:span text:style-name="T3">bent to pick </text:span><text:span text:style-name="T1">it up {but did not necessarily </text:span><text:span text:style-name="T3">pick </text:span><text:span text:style-name="T1">it up in the end}.</text:span> <text:s text:c="9"/></text:p>
      <text:p text:style-name="P90">In modern Hebrew structure similar <text:span text:style-name="T1">to hasten V </text:span><text:span text:style-name="T41">inf </text:span>(and even a "powerful" t. K. Their semantics are not exposed to the influence of the context), formed with a number of verbs. All these verbs, firstly, have in their interpretation a semantic component with an adverbial meaning, that is , they are adverbial verbs, and secondly, in their direct meaning they are not matrix, but in such constructions they get a valence on a sentimental actant ( infinitive) and do not introduce <text:span text:style-name="T36">their own situation, </text:span>but <text:span text:style-name="T36">describe the parameters of the situation </text:span>that this infinitive denotes. Further, we will call such special constructions with the sentient actant “adverbial” (by <text:span text:style-name="T36">analogy </text:span>with the <text:span text:style-name="T36">adverbial verbs included </text:span>in their composition). In studies on grammar Hebrew ([Gesenius et al. 1922; Coffin, Bolozky 2005; Glinert 2005] and . Etc.) use adver- bialnyh structures given very little attention. In rare cases , verbs are listed that can occupy the position of a matrix predicate in such constructions. In the dissertation</text:p>
      <text:p text:style-name="P73"><text:s/><draw:frame draw:style-name="fr2" draw:name="Image3" text:anchor-type="char" svg:width="0.4445in" svg:height="0.2917in" draw:z-index="2"><draw:image xlink:href="https://translate.googleusercontent.com/image_2.png" xlink:type="simple" xlink:show="embed" xlink:actuate="onLoad"/></draw:frame></text:p>
      <text:p text:style-name="Text_20_body"/>
      <text:p text:style-name="P73"><text:s/><draw:frame draw:style-name="fr4" draw:name="Image5" text:anchor-type="char" svg:width="1.6252in" svg:height="0.2638in" draw:z-index="4"><draw:image xlink:href="https://translate.googleusercontent.com/image_4.png" xlink:type="simple" xlink:show="embed" xlink:actuate="onLoad"/></draw:frame><draw:frame draw:style-name="fr3" draw:name="Image4" text:anchor-type="char" svg:width="5.8335in" svg:height="0.0161in" draw:z-index="3"><draw:image xlink:href="https://translate.googleusercontent.com/image_3.png" xlink:type="simple" xlink:show="embed" xlink:actuate="onLoad"/></draw:frame></text:p>
      <text:p text:style-name="P152">[Skorodumova 2010], devoted to serial constructions in Hebrew, the following list is given - the most complete list of this kind:</text:p>
      <text:p text:style-name="P153"><text:span text:style-name="T1">leaher </text:span>'late', <text:span text:style-name="T1">lehagbia </text:span>'lift', <text:span text:style-name="T1">lehakdim </text:span>'precede', <text:span text:style-name="T1">lehakpid </text:span>'show pedantry', <text:span text:style-name="T1">lehakšot </text:span>'complicate', <text:span text:style-name="T1">lehaskil </text:span>'smarter', <text:span text:style-name="T1">lehaškim </text:span>'wake up early in the morning', <text:span text:style-name="T1">lehašpil </text:span>'to drop', <text:span text:style-name="T1">lehešir </text:span>'straighten', <text:span text:style-name="T1">lehetiv </text:span>' improve ', <text:span text:style-name="T1">lehihapez </text:span>' hurry ', <text:span text:style-name="T1">lemaet </text:span>' reduce ', <text:span text:style-name="T1">lemaher </text:span>' hurry '</text:p>
      <text:p text:style-name="P155">According to [Stern 1986; Dalšad, Bras 2007], the verbs <text:span text:style-name="T1">lehaariх </text:span>'lengthen' and <text:span text:style-name="T1">leharbot </text:span>'multiply, enlarge' can be added to this list .</text:p>
      <text:p text:style-name="P92"><text:span text:style-name="T21">It is these fifteen verbs that have become our starting point for the study of the semantics of adverbial constructions in modern Hebrew. The main material of the study was questionnaires received from native speakers. All were interviewed six people living in Israel (of Tel Aviv), in age from 25 to 37 years. We asked the speakers to evaluate the grammatical correctness of our Hebrew sentences and translate them into English or Russian. Some </text:span><text:span text:style-name="T23">examples were </text:span><text:span text:style-name="T24">taken </text:span><text:span text:style-name="T21">from the </text:span><text:span text:style-name="T23">Hebrew </text:span><text:span text:style-name="T24">written body </text:span><text:span text:style-name="T23">, </text:span><text:span text:style-name="T21">HebrewCorpus ( </text:span><text:a xlink:type="simple" xlink:href="https://translate.google.com/translate?hl=en&amp;prev=_t&amp;sl=ru&amp;tl=en&amp;u=http://hebrewcorpus.nmelrc.org/search.php" text:style-name="Internet_20_link" text:visited-style-name="Visited_20_Internet_20_Link"><text:span text:style-name="T22">http://hebrewcorpus.nmelrc.org/search.php</text:span></text:a><text:span text:style-name="T21"> ); these examples are </text:span><text:span text:style-name="T25">marked [HebrewCorpus]. The corpus contains literary, </text:span><text:span text:style-name="T24">scientific </text:span><text:span text:style-name="T21">and religious texts, encyclopedic and news articles, discussions on online forums, blog entries, etc. In total, the corpus has more than 150 million word usage. The translation of sentences from the corps was carried out using the same native speakers.</text:span></text:p>
      <text:p text:style-name="P88">In biblical Hebrew, adverbial constructions as a whole were a very frequent way of expressing adverbs. In separate works, for example, [Waltke, O'Connor 1990; Prokopenko 2013], this phenomenon is called the adverbial geniadis <text:span text:style-name="T47">1 </text:span>. Many dialects appear in ancient texts much later than <text:soft-page-break/>the corresponding constructions and unequivocally go back to adverbial verbs ( <text:span text:style-name="T1">lemaher </text:span>'rush' → <text:span text:style-name="T1">maher </text:span>'quickly', <text:span text:style-name="T1">lehakšot</text:span></text:p>
      <text:p text:style-name="P76"><draw:frame draw:style-name="fr5" draw:name="Image6" text:anchor-type="as-char" svg:width="2.6807in" svg:height="0.0161in" draw:z-index="5"><draw:image xlink:href="https://translate.googleusercontent.com/image_5.png" xlink:type="simple" xlink:show="embed" xlink:actuate="onLoad"/></draw:frame></text:p>
      <text:p text:style-name="P162"><text:span text:style-name="T49">1 </text:span>Gendiadis is a figure of speech expressing one concept with two lexical units, for example, <text:span text:style-name="T1">try and do something </text:span>in the meaning of 'try to do something'.</text:p>
      <text:p text:style-name="P73"><text:s/><draw:frame draw:style-name="fr2" draw:name="Image7" text:anchor-type="char" svg:width="0.4445in" svg:height="0.2917in" draw:z-index="6"><draw:image xlink:href="https://translate.googleusercontent.com/image_6.png" xlink:type="simple" xlink:show="embed" xlink:actuate="onLoad"/></draw:frame></text:p>
      <text:p text:style-name="Text_20_body"/>
      <text:p text:style-name="P73"><text:s/><draw:frame draw:style-name="fr4" draw:name="Image9" text:anchor-type="char" svg:width="1.6252in" svg:height="0.2638in" draw:z-index="8"><draw:image xlink:href="https://translate.googleusercontent.com/image_7.png" xlink:type="simple" xlink:show="embed" xlink:actuate="onLoad"/></draw:frame><draw:frame draw:style-name="fr3" draw:name="Image8" text:anchor-type="char" svg:width="5.8335in" svg:height="0.0161in" draw:z-index="7"><draw:image xlink:href="https://translate.googleusercontent.com/image_3.png" xlink:type="simple" xlink:show="embed" xlink:actuate="onLoad"/></draw:frame></text:p>
      <text:p text:style-name="P163">'complicate' → <text:span text:style-name="T1">kaše </text:span>'difficult', etc.). In modern Hebrew, according to the testimony of native speakers, which are confirmed by corpus data, adverbial constructions are far from being so widespread and characteristic mainly of literary written texts and prepared spoken language. Seven of the fifteen verbs listed above ( <text:span text:style-name="T1">lehagbia </text:span>'lift', <text:span text:style-name="T1">lehakšot </text:span>'complicate' <text:span text:style-name="T1">lehaškim </text:span>'wake up early in the morning', <text:span text:style-name="T1">lehašpil </text:span>'lowering' <text:span text:style-name="T1">lehešir </text:span>'straighten' <text:span text:style-name="T1">lehihapez </text:span>'rush', <text:span text:style-name="T1">lemaher </text:span>'rush'), as it turned out, no longer form adverbial constructions. We also failed to find any additions to this list. The remaining eight verbs can be divided into two groups.</text:p>
      <text:p text:style-name="P164">1) The verbs <text:span text:style-name="T1">lehetiv </text:span>“improve”, <text:span text:style-name="T1">lemaet </text:span>“reduce”, <text:span text:style-name="T1">lehakdim </text:span>“precede”, <text:span text:style-name="T1">leaher </text:span>“late”, <text:span text:style-name="T1">leharbot </text:span>“multiply, enlarge” and <text:span text:style-name="T1">lehaarih </text:span>“lengthen” are used in adverbial constructions with a value characterizing the actual action: </text:p>
      <text:p text:style-name="P165">(4) <text:span text:style-name="T1">hem <text:s text:c="6"/></text:span><text:span text:style-name="T3">yarbu laavod </text:span><text:span text:style-name="T1">maxar </text:span>they. <text:span text:style-name="T50">M <text:s/></text:span>multiply. <text:span text:style-name="T50">FUT </text:span>.3 <text:span text:style-name="T50">PL <text:s text:c="2"/></text:span>work. <text:span text:style-name="T50">INF <text:s text:c="2"/></text:span>tomorrow 'They will work hard tomorrow .' <text:s text:c="37"/></text:p>
      <text:p text:style-name="P166">2) The verbs <text:span text:style-name="T1">lehakpid </text:span>'to show pedantry', <text:span text:style-name="T1">lehaskil </text:span>'to remember' are used in adverbial constructions with the adverbial meaning characterizing Agens.</text:p>
      <text:p text:style-name="P167"><text:span text:style-name="T1">(5) </text:span><text:span text:style-name="T3">yaskil laasot </text:span><text:span text:style-name="T1">ha-kol </text:span>grow wiser. <text:span text:style-name="T50">FUT </text:span>.3 <text:span text:style-name="T50">SG </text:span>. <text:span text:style-name="T50">M </text:span>to do. <text:span text:style-name="T50">INF </text:span><text:span text:style-name="T51">DEF </text:span><text:span text:style-name="T39">-all </text:span><text:span text:style-name="T1">"kašer ve = yašer"</text:span> <text:s text:c="93"/></text:p>
      <text:p text:style-name="P117">kosher and = direct</text:p>
      <text:p text:style-name="P119">"He will be able to do everything well and right."</text:p>
      <text:p text:style-name="P89">In our study, we will examine in detail the semantics of constructions with these verbs; the study of their syntactic features remains the task of future research. We note briefly that no restrictions were found on the grammatical form of the adverbial verb and on the syntactic position of the construct in the sentence. The adverbial construction obeys the general syntactic rules and restrictions of Hebrew: the conjugated adverbial verb precedes the sentimental</text:p>
      <text:p text:style-name="P73"><text:s/><draw:frame draw:style-name="fr2" draw:name="Image10" text:anchor-type="char" svg:width="0.4445in" svg:height="0.2917in" draw:z-index="9"><draw:image xlink:href="https://translate.googleusercontent.com/image_8.png" xlink:type="simple" xlink:show="embed" xlink:actuate="onLoad"/></draw:frame></text:p>
      <text:p text:style-name="Text_20_body"/>
      <text:p text:style-name="P73"><text:s/><draw:frame draw:style-name="fr4" draw:name="Image12" text:anchor-type="char" svg:width="1.6252in" svg:height="0.2638in" draw:z-index="11"><draw:image xlink:href="https://translate.googleusercontent.com/image_9.png" xlink:type="simple" xlink:show="embed" xlink:actuate="onLoad"/></draw:frame><draw:frame draw:style-name="fr3" draw:name="Image11" text:anchor-type="char" svg:width="5.8335in" svg:height="0.0161in" draw:z-index="10"><draw:image xlink:href="https://translate.googleusercontent.com/image_3.png" xlink:type="simple" xlink:show="embed" xlink:actuate="onLoad"/></draw:frame></text:p>
      <text:p text:style-name="P163">the actant, expressed by the infinitive, the direct complement of the semantic verb follows them. Between the adverbial verb and the infinitive there can be an adverbial verb modifier (semantically - the adverb modifier), for example, the <text:span text:style-name="T1">adverb meod </text:span>'very' and <text:span text:style-name="T1">yoter miday </text:span>'too'. An infinitive in an adverbial construction can be anything if it is pragmatically normal in context.</text:p>
      <text:p text:style-name="P87"><text:soft-page-break/>Section 2 further illustrates the use of those verbs from the list [Skorodumova 2010] that are not capable of forming adverbial structures; sections 3 and 4 describe adverbial constructions with verbs of the first and second groups, respectively.</text:p>
      <text:p text:style-name="P77"><text:s/></text:p>
      <text:p text:style-name="P168"><text:span text:style-name="T15">2. Non-adverbial constructions</text:span> </text:p>
      <text:p text:style-name="P127"><text:span text:style-name="T13">- </text:span><text:span text:style-name="T15">lehaškim 'get up early in the morning'</text:span></text:p>
      <text:p text:style-name="P169">The assumed <text:span text:style-name="T47">2 </text:span>meaning of the construct is 'do something early' or 'do something in advance'.</text:p>
      <text:p text:style-name="P170">It is used only in its direct meaning; can control the infinitive exclusively with the target semantics:</text:p>
      <text:p text:style-name="P101"><text:span text:style-name="T14">(6) hu </text:span><text:span text:style-name="T15">hiškim lecalcel </text:span><text:span text:style-name="T14">elai</text:span> <text:s text:c="51"/></text:p>
      <text:p text:style-name="P175">he stand up early. <text:span text:style-name="T50">PST </text:span>.3 <text:span text:style-name="T50">SG </text:span>. <text:span text:style-name="T50">M <text:s/></text:span>call. <text:span text:style-name="T50">INF </text:span><text:span text:style-name="T36">to. </text:span><text:span text:style-name="T52">POSS </text:span><text:span text:style-name="T36">.1 </text:span><text:span text:style-name="T52">SG </text:span>'He got up early to call me.' <text:s text:c="26"/></text:p>
      <text:p text:style-name="P102"><text:span text:style-name="T15">(7) </text:span><text:span text:style-name="T13">* </text:span><text:span text:style-name="T14">hu </text:span><text:span text:style-name="T15">hiškim laleхet lišon</text:span> <text:s text:c="51"/></text:p>
      <text:p text:style-name="P176">he stand up early. <text:span text:style-name="T50">PST </text:span>.3 <text:span text:style-name="T50">SG </text:span>. <text:span text:style-name="T50">M </text:span>to go. <text:span text:style-name="T50">INF to </text:span><text:span text:style-name="T36">sleep. </text:span><text:span text:style-name="T52">INF </text:span>Expected value: 'He went to bed early .' <text:s text:c="40"/></text:p>
      <text:p text:style-name="P128"><text:span text:style-name="T13">- </text:span><text:span text:style-name="T15">lehagbia 'lift'</text:span></text:p>
      <text:p text:style-name="P169">The intended meaning of the design is to 'do something high'.</text:p>
      <text:p text:style-name="P171">It is used only in its direct meaning; valency for direct addition can be filled only by a noun phrase.</text:p>
      <text:p text:style-name="P102"><text:span text:style-name="T14">(8) * hu </text:span><text:span text:style-name="T15">higbia laaхoz </text:span><text:span text:style-name="T14">et</text:span> <text:s text:c="51"/></text:p>
      <text:p text:style-name="P124"><text:span text:style-name="T13">he lift up. </text:span><text:span text:style-name="T50">PST </text:span><text:span text:style-name="T13">.3 </text:span><text:span text:style-name="T50">SG </text:span><text:span text:style-name="T13">. </text:span><text:span text:style-name="T50">M </text:span><text:span text:style-name="T13">hold. </text:span><text:span text:style-name="T50">INF OBJ </text:span><text:span text:style-name="T13">. </text:span><text:span text:style-name="T50">Def</text:span> <text:s text:c="40"/></text:p>
      <text:p text:style-name="P73"><text:s/></text:p>
      <text:p text:style-name="P73"><text:s/></text:p>
      <text:p text:style-name="P78"><draw:frame draw:style-name="fr5" draw:name="Image13" text:anchor-type="as-char" svg:width="2.6807in" svg:height="0.0161in" draw:z-index="12"><draw:image xlink:href="https://translate.googleusercontent.com/image_5.png" xlink:type="simple" xlink:show="embed" xlink:actuate="onLoad"/></draw:frame></text:p>
      <text:p text:style-name="P129"><text:span text:style-name="T49">2 </text:span><text:span text:style-name="T43">Here </text:span><text:span text:style-name="T42">and </text:span><text:span text:style-name="T43">further </text:span><text:span text:style-name="T42">in </text:span><text:span text:style-name="T44">this </text:span><text:span text:style-name="T43">section: estimated </text:span><text:span text:style-name="T42">in </text:span><text:span text:style-name="T43">[Skorodumova 2010].</text:span></text:p>
      <text:p text:style-name="P73"><text:s/><draw:frame draw:style-name="fr2" draw:name="Image14" text:anchor-type="char" svg:width="0.4445in" svg:height="0.2917in" draw:z-index="13"><draw:image xlink:href="https://translate.googleusercontent.com/image_10.png" xlink:type="simple" xlink:show="embed" xlink:actuate="onLoad"/></draw:frame></text:p>
      <text:p text:style-name="Text_20_body"/>
      <text:p text:style-name="P73"><text:s/><draw:frame draw:style-name="fr4" draw:name="Image16" text:anchor-type="char" svg:width="1.6252in" svg:height="0.2638in" draw:z-index="15"><draw:image xlink:href="https://translate.googleusercontent.com/image_11.png" xlink:type="simple" xlink:show="embed" xlink:actuate="onLoad"/></draw:frame><draw:frame draw:style-name="fr3" draw:name="Image15" text:anchor-type="char" svg:width="5.8335in" svg:height="0.0161in" draw:z-index="14"><draw:image xlink:href="https://translate.googleusercontent.com/image_3.png" xlink:type="simple" xlink:show="embed" xlink:actuate="onLoad"/></draw:frame></text:p>
      <text:p text:style-name="P130">ha-degel</text:p>
      <text:p text:style-name="P124"><text:span text:style-name="T50">DEF </text:span><text:span text:style-name="T13">flag</text:span></text:p>
      <text:p text:style-name="P119">Expected value: 'He held the flag high.'</text:p>
      <text:p text:style-name="P103"><text:span text:style-name="T14">(9) hu </text:span><text:span text:style-name="T15">higbia </text:span><text:span text:style-name="T14">et ha-yad</text:span> <text:s text:c="51"/></text:p>
      <text:p text:style-name="P124"><text:span text:style-name="T13">he lift up. </text:span><text:span text:style-name="T50">PST </text:span><text:span text:style-name="T13">.3 </text:span><text:span text:style-name="T50">SG </text:span><text:span text:style-name="T13">. </text:span><text:span text:style-name="T50">M OBJ </text:span><text:span text:style-name="T13">. </text:span><text:span text:style-name="T50">DEF DEF </text:span><text:span text:style-name="T13">-HAND</text:span> <text:s text:c="26"/></text:p>
      <text:p text:style-name="P177"><text:span text:style-name="T1">šelo laaxoz et ha-degel </text:span><text:span text:style-name="T50">POSS </text:span>.3 <text:span text:style-name="T50">SG </text:span>. <text:span text:style-name="T50">M </text:span>hold. <text:span text:style-name="T50">INF OBJ </text:span>. <text:span text:style-name="T50">DEF </text:span><text:span text:style-name="T52">DEF </text:span><text:span text:style-name="T36">flag </text:span>'He raised his hand to hold the flag.' <text:s text:c="82"/></text:p>
      <text:p text:style-name="P133"><text:span text:style-name="T13">- </text:span><text:span text:style-name="T15">lehašpil 'lower'</text:span></text:p>
      <text:p text:style-name="P169">The estimated value of the design is 'do something low, at low altitude'.</text:p>
      <text:p text:style-name="P172">It is used only in its direct meaning; valency for direct addition can be filled only by a noun phrase.</text:p>
      <text:p text:style-name="P105"><text:soft-page-break/><text:span text:style-name="T14">(10) * hu </text:span><text:span text:style-name="T15">hišpil laaxoz </text:span><text:span text:style-name="T14">et</text:span> <text:s text:c="48"/></text:p>
      <text:p text:style-name="P124"><text:span text:style-name="T13">he lower. </text:span><text:span text:style-name="T50">PST </text:span><text:span text:style-name="T13">.3 </text:span><text:span text:style-name="T50">SG </text:span><text:span text:style-name="T13">. </text:span><text:span text:style-name="T50">M </text:span><text:span text:style-name="T13">hold. </text:span><text:span text:style-name="T50">INF OBJ </text:span><text:span text:style-name="T13">. </text:span><text:span text:style-name="T50">Def</text:span> <text:s text:c="40"/></text:p>
      <text:p text:style-name="P134">ha-degel</text:p>
      <text:p text:style-name="P178"><text:span text:style-name="T50">DEF </text:span><text:span text:style-name="T13">flag</text:span></text:p>
      <text:p text:style-name="P119">Expected Value: 'He held the flag low.'</text:p>
      <text:p text:style-name="P103"><text:span text:style-name="T14">(11) hu </text:span><text:span text:style-name="T15">hišpil </text:span><text:span text:style-name="T14">et ha-yad</text:span> <text:s text:c="48"/></text:p>
      <text:p text:style-name="P177">he lower. <text:span text:style-name="T50">PST </text:span>.3 <text:span text:style-name="T50">SG </text:span>. <text:span text:style-name="T50">M OBJ </text:span>. <text:span text:style-name="T50">DEF DEF </text:span>-hand <text:span text:style-name="T1">šelo laaxoz et ha-degel </text:span><text:span text:style-name="T50">POSS </text:span>.3 <text:span text:style-name="T50">SG </text:span>. <text:span text:style-name="T50">M </text:span>hold. <text:span text:style-name="T50">INF OBJ </text:span>. <text:span text:style-name="T50">DEF </text:span><text:span text:style-name="T52">DEF </text:span><text:span text:style-name="T36">flag </text:span>'He lowered his hand to hold the flag.' <text:s text:c="124"/></text:p>
      <text:p text:style-name="P133"><text:span text:style-name="T13">- </text:span><text:span text:style-name="T15">lehešir 'straighten'</text:span></text:p>
      <text:p text:style-name="P149">The intended meaning of the design is to 'do something directly.'</text:p>
      <text:p text:style-name="P185">A very rare verb that does not accept the sentimental actant and is used almost exclusively in a stable expression with the meaning 'look directly' (literally “straighten your eyes”):</text:p>
      <text:p text:style-name="P186">(12) <text:span text:style-name="T1">hu <text:s text:c="4"/></text:span><text:span text:style-name="T3">hešir </text:span><text:span text:style-name="T1">mabat </text:span>he straighten. <text:span text:style-name="T50">PST </text:span>.3 <text:span text:style-name="T50">SG </text:span>. <text:span text:style-name="T50">M <text:s/></text:span>look 'He looked straight.' <text:s text:c="20"/></text:p>
      <text:p text:style-name="P106"><text:span text:style-name="T15">(13) </text:span><text:span text:style-name="T13">* </text:span><text:span text:style-name="T14">hu <text:s text:c="2"/></text:span><text:span text:style-name="T15">hešir lalexet <text:s text:c="4"/></text:span><text:span text:style-name="T13">/ <text:s/></text:span><text:span text:style-name="T15">lir'ot</text:span> <text:s text:c="20"/></text:p>
      <text:p text:style-name="P187">he straighten. <text:span text:style-name="T50">PST </text:span>.3 <text:span text:style-name="T50">SG </text:span>. <text:span text:style-name="T50">M </text:span>to go. <text:span text:style-name="T50">INF </text:span>watch. <text:span text:style-name="T50">INF </text:span>Expected value: 'He walked directly / looked.'</text:p>
      <text:p text:style-name="P73"><text:s/><draw:frame draw:style-name="fr2" draw:name="Image17" text:anchor-type="char" svg:width="0.4445in" svg:height="0.2917in" draw:z-index="16"><draw:image xlink:href="https://translate.googleusercontent.com/image_12.png" xlink:type="simple" xlink:show="embed" xlink:actuate="onLoad"/></draw:frame></text:p>
      <text:p text:style-name="Text_20_body"/>
      <text:p text:style-name="P73"><text:s/><draw:frame draw:style-name="fr4" draw:name="Image19" text:anchor-type="char" svg:width="1.6252in" svg:height="0.2638in" draw:z-index="18"><draw:image xlink:href="https://translate.googleusercontent.com/image_13.png" xlink:type="simple" xlink:show="embed" xlink:actuate="onLoad"/></draw:frame><draw:frame draw:style-name="fr3" draw:name="Image18" text:anchor-type="char" svg:width="5.8335in" svg:height="0.0161in" draw:z-index="17"><draw:image xlink:href="https://translate.googleusercontent.com/image_3.png" xlink:type="simple" xlink:show="embed" xlink:actuate="onLoad"/></draw:frame></text:p>
      <text:p text:style-name="P188"><text:span text:style-name="T15">- lehakšot 'complicate'</text:span> <text:s text:c="2"/></text:p>
      <text:p text:style-name="P149">The intended meaning of the design is 'to do something difficult, in a complicated way'.</text:p>
      <text:p text:style-name="P93">It is used only in the direct sense, usually with a noun phrase as a direct addition. A sentimental actant (infinitive) can theoretically take the position of direct complement, but no adverbial construction is formed: in this case, the presence of an additional unexpressed participant is implied, and the infinitive indicates an action that the subject complicated for this participant.</text:p>
      <text:p text:style-name="P78"><text:s/></text:p>
      <table:table table:name="Table1" table:style-name="Table1">
        <table:table-column table:style-name="Table1.A"/>
        <table:table-column table:style-name="Table1.B"/>
        <table:table-column table:style-name="Table1.C"/>
        <table:table-row>
          <table:table-cell table:style-name="Table1.A1" office:value-type="string">
            <text:p text:style-name="P287"><text:span text:style-name="T8">(14) </text:span><text:span text:style-name="T10">hu </text:span><text:span text:style-name="T11">hikša</text:span></text:p>
          </table:table-cell>
          <table:table-cell table:style-name="Table1.A1" office:value-type="string">
            <text:p text:style-name="P289">liftor</text:p>
          </table:table-cell>
          <table:table-cell table:style-name="Table1.A1" office:value-type="string">
            <text:p text:style-name="P291">a</text:p>
          </table:table-cell>
        </table:table-row>
        <table:table-row>
          <table:table-cell table:style-name="Table1.A1" office:value-type="string">
            <text:p text:style-name="P293"><text:span text:style-name="T8">he complicate. </text:span><text:span text:style-name="T12">PST </text:span><text:span text:style-name="T8">.3 </text:span><text:span text:style-name="T12">SG </text:span><text:span text:style-name="T8">. </text:span><text:span text:style-name="T12">M</text:span></text:p>
          </table:table-cell>
          <table:table-cell table:style-name="Table1.A1" office:value-type="string">
            <text:p text:style-name="P290"><text:span text:style-name="T8">solve. </text:span><text:span text:style-name="T12">INF</text:span></text:p>
          </table:table-cell>
          <table:table-cell table:style-name="Table1.A1" office:value-type="string">
            <text:p text:style-name="P292"><text:span text:style-name="T12">DEF </text:span><text:span text:style-name="T8">. </text:span><text:span text:style-name="T12">Obj</text:span></text:p>
          </table:table-cell>
        </table:table-row>
        <table:table-row>
          <table:table-cell table:style-name="Table1.A1" office:value-type="string">
            <text:p text:style-name="P294">ha-beaja</text:p>
          </table:table-cell>
          <table:table-cell table:style-name="Table1.A1" office:value-type="string">
            <text:p text:style-name="P298"><text:s/></text:p>
          </table:table-cell>
          <table:table-cell table:style-name="Table1.A1" office:value-type="string">
            <text:p text:style-name="P298"><text:s/></text:p>
          </table:table-cell>
        </table:table-row>
        <table:table-row>
          <table:table-cell table:style-name="Table1.A1" office:value-type="string">
            <text:p text:style-name="P295"><text:span text:style-name="T12">DEF </text:span><text:span text:style-name="T8">problem</text:span></text:p>
          </table:table-cell>
          <table:table-cell table:style-name="Table1.A1" office:value-type="string">
            <text:p text:style-name="P298"><text:s/></text:p>
          </table:table-cell>
          <table:table-cell table:style-name="Table1.A1" office:value-type="string">
            <text:p text:style-name="P298"><text:s/></text:p>
          </table:table-cell>
        </table:table-row>
      </table:table>
      <text:p text:style-name="P190"><text:span text:style-name="T13">1. "He complicated the solution of the problem."</text:span> </text:p>
      <text:p text:style-name="P192"><text:span text:style-name="T13">2. </text:span><text:span text:style-name="T40"># </text:span><text:span text:style-name="T13">'He solved the problem in a complicated way.'</text:span> </text:p>
      <text:p text:style-name="P189"><text:span text:style-name="T15">- lemaher 'rush'</text:span> <text:s text:c="2"/></text:p>
      <text:p text:style-name="P149">The intended meaning of the design is 'do something fast.'</text:p>
      <text:p text:style-name="P93">The verb <text:span text:style-name="T1">lemaher </text:span>“hurry” can take a sentimental actant (infinitive) with the meaning of the goal, but it does not form an adverbial construction, since it denotes a separate situation, and not a <text:soft-page-break/>parameter of the situation expressed by the sentimental actant. So, an example of (15) describes not one, but two separate situations of the target ratio ( <text:span text:style-name="T1">hurried </text:span>, <text:span text:style-name="T1">to po- run </text:span>, and not <text:span text:style-name="T1">quickly ran </text:span>).</text:p>
      <text:p text:style-name="P107"><text:span text:style-name="T14">(15) hu <text:s text:c="4"/></text:span><text:span text:style-name="T15">miher laruc </text:span><text:span text:style-name="T14">leorex ha-kviš</text:span> <text:s text:c="34"/></text:p>
      <text:p text:style-name="P196">he is in a hurry. <text:span text:style-name="T50">PST </text:span>.3 <text:span text:style-name="T50">SG </text:span>. <text:span text:style-name="T50">M </text:span>run. <text:span text:style-name="T50">INF </text:span>along the <text:span text:style-name="T50">DEF- </text:span>road 'He hastened to run along the road {for example, quickly crossed the road to run on its other side}'. <text:s text:c="40"/></text:p>
      <text:p text:style-name="P173">It is also impossible to combine with the infinitive in those cases when the subject is not an Agent.</text:p>
      <text:p text:style-name="P198"><text:span text:style-name="T14">(16) </text:span><text:span text:style-name="T13">* </text:span><text:span text:style-name="T14">ha-kadur </text:span><text:span text:style-name="T15">miher lehitgalgel </text:span><text:span text:style-name="T17">leorex</text:span> <text:s text:c="53"/></text:p>
      <text:p text:style-name="P199"><text:span text:style-name="T50">DEF - the </text:span><text:span text:style-name="T13">ball rush. </text:span><text:span text:style-name="T50">PST </text:span><text:span text:style-name="T13">.3 </text:span><text:span text:style-name="T50">SG </text:span><text:span text:style-name="T13">. </text:span><text:span text:style-name="T50">M </text:span><text:span text:style-name="T13">roll. </text:span><text:span text:style-name="T50">INF </text:span><text:span text:style-name="T16">along</text:span> <text:s text:c="40"/></text:p>
      <text:p text:style-name="P73"><text:s/><draw:frame draw:style-name="fr2" draw:name="Image20" text:anchor-type="char" svg:width="0.4445in" svg:height="0.2917in" draw:z-index="19"><draw:image xlink:href="https://translate.googleusercontent.com/image_14.png" xlink:type="simple" xlink:show="embed" xlink:actuate="onLoad"/></draw:frame></text:p>
      <text:p text:style-name="Text_20_body"/>
      <text:p text:style-name="P73"><text:s/><draw:frame draw:style-name="fr4" draw:name="Image22" text:anchor-type="char" svg:width="1.6252in" svg:height="0.2638in" draw:z-index="21"><draw:image xlink:href="https://translate.googleusercontent.com/image_15.png" xlink:type="simple" xlink:show="embed" xlink:actuate="onLoad"/></draw:frame><draw:frame draw:style-name="fr3" draw:name="Image21" text:anchor-type="char" svg:width="5.8335in" svg:height="0.0161in" draw:z-index="20"><draw:image xlink:href="https://translate.googleusercontent.com/image_3.png" xlink:type="simple" xlink:show="embed" xlink:actuate="onLoad"/></draw:frame></text:p>
      <text:p text:style-name="P130">ha-kviš</text:p>
      <text:p text:style-name="P178"><text:span text:style-name="T50">DEF- </text:span><text:span text:style-name="T13">road</text:span></text:p>
      <text:p text:style-name="P119">Expected value: 'The ball rolled quickly along the road.'</text:p>
      <text:p text:style-name="P103"><text:span text:style-name="T15">(17) </text:span><text:span text:style-name="T14">hu </text:span><text:span text:style-name="T15">miher lamut</text:span> <text:s text:c="34"/></text:p>
      <text:p text:style-name="P124"><text:span text:style-name="T13">he is in a hurry. </text:span><text:span text:style-name="T50">PST </text:span><text:span text:style-name="T13">.3 </text:span><text:span text:style-name="T50">SG </text:span><text:span text:style-name="T13">. </text:span><text:span text:style-name="T50">M </text:span><text:span text:style-name="T13">die. </text:span><text:span text:style-name="T50">INF</text:span> <text:s text:c="26"/></text:p>
      <text:list xml:id="list2004366876" text:style-name="L71">
        <text:list-item>
          <text:list>
            <text:list-item>
              <text:p text:style-name="P201">'He was in a hurry to die {he wanted to die and did dangerous things}'.</text:p>
            </text:list-item>
            <text:list-item>
              <text:p text:style-name="P202"><text:span text:style-name="T40"># </text:span>'He quickly died.'</text:p>
            </text:list-item>
          </text:list>
        </text:list-item>
      </text:list>
      <text:p text:style-name="P136"><text:span text:style-name="T13">In contrast, from the Russian </text:span><text:span text:style-name="T14">hasten the V </text:span><text:span text:style-name="T41">the inf </text:span><text:span text:style-name="T13">, expression </text:span><text:span text:style-name="T14">lemaher the V </text:span><text:span text:style-name="T41">the inf</text:span></text:p>
      <text:p text:style-name="P203">does not implicate the successful implementation of the action.</text:p>
      <text:p text:style-name="P147"><text:span text:style-name="T1">(18) The young lady dropped her handkerchief on the ground </text:span>, <text:span text:style-name="T1">and Lieutenant N </text:span><text:span text:style-name="T3">hastened to pick </text:span><text:span text:style-name="T1">it up {= quickly picked it up}.</text:span> <text:s text:c="6"/></text:p>
      <text:p text:style-name="P105"><text:span text:style-name="T14">(19) hu </text:span><text:span text:style-name="T15">miher lehanif </text:span><text:span text:style-name="T14">et</text:span> <text:s text:c="48"/></text:p>
      <text:p text:style-name="P124"><text:span text:style-name="T13">he is in a hurry. </text:span><text:span text:style-name="T50">PST </text:span><text:span text:style-name="T13">.3 </text:span><text:span text:style-name="T50">SG </text:span><text:span text:style-name="T13">. </text:span><text:span text:style-name="T50">M </text:span><text:span text:style-name="T13">raise. </text:span><text:span text:style-name="T50">INF DEF </text:span><text:span text:style-name="T13">. </text:span><text:span text:style-name="T50">Obj</text:span> <text:s text:c="40"/></text:p>
      <text:p text:style-name="P121">ha-mithata</text:p>
      <text:p text:style-name="P124"><text:span text:style-name="T50">DEF </text:span><text:span text:style-name="T13">patch</text:span></text:p>
      <text:p text:style-name="P120">"He hastened to pick up a handkerchief {it is not known whether he succeeded or not}."</text:p>
      <text:p text:style-name="P138"><text:span text:style-name="T13">- </text:span><text:span text:style-name="T15">lehiхapez 'hurry'</text:span></text:p>
      <text:p text:style-name="P149">The intended meaning of the design is 'do something fast.'</text:p>
      <text:p text:style-name="P93">The verb <text:span text:style-name="T1">lehiхapez </text:span>“hurry” <text:span text:style-name="T3">is </text:span>more archaic and less enjoyable than <text:span text:style-name="T1">lemaher </text:span>“hurry”, however, apart from this, the verbs are completely synonymous and, in particular, behave identically when forming constructions with an infinitive.</text:p>
      <text:p text:style-name="P106"><text:span text:style-name="T14">(20) hu <text:s text:c="4"/></text:span><text:span text:style-name="T15">nexpaz laruc </text:span><text:span text:style-name="T14">leorex ha-kviš</text:span> <text:s text:c="34"/></text:p>
      <text:p text:style-name="P196">he is in a hurry. <text:span text:style-name="T50">PST </text:span>.3 <text:span text:style-name="T50">SG </text:span>. <text:span text:style-name="T50">M </text:span>run. <text:span text:style-name="T50">INF </text:span>along the <text:span text:style-name="T50">DEF- </text:span>road 'He hastened to run along the road {quickly crossed the road to run on its other side}'. <text:s text:c="40"/></text:p>
      <text:p text:style-name="P206"><text:soft-page-break/><text:span text:style-name="T1">(21) </text:span>* <text:span text:style-name="T1">ha-kadur <text:s text:c="2"/></text:span><text:span text:style-name="T3">nexpaz lehitgalgel </text:span><text:span text:style-name="T37">leorex </text:span><text:span text:style-name="T50">DEF </text:span>- hurry the ball. <text:span text:style-name="T50">PST </text:span>.3 <text:span text:style-name="T50">SG </text:span>. <text:span text:style-name="T50">M </text:span>roll. <text:span text:style-name="T50">INF </text:span>along <text:s/><text:span text:style-name="T1">ha-kviš</text:span> <text:s text:c="20"/></text:p>
      <text:p text:style-name="P181"><text:span text:style-name="T50">DEF- </text:span><text:span text:style-name="T13">road</text:span></text:p>
      <text:p text:style-name="P119">Expected value: 'The ball rolled quickly along the road.'</text:p>
      <text:p text:style-name="P73"><text:s/><draw:frame draw:style-name="fr2" draw:name="Image23" text:anchor-type="char" svg:width="0.4445in" svg:height="0.2917in" draw:z-index="22"><draw:image xlink:href="https://translate.googleusercontent.com/image_16.png" xlink:type="simple" xlink:show="embed" xlink:actuate="onLoad"/></draw:frame></text:p>
      <text:p text:style-name="Text_20_body"/>
      <text:p text:style-name="P73"><text:s/><draw:frame draw:style-name="fr4" draw:name="Image25" text:anchor-type="char" svg:width="1.6252in" svg:height="0.2638in" draw:z-index="24"><draw:image xlink:href="https://translate.googleusercontent.com/image_17.png" xlink:type="simple" xlink:show="embed" xlink:actuate="onLoad"/></draw:frame><draw:frame draw:style-name="fr3" draw:name="Image24" text:anchor-type="char" svg:width="5.8335in" svg:height="0.0161in" draw:z-index="23"><draw:image xlink:href="https://translate.googleusercontent.com/image_3.png" xlink:type="simple" xlink:show="embed" xlink:actuate="onLoad"/></draw:frame></text:p>
      <text:p text:style-name="P100"><text:span text:style-name="T15">(22) </text:span><text:span text:style-name="T14">hu </text:span><text:span text:style-name="T15">nexpaz lamut</text:span> <text:s text:c="34"/></text:p>
      <text:p text:style-name="P124"><text:span text:style-name="T13">he is in a hurry. </text:span><text:span text:style-name="T50">PST </text:span><text:span text:style-name="T13">.3 </text:span><text:span text:style-name="T50">SG </text:span><text:span text:style-name="T13">. </text:span><text:span text:style-name="T50">M </text:span><text:span text:style-name="T13">die. </text:span><text:span text:style-name="T50">INF</text:span> <text:s text:c="26"/></text:p>
      <text:list xml:id="list42688514" text:style-name="L72">
        <text:list-item>
          <text:list>
            <text:list-item>
              <text:p text:style-name="P209">'He was in a hurry to die {he wanted to die and did risky acts}'.</text:p>
            </text:list-item>
            <text:list-item>
              <text:p text:style-name="P211"><text:span text:style-name="T40"># </text:span>'He quickly died.'</text:p>
            </text:list-item>
          </text:list>
        </text:list-item>
      </text:list>
      <text:p text:style-name="P78"><text:s/></text:p>
      <text:list xml:id="list2835787301" text:style-name="L73">
        <text:list-item>
          <text:list>
            <text:list-item>
              <text:p text:style-name="P212">Adverbial constructions with values characterizing the actual action</text:p>
            </text:list-item>
          </text:list>
        </text:list-item>
      </text:list>
      <text:p text:style-name="P139"><text:span text:style-name="T13">- </text:span><text:span text:style-name="T15">lemaet 'reduce'</text:span></text:p>
      <text:p text:style-name="P169">The use of the verb <text:span text:style-name="T1">lemaet </text:span>'reduce' in the literal meaning is illustrated in examples (23) - (24).</text:p>
      <text:p text:style-name="P213"><text:span text:style-name="T1">(23) mahala </text:span><text:span text:style-name="T3">memaetet </text:span><text:span text:style-name="T1">et ha-koax </text:span>disease reduce. <text:span text:style-name="T50">PRS </text:span>.3 <text:span text:style-name="T50">SG </text:span>. <text:span text:style-name="T50">F DEF </text:span>. <text:span text:style-name="T50">OBJ </text:span><text:span text:style-name="T52">DEF- </text:span><text:span text:style-name="T36">force </text:span><text:span text:style-name="T1">ve = et ha-mamon</text:span> <text:s text:c="104"/></text:p>
      <text:p text:style-name="P181"><text:span text:style-name="T13">and = </text:span><text:span text:style-name="T50">DEF </text:span><text:span text:style-name="T13">. </text:span><text:span text:style-name="T50">OBJ DEF- </text:span><text:span text:style-name="T13">capital</text:span></text:p>
      <text:p text:style-name="P124"><text:span text:style-name="T13">"A disease reduces strength and capital." [HebrewCorpus]</text:span><text:span text:style-name="T55"> </text:span><text:s text:c="13"/></text:p>
      <text:p text:style-name="P108"><text:span text:style-name="T14">(24) hu </text:span><text:span text:style-name="T15">miet </text:span><text:span text:style-name="T14">be = limudey kodeš</text:span> <text:s text:c="48"/></text:p>
      <text:p text:style-name="P214">he reduce. <text:span text:style-name="T50">PST </text:span>.3 <text:span text:style-name="T50">SG </text:span>. <text:span text:style-name="T50">M </text:span>in = teaching. <text:span text:style-name="T50">PL </text:span>sacred <text:span text:style-name="T1">ve = hifna libo le = dvarim </text:span>and = turn. <text:span text:style-name="T50">PST </text:span>.3 <text:span text:style-name="T50">SG </text:span>. <text:span text:style-name="T50">M </text:span>heart. <text:span text:style-name="T50">POSS </text:span>3 <text:span text:style-name="T50">SG </text:span>. <text:span text:style-name="T50">M </text:span>to = thing. <text:span text:style-name="T50">PL </text:span><text:span text:style-name="T1">btelim</text:span> <text:s text:c="124"/></text:p>
      <text:p text:style-name="P181"><text:span text:style-name="T13">empty. </text:span><text:span text:style-name="T50">PL</text:span></text:p>
      <text:p text:style-name="P207">"He began to study the holy books less often (lit. reduced in sacred teachings) and turned his heart to empty deeds." <text:span text:style-name="T54">[HebrewCorpus]</text:span> <text:s text:c="12"/></text:p>
      <text:p text:style-name="P150"><text:span text:style-name="T39">This </text:span><text:span text:style-name="T45">verb </text:span><text:span text:style-name="T39">can have a </text:span><text:span text:style-name="T45">sentimental </text:span><text:span text:style-name="T39">actant (infinitive), </text:span>in the construction with which the meaning of the verb changes to 'few' ('with a small number of objects' / 'for a short time', but not 'to a small degree') or 'rarely'.</text:p>
      <text:p text:style-name="P79"><text: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87"><text:span text:style-name="T8">(25) </text:span><text:span text:style-name="T10">ha-gešem</text:span></text:p>
          </table:table-cell>
          <table:table-cell table:style-name="Table2.A1" office:value-type="string">
            <text:p text:style-name="P301">miet</text:p>
          </table:table-cell>
          <table:table-cell table:style-name="Table2.A1" table:number-columns-spanned="2" office:value-type="string">
            <text:p text:style-name="P304">laredet</text:p>
          </table:table-cell>
          <table:covered-table-cell/>
        </table:table-row>
        <table:table-row>
          <table:table-cell table:style-name="Table2.A1" office:value-type="string">
            <text:p text:style-name="P295"><text:span text:style-name="T12">DEF </text:span><text:span text:style-name="T8">-dozhd</text:span></text:p>
          </table:table-cell>
          <table:table-cell table:style-name="Table2.A1" office:value-type="string">
            <text:p text:style-name="P303"><text:span text:style-name="T8">reduce. </text:span><text:span text:style-name="T12">PST </text:span><text:span text:style-name="T8">.3 </text:span><text:span text:style-name="T12">SG </text:span><text:span text:style-name="T8">. </text:span><text:span text:style-name="T12">M</text:span></text:p>
          </table:table-cell>
          <table:table-cell table:style-name="Table2.A1" table:number-columns-spanned="2" office:value-type="string">
            <text:p text:style-name="P305"><text:span text:style-name="T8">to go down. </text:span><text:span text:style-name="T12">INF</text:span></text:p>
          </table:table-cell>
          <table:covered-table-cell/>
        </table:table-row>
        <table:table-row>
          <table:table-cell table:style-name="Table2.A1" table:number-columns-spanned="4" office:value-type="string">
            <text:p text:style-name="P296">"It rained a little (not long)."</text:p>
          </table:table-cell>
          <table:covered-table-cell/>
          <table:covered-table-cell/>
          <table:covered-table-cell/>
        </table:table-row>
        <table:table-row>
          <table:table-cell table:style-name="Table2.A1" office:value-type="string">
            <text:p text:style-name="P288"><text:span text:style-name="T8">(26) </text:span><text:span text:style-name="T10">gšamim</text:span></text:p>
          </table:table-cell>
          <table:table-cell table:style-name="Table2.A1" office:value-type="string">
            <text:p text:style-name="P306">memaatim</text:p>
          </table:table-cell>
          <table:table-cell table:style-name="Table2.A1" office:value-type="string">
            <text:p text:style-name="P299">laredet</text:p>
          </table:table-cell>
          <table:table-cell table:style-name="Table2.A1" office:value-type="string">
            <text:p text:style-name="P309">po</text:p>
          </table:table-cell>
        </table:table-row>
        <table:table-row>
          <table:table-cell table:style-name="Table2.A1" office:value-type="string">
            <text:p text:style-name="P295"><text:span text:style-name="T8">rain. </text:span><text:span text:style-name="T12">PL</text:span></text:p>
          </table:table-cell>
          <table:table-cell table:style-name="Table2.A1" office:value-type="string">
            <text:p text:style-name="P307"><text:span text:style-name="T8">reduce. </text:span><text:span text:style-name="T12">PRS </text:span><text:span text:style-name="T8">.3 </text:span><text:span text:style-name="T12">PL </text:span><text:span text:style-name="T8">. </text:span><text:span text:style-name="T12">M</text:span></text:p>
          </table:table-cell>
          <table:table-cell table:style-name="Table2.A1" office:value-type="string">
            <text:p text:style-name="P300"><text:span text:style-name="T8">to go down. </text:span><text:span text:style-name="T12">INF</text:span></text:p>
          </table:table-cell>
          <table:table-cell table:style-name="Table2.A1" office:value-type="string">
            <text:p text:style-name="P310">here</text:p>
          </table:table-cell>
        </table:table-row>
        <table:table-row>
          <table:table-cell table:style-name="Table2.A1" table:number-columns-spanned="4" office:value-type="string">
            <text:p text:style-name="P296">"It rarely rains here."</text:p>
          </table:table-cell>
          <table:covered-table-cell/>
          <table:covered-table-cell/>
          <table:covered-table-cell/>
        </table:table-row>
      </table:table>
      <text:p text:style-name="P73"><text:s/><draw:frame draw:style-name="fr2" draw:name="Image26" text:anchor-type="char" svg:width="0.4445in" svg:height="0.2917in" draw:z-index="25"><draw:image xlink:href="https://translate.googleusercontent.com/image_18.png" xlink:type="simple" xlink:show="embed" xlink:actuate="onLoad"/></draw:frame></text:p>
      <text:p text:style-name="Text_20_body"/>
      <text:p text:style-name="P73"><text:soft-page-break/><text:s/><draw:frame draw:style-name="fr4" draw:name="Image28" text:anchor-type="char" svg:width="1.6252in" svg:height="0.2638in" draw:z-index="27"><draw:image xlink:href="https://translate.googleusercontent.com/image_19.png" xlink:type="simple" xlink:show="embed" xlink:actuate="onLoad"/></draw:frame><draw:frame draw:style-name="fr3" draw:name="Image27" text:anchor-type="char" svg:width="5.8335in" svg:height="0.0161in" draw:z-index="26"><draw:image xlink:href="https://translate.googleusercontent.com/image_3.png" xlink:type="simple" xlink:show="embed" xlink:actuate="onLoad"/></draw:frame></text:p>
      <text:p text:style-name="P100"><text:span text:style-name="T15">(27) </text:span><text:span text:style-name="T14">ha-halon </text:span><text:span text:style-name="T15">miet lehifateah</text:span> <text:s text:c="34"/></text:p>
      <text:p text:style-name="P124"><text:span text:style-name="T50">DEF- </text:span><text:span text:style-name="T13">window to reduce. </text:span><text:span text:style-name="T50">PST </text:span><text:span text:style-name="T13">.3 </text:span><text:span text:style-name="T50">SG </text:span><text:span text:style-name="T13">. </text:span><text:span text:style-name="T50">M </text:span><text:span text:style-name="T13">open up. </text:span><text:span text:style-name="T50">INF</text:span> <text:s text:c="26"/></text:p>
      <text:p text:style-name="P215"><text:span text:style-name="T13">1. 'The window rarely opened.'</text:span> <text:s text:c="3"/></text:p>
      <text:p text:style-name="P216"><text:span text:style-name="T13">2. </text:span><text:span text:style-name="T40"># </text:span><text:span text:style-name="T13">'The window opened a little / opened a little .'</text:span> <text:s text:c="3"/></text:p>
      <text:p text:style-name="P136"><text:span text:style-name="T13">- </text:span><text:span text:style-name="T15">leharbot 'multiply, increase'</text:span></text:p>
      <text:p text:style-name="P169">The use of the verb <text:span text:style-name="T1">leharbot </text:span>'multiply, increase' in the direct sense is illustrated in examples (28) - (29).</text:p>
      <text:p text:style-name="P80"><text: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11"><text:span text:style-name="T8">(28) </text:span><text:span text:style-name="T10">hu</text:span></text:p>
          </table:table-cell>
          <table:table-cell table:style-name="Table3.A1" table:number-columns-spanned="2" office:value-type="string">
            <text:p text:style-name="P312">hitxil</text:p>
          </table:table-cell>
          <table:covered-table-cell/>
          <table:table-cell table:style-name="Table3.A1" office:value-type="string">
            <text:p text:style-name="P308">lid'og</text:p>
          </table:table-cell>
          <table:table-cell table:style-name="Table3.A1" office:value-type="string">
            <text:p text:style-name="P315">eyx</text:p>
          </table:table-cell>
        </table:table-row>
        <table:table-row>
          <table:table-cell table:style-name="Table3.A1" office:value-type="string">
            <text:p text:style-name="P316">he</text:p>
          </table:table-cell>
          <table:table-cell table:style-name="Table3.A1" table:number-columns-spanned="2" office:value-type="string">
            <text:p text:style-name="P314"><text:span text:style-name="T8">to begin. </text:span><text:span text:style-name="T12">PST </text:span><text:span text:style-name="T8">.3 </text:span><text:span text:style-name="T12">SG </text:span><text:span text:style-name="T8">. </text:span><text:span text:style-name="T12">M</text:span></text:p>
          </table:table-cell>
          <table:covered-table-cell/>
          <table:table-cell table:style-name="Table3.A1" office:value-type="string">
            <text:p text:style-name="P307"><text:span text:style-name="T8">care. </text:span><text:span text:style-name="T12">INF</text:span></text:p>
          </table:table-cell>
          <table:table-cell table:style-name="Table3.A1" office:value-type="string">
            <text:p text:style-name="P317">as</text:p>
          </table:table-cell>
        </table:table-row>
        <table:table-row>
          <table:table-cell table:style-name="Table3.A1" table:number-columns-spanned="2" office:value-type="string">
            <text:p text:style-name="P297">leharbot</text:p>
          </table:table-cell>
          <table:covered-table-cell/>
          <table:table-cell table:style-name="Table3.A1" office:value-type="string">
            <text:p text:style-name="P318">a</text:p>
          </table:table-cell>
          <table:table-cell table:style-name="Table3.A1" table:number-columns-spanned="2" office:value-type="string">
            <text:p text:style-name="P302">haxnasotav</text:p>
          </table:table-cell>
          <table:covered-table-cell/>
        </table:table-row>
        <table:table-row>
          <table:table-cell table:style-name="Table3.A1" table:number-columns-spanned="2" office:value-type="string">
            <text:p text:style-name="P320"><text:span text:style-name="T8">to increase. </text:span><text:span text:style-name="T12">INF</text:span></text:p>
          </table:table-cell>
          <table:covered-table-cell/>
          <table:table-cell table:style-name="Table3.A1" office:value-type="string">
            <text:p text:style-name="P319"><text:span text:style-name="T12">DEF </text:span><text:span text:style-name="T8">. </text:span><text:span text:style-name="T12">Obj</text:span></text:p>
          </table:table-cell>
          <table:table-cell table:style-name="Table3.A1" table:number-columns-spanned="2" office:value-type="string">
            <text:p text:style-name="P303"><text:span text:style-name="T8">income. </text:span><text:span text:style-name="T12">Pl </text:span><text:span text:style-name="T8">. </text:span><text:span text:style-name="T12">POSS </text:span><text:span text:style-name="T8">3 </text:span><text:span text:style-name="T12">SG </text:span><text:span text:style-name="T8">. </text:span><text:span text:style-name="T12">M</text:span></text:p>
          </table:table-cell>
          <table:covered-table-cell/>
        </table:table-row>
      </table:table>
      <text:p text:style-name="P119">"He began to care about how to increase his income."</text:p>
      <text:p text:style-name="P220">[HebrewCorpus]</text:p>
      <text:p text:style-name="P104"><text:span text:style-name="T14">(29) </text:span><text:span text:style-name="T15">leharbot </text:span><text:span text:style-name="T14">šalom ba = olam!</text:span> <text:s text:c="20"/></text:p>
      <text:p text:style-name="P125"><text:span text:style-name="T13">to increase. </text:span><text:span text:style-name="T50">INF </text:span><text:span text:style-name="T13">world in = world</text:span></text:p>
      <text:p text:style-name="P125"><text:span text:style-name="T13">'Multiplies peace in the whole world!' [HebrewCorpus]</text:span><text:span text:style-name="T56"> </text:span><text:s text:c="13"/></text:p>
      <text:p text:style-name="P156">This verb can have a sentimental actant (infinitive), in the construction of which the meaning of the verb changes to 'many' ('with a large number of objects' / 'over time', but not 'to a large extent') or 'often' .</text:p>
      <text:p text:style-name="P222">(30) <text:span text:style-name="T1">al </text:span><text:span text:style-name="T3">tarbe lištot </text:span><text:span text:style-name="T1">be = mesiba! </text:span><text:span text:style-name="T50">NEG </text:span>. <text:span text:style-name="T50">IMP </text:span>multiply. <text:span text:style-name="T50">FUT </text:span>.2 <text:span text:style-name="T50">SG </text:span>. <text:span text:style-name="T50">M to </text:span>drink. <text:span text:style-name="T50">INF </text:span>at = party 'Don't drink a lot at the party!' <text:s text:c="76"/></text:p>
      <text:p text:style-name="P109"><text:span text:style-name="T14">(31) hu </text:span><text:span text:style-name="T15">hirba lištot </text:span><text:span text:style-name="T14">be = mesibot</text:span> <text:s text:c="48"/></text:p>
      <text:p text:style-name="P124"><text:span text:style-name="T13">he multiply. </text:span><text:span text:style-name="T50">PST </text:span><text:span text:style-name="T13">.3 </text:span><text:span text:style-name="T50">SG </text:span><text:span text:style-name="T13">. </text:span><text:span text:style-name="T50">M to </text:span><text:span text:style-name="T13">drink. </text:span><text:span text:style-name="T50">INF </text:span><text:span text:style-name="T13">at = party. </text:span><text:span text:style-name="T50">PL</text:span> <text:s text:c="40"/></text:p>
      <text:p text:style-name="P215"><text:span text:style-name="T13">1. "He often drank at parties."</text:span> <text:s text:c="3"/></text:p>
      <text:p text:style-name="P215"><text:span text:style-name="T13">2. "He drank a lot at parties."</text:span> <text:s text:c="3"/></text:p>
      <text:p text:style-name="P103"><text:span text:style-name="T15">(32) </text:span><text:span text:style-name="T14">ha-simla </text:span><text:span text:style-name="T15">hirbeta lehitlaхleх</text:span> <text:s text:c="34"/></text:p>
      <text:p text:style-name="P124"><text:span text:style-name="T50">DEF- </text:span><text:span text:style-name="T13">dress multiply. </text:span><text:span text:style-name="T50">PST </text:span><text:span text:style-name="T13">.3 </text:span><text:span text:style-name="T50">SG </text:span><text:span text:style-name="T13">. </text:span><text:span text:style-name="T50">F </text:span><text:span text:style-name="T13">get dirty. </text:span><text:span text:style-name="T50">INF</text:span> <text:s text:c="26"/></text:p>
      <text:p text:style-name="P191"><text:span text:style-name="T13">1. 'The dress often got dirty.'</text:span> </text:p>
      <text:p text:style-name="P193"><text:span text:style-name="T13">2. </text:span><text:span text:style-name="T40"># </text:span><text:span text:style-name="T13">'The dress was very dirty / dirty.'</text:span> </text:p>
      <text:p text:style-name="P136"><text:span text:style-name="T13">- </text:span><text:span text:style-name="T15">lehaarix 'lengthen'</text:span></text:p>
      <text:p text:style-name="P157">The use of the verb <text:span text:style-name="T1">lehaarix </text:span>'lengthen' in the literal meaning is illustrated in example (33).</text:p>
      <text:p text:style-name="P73"><text:s/><draw:frame draw:style-name="fr2" draw:name="Image29" text:anchor-type="char" svg:width="0.4445in" svg:height="0.2917in" draw:z-index="28"><draw:image xlink:href="https://translate.googleusercontent.com/image_20.png" xlink:type="simple" xlink:show="embed" xlink:actuate="onLoad"/></draw:frame></text:p>
      <text:p text:style-name="Text_20_body"/>
      <text:p text:style-name="P73"><text:soft-page-break/><text:s/><draw:frame draw:style-name="fr4" draw:name="Image31" text:anchor-type="char" svg:width="1.6252in" svg:height="0.2638in" draw:z-index="30"><draw:image xlink:href="https://translate.googleusercontent.com/image_21.png" xlink:type="simple" xlink:show="embed" xlink:actuate="onLoad"/></draw:frame><draw:frame draw:style-name="fr3" draw:name="Image30" text:anchor-type="char" svg:width="5.8335in" svg:height="0.0161in" draw:z-index="29"><draw:image xlink:href="https://translate.googleusercontent.com/image_3.png" xlink:type="simple" xlink:show="embed" xlink:actuate="onLoad"/></draw:frame></text:p>
      <text:p text:style-name="P223"><text:span text:style-name="T1">(33) bikšu </text:span><text:span text:style-name="T3">lehaarix </text:span><text:span text:style-name="T1">lahem et </text:span>ask. <text:span text:style-name="T50">PST </text:span>.3 <text:span text:style-name="T50">PL </text:span>lengthen. <text:span text:style-name="T50">INF <text:s text:c="2"/></text:span>them. <text:span text:style-name="T50">DAT </text:span><text:span text:style-name="T52">DEF </text:span><text:span text:style-name="T36">. </text:span><text:span text:style-name="T52">The OBJ </text:span><text:span text:style-name="T1">muadej ha Size of-tašlumim</text:span> <text:s text:c="104"/></text:p>
      <text:p text:style-name="P181"><text:span text:style-name="T13">term. </text:span><text:span text:style-name="T50">PL DEF </text:span><text:span text:style-name="T13">payment. </text:span><text:span text:style-name="T50">PL</text:span></text:p>
      <text:p text:style-name="P180">"They asked to extend their due date."</text:p>
      <text:p text:style-name="P220">[HebrewCorpus]</text:p>
      <text:p text:style-name="P224"><text:span text:style-name="T39">This </text:span><text:span text:style-name="T45">verb </text:span><text:span text:style-name="T39">can have a </text:span><text:span text:style-name="T45">sentimental </text:span><text:span text:style-name="T39">actant (infinitive), </text:span>in the construction with which the meaning of the verb changes to 'long'.</text:p>
      <text:p text:style-name="P226">(34) <text:span text:style-name="T1">hu ohev </text:span><text:span text:style-name="T3">lehaarix lahalom </text:span>/ he love. <text:span text:style-name="T50">PRS </text:span>.3 <text:span text:style-name="T50">SG </text:span>. <text:span text:style-name="T50">M </text:span>lengthen. <text:span text:style-name="T50">INF </text:span><text:span text:style-name="T36">DREAM. </text:span><text:span text:style-name="T52">INF </text:span><text:span text:style-name="T3">ledaber </text:span><text:span text:style-name="T1">im ha-xaverim šelo </text:span>talk. <text:span text:style-name="T50">INF </text:span>with <text:span text:style-name="T50">DEF is a </text:span>friend. <text:span text:style-name="T50">PL POSS </text:span>.3 <text:span text:style-name="T50">SG </text:span>. <text:span text:style-name="T50">M</text:span> <text:s text:c="202"/></text:p>
      <text:p text:style-name="P140">"He loves to dream / talk with his friends for a long time."</text:p>
      <text:p text:style-name="P227">(35) <text:span text:style-name="T1">ele še = </text:span><text:span text:style-name="T3">maarixim lišhot </text:span><text:span text:style-name="T1">kan </text:span>those who = lengthen. <text:span text:style-name="T50">PRS </text:span>.3 <text:span text:style-name="T50">PL </text:span>. <text:span text:style-name="T50">M </text:span>to stay. <text:span text:style-name="T50">INF </text:span><text:span text:style-name="T45">here </text:span><text:span text:style-name="T1">ve = zolelim al xešbon ha-nazirim ... </text:span>and = gobble up. <text:span text:style-name="T50">PRS </text:span>.3 <text:span text:style-name="T50">PL </text:span>. <text:span text:style-name="T50">M </text:span>at the expense of <text:span text:style-name="T50">DEF </text:span>monks. <text:span text:style-name="T50">PL</text:span> <text:s text:c="202"/></text:p>
      <text:p text:style-name="P228"><text:span text:style-name="T13">'Those who live here for a long time and gobble up at the expense of monks ...'</text:span></text:p>
      <text:p text:style-name="P229">[HebrewCorpus]</text:p>
      <text:p text:style-name="P103"><text:span text:style-name="T15">(36) </text:span><text:span text:style-name="T14">ha-man'ul </text:span><text:span text:style-name="T15">heerih lehifateah</text:span> <text:s text:c="34"/></text:p>
      <text:p text:style-name="P177"><text:span text:style-name="T50">DEF- </text:span>lock lengthen. <text:span text:style-name="T50">PST </text:span>.3 <text:span text:style-name="T50">SG </text:span>. <text:span text:style-name="T50">M </text:span>open up. <text:span text:style-name="T50">INF </text:span>'The castle has been opening for a long time.'</text:p>
      <text:p text:style-name="P138"><text:span text:style-name="T13">- </text:span><text:span text:style-name="T15">lehakdim 'anticipate, anticipate'</text:span></text:p>
      <text:p text:style-name="P169">The use of the verb <text:span text:style-name="T1">lehakdim </text:span>'precede, <text:span text:style-name="T1">get </text:span>ahead' in the literal meaning is illustrated in examples (37) - (38).</text:p>
      <text:p text:style-name="P105"><text:span text:style-name="T14">(37) kol kaše šel iša</text:span> <text:s text:c="48"/></text:p>
      <text:p text:style-name="P124"><text:span text:style-name="T13">voice rough </text:span><text:span text:style-name="T50">POSS </text:span><text:span text:style-name="T13">woman</text:span> <text:s text:c="26"/></text:p>
      <text:p text:style-name="P231"><text:span text:style-name="T3">hikdim </text:span><text:span text:style-name="T1">et hofata </text:span>precede. <text:span text:style-name="T50">PST </text:span>.3 <text:span text:style-name="T50">SG </text:span>. <text:span text:style-name="T50">M DEF </text:span>. <text:span text:style-name="T50">OBJ </text:span><text:span text:style-name="T54">appearance. </text:span><text:span text:style-name="T53">POSS </text:span><text:span text:style-name="T54">3 </text:span><text:span text:style-name="T53">SG </text:span><text:span text:style-name="T54">. </text:span><text:span text:style-name="T53">The F </text:span><text:span text:style-name="T1">šel ceira</text:span> <text:s text:c="68"/></text:p>
      <text:p text:style-name="P181"><text:span text:style-name="T50">POSS </text:span><text:span text:style-name="T13">girl</text:span></text:p>
      <text:p text:style-name="P208">"A gruff female voice preceded the appearance of a young girl." <text:span text:style-name="T54">[HebrewCorpus]</text:span> <text:s text:c="12"/></text:p>
      <text:p text:style-name="P105"><text:span text:style-name="T14">(38) alpey anašim </text:span><text:span text:style-name="T15">hikdimu </text:span><text:span text:style-name="T14">oti</text:span> <text:s text:c="48"/></text:p>
      <text:p text:style-name="P124"><text:span text:style-name="T13">thousand. </text:span><text:span text:style-name="T50">Pl </text:span><text:span text:style-name="T13">people precede. </text:span><text:span text:style-name="T50">Pst </text:span><text:span text:style-name="T13">.3 </text:span><text:span text:style-name="T50">pl </text:span><text:span text:style-name="T13">me</text:span> <text:s text:c="26"/></text:p>
      <text:p text:style-name="P73"><text:s/><draw:frame draw:style-name="fr2" draw:name="Image32" text:anchor-type="char" svg:width="0.4445in" svg:height="0.2917in" draw:z-index="31"><draw:image xlink:href="https://translate.googleusercontent.com/image_22.png" xlink:type="simple" xlink:show="embed" xlink:actuate="onLoad"/></draw:frame></text:p>
      <text:p text:style-name="Text_20_body"/>
      <text:p text:style-name="P73"><text:s/><draw:frame draw:style-name="fr4" draw:name="Image34" text:anchor-type="char" svg:width="1.6252in" svg:height="0.2638in" draw:z-index="33"><draw:image xlink:href="https://translate.googleusercontent.com/image_23.png" xlink:type="simple" xlink:show="embed" xlink:actuate="onLoad"/></draw:frame><draw:frame draw:style-name="fr3" draw:name="Image33" text:anchor-type="char" svg:width="5.8335in" svg:height="0.0161in" draw:z-index="32"><draw:image xlink:href="https://translate.googleusercontent.com/image_3.png" xlink:type="simple" xlink:show="embed" xlink:actuate="onLoad"/></draw:frame></text:p>
      <text:p text:style-name="P132"><text:span text:style-name="T14">ax lo heezu</text:span> <text:s text:c="26"/></text:p>
      <text:p text:style-name="P124"><text:span text:style-name="T13">but </text:span><text:span text:style-name="T50">NEG </text:span><text:span text:style-name="T13">decide. </text:span><text:span text:style-name="T50">PST </text:span><text:span text:style-name="T13">.3 </text:span><text:span text:style-name="T50">PL</text:span> <text:s text:c="12"/></text:p>
      <text:p text:style-name="P200">"Thousands of people were ahead of me, but dared not {do something}." [HebrewCorpus] <text:s text:c="12"/></text:p>
      <text:p text:style-name="P225"><text:span text:style-name="T39">This </text:span><text:span text:style-name="T45">verb </text:span><text:span text:style-name="T39">may have a </text:span><text:span text:style-name="T45">sentimental </text:span><text:span text:style-name="T39">actant (infinitive), </text:span>in the construction with which the meaning of the verb changes to 'early'.</text:p>
      <text:p text:style-name="P232"><text:soft-page-break/>(39) <text:span text:style-name="T1">aleyxa </text:span><text:span text:style-name="T3">lehakdim laleхet lišon </text:span>on. <text:span text:style-name="T50">POSS </text:span>2 <text:span text:style-name="T50">SG </text:span>. <text:span text:style-name="T50">M <text:s/></text:span>precede to go. <text:span text:style-name="T50">INF to </text:span><text:span text:style-name="T36">sleep. </text:span><text:span text:style-name="T52">INF </text:span>'You have to go to bed early .' <text:s text:c="76"/></text:p>
      <text:p text:style-name="P233">(40) <text:span text:style-name="T1">maxar </text:span><text:span text:style-name="T3">nakdim </text:span><text:span text:style-name="T1">meod </text:span><text:span text:style-name="T3">lakum </text:span>preceded tomorrow . <text:span text:style-name="T50">FUT </text:span>.1 <text:span text:style-name="T50">PL </text:span><text:span text:style-name="T36">get up </text:span>very much <text:span text:style-name="T36">. </text:span><text:span text:style-name="T52">INF </text:span>'We'll get up very early tomorrow .' <text:s text:c="90"/></text:p>
      <text:p text:style-name="P234">(41) <text:span text:style-name="T1">ha-horef <text:s text:c="5"/></text:span><text:span text:style-name="T3">hikdim lavo </text:span><text:span text:style-name="T1">ha-šana </text:span><text:span text:style-name="T50">DEF </text:span>-winter before. <text:span text:style-name="T50">PST </text:span>.3 <text:span text:style-name="T50">SG </text:span>. <text:span text:style-name="T50">M </text:span>to come. <text:span text:style-name="T50">INF DEF </text:span>-year 'Winter came early this year'. <text:s text:c="34"/></text:p>
      <text:p text:style-name="P235"><text:span text:style-name="T1">(42) ba = boker exad </text:span><text:span text:style-name="T3">hikdima </text:span><text:span text:style-name="T1">yoter </text:span>in = morning one precede. <text:span text:style-name="T50">PST </text:span>.3 <text:span text:style-name="T50">SG </text:span>. <text:span text:style-name="T50">F </text:span><text:span text:style-name="T39">more </text:span><text:span text:style-name="T1">miday </text:span><text:span text:style-name="T3">latet </text:span><text:span text:style-name="T1">oxel le = mavkira</text:span> <text:s text:c="160"/></text:p>
      <text:p text:style-name="P181"><text:span text:style-name="T13">too give. </text:span><text:span text:style-name="T50">INF </text:span><text:span text:style-name="T13">Food </text:span><text:span text:style-name="T50">DAT </text:span><text:span text:style-name="T13">= Primary</text:span> <text:s text:c="40"/></text:p>
      <text:p text:style-name="P208">'One morning, she fed the primary too early.' <text:span text:style-name="T54">[HebrewCorpus]</text:span> <text:s text:c="12"/></text:p>
      <text:p text:style-name="P141"><text:span text:style-name="T13">- </text:span><text:span text:style-name="T15">leacher 'late'</text:span></text:p>
      <text:p text:style-name="P169">The use of the verb <text:span text:style-name="T1">leaher </text:span>'late' in the literal meaning is illustrated in example (43).</text:p>
      <text:p text:style-name="P236">(43) <text:span text:style-name="T1">hi </text:span><text:span text:style-name="T3">ihara </text:span><text:span text:style-name="T1">le = bhina </text:span>she is late. <text:span text:style-name="T50">PST </text:span>.3 <text:span text:style-name="T50">SG </text:span>. <text:span text:style-name="T50">F </text:span><text:span text:style-name="T36">to = exam </text:span>'She was late for the exam.' <text:s text:c="62"/></text:p>
      <text:p text:style-name="P158">This verb can have a sentimental actant (infinitive), in the construction with which the meaning of the verb changes to 'late'.</text:p>
      <text:p text:style-name="P106"><text:span text:style-name="T13">(44) </text:span><text:span text:style-name="T14">hu <text:s text:c="4"/></text:span><text:span text:style-name="T15">iхer levakeš </text:span><text:span text:style-name="T14">slixa </text:span><text:span text:style-name="T13">,</text:span> <text:s text:c="34"/></text:p>
      <text:p text:style-name="P125"><text:span text:style-name="T13">he is late. </text:span><text:span text:style-name="T50">PST </text:span><text:span text:style-name="T13">.3 </text:span><text:span text:style-name="T50">SG </text:span><text:span text:style-name="T13">. </text:span><text:span text:style-name="T50">M </text:span><text:span text:style-name="T13">to ask. </text:span><text:span text:style-name="T50">INF </text:span><text:span text:style-name="T13">forgiveness</text:span></text:p>
      <text:p text:style-name="P73"><text:s/><draw:frame draw:style-name="fr2" draw:name="Image35" text:anchor-type="char" svg:width="0.4445in" svg:height="0.2917in" draw:z-index="34"><draw:image xlink:href="https://translate.googleusercontent.com/image_24.png" xlink:type="simple" xlink:show="embed" xlink:actuate="onLoad"/></draw:frame></text:p>
      <text:p text:style-name="Text_20_body"/>
      <text:p text:style-name="P73"><text:s/><draw:frame draw:style-name="fr6" draw:name="Image37" text:anchor-type="char" svg:width="2.9583in" svg:height="0.2638in" draw:z-index="36"><draw:image xlink:href="https://translate.googleusercontent.com/image_25.png" xlink:type="simple" xlink:show="embed" xlink:actuate="onLoad"/></draw:frame><draw:frame draw:style-name="fr3" draw:name="Image36" text:anchor-type="char" svg:width="5.8335in" svg:height="0.0161in" draw:z-index="35"><draw:image xlink:href="https://translate.googleusercontent.com/image_3.png" xlink:type="simple" xlink:show="embed" xlink:actuate="onLoad"/></draw:frame></text:p>
      <text:p text:style-name="P76"><text:s/></text:p>
      <text:p text:style-name="P237"><draw:frame draw:style-name="fr5" draw:name="Image38" text:anchor-type="as-char" svg:width="5.8335in" svg:height="0.0161in" draw:z-index="37"><draw:image xlink:href="https://translate.googleusercontent.com/image_26.png" xlink:type="simple" xlink:show="embed" xlink:actuate="onLoad"/></draw:frame></text:p>
      <text:p text:style-name="P142"><text:span text:style-name="T14">ve = lahen hi lo salha lo</text:span> <text:s text:c="54"/></text:p>
      <text:p text:style-name="P178"><text:span text:style-name="T13">and = therefore she cannot be forgiven. </text:span><text:span text:style-name="T50">PST </text:span><text:span text:style-name="T13">.3 </text:span><text:span text:style-name="T50">SG </text:span><text:span text:style-name="T13">. </text:span><text:span text:style-name="T50">F </text:span><text:span text:style-name="T13">he. </text:span><text:span text:style-name="T50">Dat</text:span> <text:s text:c="54"/></text:p>
      <text:p text:style-name="P126">“<text:span text:style-name="T9">He asked for forgiveness late, so she did not forgive him.”</text:span></text:p>
      <text:p text:style-name="P105"><text:span text:style-name="T14">(45) kol ha-layla nadeda šnata</text:span> <text:s text:c="48"/></text:p>
      <text:p text:style-name="P238">whole <text:span text:style-name="T50">DEF </text:span>-Night wander. <text:span text:style-name="T50">PST </text:span>.3 <text:span text:style-name="T50">SG </text:span>. <text:span text:style-name="T50">F </text:span>sleep. <text:span text:style-name="T50">POSS </text:span>3 <text:span text:style-name="T50">SG </text:span>. <text:span text:style-name="T50">F </text:span><text:span text:style-name="T1">me = eyneyha </text:span>, <text:span text:style-name="T1">ve = rak kaašer </text:span>from = eyes. <text:span text:style-name="T50">Pl </text:span>. <text:span text:style-name="T50">POSS </text:span>3 <text:span text:style-name="T50">SG </text:span>. <text:span text:style-name="T50">F </text:span>and = only when<text:span text:style-name="T57"> </text:span><text:s text:c="83"/></text:p>
      <text:p text:style-name="P239"><text:span text:style-name="T1">heir ha-šaxar </text:span>, <text:span text:style-name="T1">nirdema </text:span>, lighten. <text:span text:style-name="T50">PST </text:span>.3 <text:span text:style-name="T50">SG </text:span>. <text:span text:style-name="T50">M DEF </text:span>- <text:span text:style-name="T54">fall asleep. </text:span><text:span text:style-name="T53">PST </text:span><text:span text:style-name="T54">.3 </text:span><text:span text:style-name="T53">SG </text:span><text:span text:style-name="T54">. </text:span><text:span text:style-name="T53">F </text:span><text:span text:style-name="T1">ve = </text:span><text:span text:style-name="T3">teaxer lakum</text:span> <text:s text:c="82"/></text:p>
      <text:p text:style-name="P183"><text:span text:style-name="T13">and = late. </text:span><text:span text:style-name="T50">FUT </text:span><text:span text:style-name="T13">.3 </text:span><text:span text:style-name="T50">SG </text:span><text:span text:style-name="T13">. </text:span><text:span text:style-name="T50">F </text:span><text:span text:style-name="T13">get up. </text:span><text:span text:style-name="T50">INF</text:span> <text:s text:c="12"/></text:p>
      <text:p text:style-name="P208">"She could not sleep all night, and only when it was dawn did she fall asleep, and she would get up late." <text:span text:style-name="T54">[HebrewCorpus]</text:span><text:span text:style-name="T58"> </text:span><text:s text:c="13"/></text:p>
      <text:p text:style-name="P105"><text:span text:style-name="T15">(46) </text:span><text:span text:style-name="T14">hu tamid </text:span><text:span text:style-name="T15">meaxer </text:span><text:span text:style-name="T14">meod </text:span><text:span text:style-name="T15">lavo</text:span> <text:s text:c="62"/></text:p>
      <text:p text:style-name="P124"><text:span text:style-name="T13">he is always late. </text:span><text:span text:style-name="T50">PRS </text:span><text:span text:style-name="T13">.3 </text:span><text:span text:style-name="T50">SG </text:span><text:span text:style-name="T13">. </text:span><text:span text:style-name="T50">M </text:span><text:span text:style-name="T13">really come. </text:span><text:span text:style-name="T50">INF</text:span> <text:s text:c="54"/></text:p>
      <text:p text:style-name="P134"><text:soft-page-break/>habayta</text:p>
      <text:p text:style-name="P180">home</text:p>
      <text:p text:style-name="P119">"He always comes home very late."</text:p>
      <text:p text:style-name="P136"><text:span text:style-name="T13">- </text:span><text:span text:style-name="T15">lehetiv 'improve'</text:span></text:p>
      <text:p text:style-name="P240">The use of the verb <text:span text:style-name="T1">lehetiv </text:span>'improve' in the literal meaning is illustrated in example (47).</text:p>
      <text:p text:style-name="P241"><text:span text:style-name="T1">(47) yevakeš eca eyx </text:span><text:span text:style-name="T3">lehetiv </text:span>to ask. <text:span text:style-name="T50">FUT </text:span>.3 <text:span text:style-name="T50">SG </text:span>. <text:span text:style-name="T50">M </text:span>tip how <text:span text:style-name="T36">to improve. </text:span><text:span text:style-name="T52">INF </text:span><text:span text:style-name="T1">macav ha-umlamim</text:span> <text:s text:c="118"/></text:p>
      <text:p text:style-name="P184"><text:span text:style-name="T50">DEF </text:span><text:span text:style-name="T13">state is unhappy. </text:span><text:span text:style-name="T50">PL</text:span></text:p>
      <text:p text:style-name="P119">"He will ask for advice on how to improve the condition of the unfortunate."</text:p>
      <text:p text:style-name="P220">[HebrewCorpus]</text:p>
      <text:p text:style-name="P156">This verb can have a sentimental actant (infinitive), in the construction with which the meaning of the verb changes to 'good' (a high degree of quality of the action).</text:p>
      <text:p text:style-name="P110"><text:span text:style-name="T15">(48) </text:span><text:span text:style-name="T14">hu <text:s text:c="4"/></text:span><text:span text:style-name="T15">hetiv laanot</text:span> <text:s text:c="20"/></text:p>
      <text:p text:style-name="P125"><text:span text:style-name="T13">he improve. </text:span><text:span text:style-name="T50">PST </text:span><text:span text:style-name="T13">.3 </text:span><text:span text:style-name="T50">SG </text:span><text:span text:style-name="T13">. </text:span><text:span text:style-name="T50">M </text:span><text:span text:style-name="T13">answer. </text:span><text:span text:style-name="T50">INF</text:span></text:p>
      <text:p text:style-name="P73"><text:s/><draw:frame draw:style-name="fr2" draw:name="Image39" text:anchor-type="char" svg:width="0.4445in" svg:height="0.2917in" draw:z-index="38"><draw:image xlink:href="https://translate.googleusercontent.com/image_27.png" xlink:type="simple" xlink:show="embed" xlink:actuate="onLoad"/></draw:frame></text:p>
      <text:p text:style-name="Text_20_body"/>
      <text:p text:style-name="P73"><text:s/><draw:frame draw:style-name="fr6" draw:name="Image41" text:anchor-type="char" svg:width="2.9583in" svg:height="0.2638in" draw:z-index="40"><draw:image xlink:href="https://translate.googleusercontent.com/image_28.png" xlink:type="simple" xlink:show="embed" xlink:actuate="onLoad"/></draw:frame><draw:frame draw:style-name="fr3" draw:name="Image40" text:anchor-type="char" svg:width="5.8335in" svg:height="0.0161in" draw:z-index="39"><draw:image xlink:href="https://translate.googleusercontent.com/image_3.png" xlink:type="simple" xlink:show="embed" xlink:actuate="onLoad"/></draw:frame></text:p>
      <text:p text:style-name="P132"><text:span text:style-name="T14">al ha-šeela</text:span> <text:s text:c="12"/></text:p>
      <text:p text:style-name="P124"><text:span text:style-name="T13">in the </text:span><text:span text:style-name="T50">DEF </text:span><text:span text:style-name="T13">-question</text:span> <text:s text:c="12"/></text:p>
      <text:p text:style-name="P119">"He answered the question well."</text:p>
      <text:p text:style-name="P103"><text:span text:style-name="T15">(49) </text:span><text:span text:style-name="T14">ani </text:span><text:span text:style-name="T15">metiva levašel</text:span> <text:s text:c="34"/></text:p>
      <text:p text:style-name="P242">I improve. <text:span text:style-name="T50">PRS </text:span>.1 <text:span text:style-name="T50">SG </text:span>. <text:span text:style-name="T50">F </text:span><text:span text:style-name="T36">cook. </text:span><text:span text:style-name="T52">INF </text:span>'I cook well .' <text:s text:c="26"/></text:p>
      <text:p text:style-name="P243">The construct cannot have the interpretation of 'good that he did P':</text:p>
      <text:p text:style-name="P111"><text:span text:style-name="T14">(50) </text:span><text:span text:style-name="T13">* </text:span><text:span text:style-name="T14">hu </text:span><text:span text:style-name="T15">hetiv laazor </text:span><text:span text:style-name="T14">le = zkena</text:span> <text:s text:c="48"/></text:p>
      <text:p text:style-name="P124"><text:span text:style-name="T13">he improve. </text:span><text:span text:style-name="T50">PST </text:span><text:span text:style-name="T13">.3 </text:span><text:span text:style-name="T50">SG </text:span><text:span text:style-name="T13">. </text:span><text:span text:style-name="T50">M </text:span><text:span text:style-name="T13">help. </text:span><text:span text:style-name="T50">INF DAT </text:span><text:span text:style-name="T13">= old woman</text:span> <text:s text:c="40"/></text:p>
      <text:p text:style-name="P124"><text:span text:style-name="T14">laхacot et ha-kviš</text:span> <text:s text:c="26"/></text:p>
      <text:p text:style-name="P178"><text:span text:style-name="T13">to cross. </text:span><text:span text:style-name="T50">INF DEF </text:span><text:span text:style-name="T13">. </text:span><text:span text:style-name="T50">OBJ DEF </text:span><text:span text:style-name="T13">Road</text:span> <text:s text:c="26"/></text:p>
      <text:p text:style-name="P120">Expected value: 'On his part, it was good to help the old woman cross the road.'</text:p>
      <text:p text:style-name="P244"><text:span text:style-name="T1">(51) </text:span>* <text:span text:style-name="T1">hu </text:span><text:span text:style-name="T3">hetiv lehaskim </text:span><text:span text:style-name="T1">laleхet </text:span>he improve. <text:span text:style-name="T50">PST </text:span>.3 <text:span text:style-name="T50">SG </text:span>. <text:span text:style-name="T50">M </text:span>agree. <text:span text:style-name="T50">INF </text:span><text:span text:style-name="T36">to go. </text:span><text:span text:style-name="T52">INF </text:span><text:span text:style-name="T1">le = bejt ha-holim</text:span> <text:s text:c="104"/></text:p>
      <text:p text:style-name="P181"><text:span text:style-name="T13">in = home </text:span><text:span text:style-name="T50">DEF- </text:span><text:span text:style-name="T13">sick. </text:span><text:span text:style-name="T50">PL</text:span> <text:s text:c="12"/></text:p>
      <text:p text:style-name="P120">Expected value: “It was good for him that he agreed to go to the hospital”.</text:p>
      <text:p text:style-name="P73"><text:s/></text:p>
      <text:p text:style-name="P245"><text:span text:style-name="T6">4. </text:span><text:span text:style-name="T3">Adverbial constructions with values characterizing Agens</text:span></text:p>
      <text:p text:style-name="P139"><text:span text:style-name="T13">- </text:span><text:span text:style-name="T15">lehaskil 'grow wiser; make smart, train '</text:span></text:p>
      <text:p text:style-name="P169">The use of the verb <text:span text:style-name="T1">lehaskil </text:span>'grow wiser; make smart, educate 'in the direct sense is illustrated in example (52).</text:p>
      <text:p text:style-name="P246"><text:soft-page-break/><text:span text:style-name="T1">(52) sof_kol_sof ulay </text:span><text:span text:style-name="T3">yaskil </text:span>at <text:span text:style-name="T3">end_of_ </text:span>ends it is possible to <text:span text:style-name="T54">grow wiser. </text:span><text:span text:style-name="T53">FUT </text:span><text:span text:style-name="T54">.3 </text:span><text:span text:style-name="T53">SG </text:span><text:span text:style-name="T54">. </text:span><text:span text:style-name="T53">M </text:span><text:span text:style-name="T1">ve = yaxazor</text:span> <text:s text:c="48"/></text:p>
      <text:p text:style-name="P181"><text:span text:style-name="T13">and = return. </text:span><text:span text:style-name="T50">FUT </text:span><text:span text:style-name="T13">.3 </text:span><text:span text:style-name="T50">SG </text:span><text:span text:style-name="T13">. </text:span><text:span text:style-name="T50">M</text:span></text:p>
      <text:p text:style-name="P119">"In the end, maybe he will grow wiser and return."</text:p>
      <text:p text:style-name="P221">[HebrewCorpus]</text:p>
      <text:p text:style-name="P156">When used with a sentimental actant (infinitive), a verb can have two meanings. The first is 'to do smart by doing something.'</text:p>
      <text:p text:style-name="P73"><text:s/><draw:frame draw:style-name="fr2" draw:name="Image42" text:anchor-type="char" svg:width="0.4445in" svg:height="0.2917in" draw:z-index="41"><draw:image xlink:href="https://translate.googleusercontent.com/image_29.png" xlink:type="simple" xlink:show="embed" xlink:actuate="onLoad"/></draw:frame></text:p>
      <text:p text:style-name="Text_20_body"/>
      <text:p text:style-name="P73"><text:s/><draw:frame draw:style-name="fr6" draw:name="Image44" text:anchor-type="char" svg:width="2.9583in" svg:height="0.2638in" draw:z-index="43"><draw:image xlink:href="https://translate.googleusercontent.com/image_30.png" xlink:type="simple" xlink:show="embed" xlink:actuate="onLoad"/></draw:frame><draw:frame draw:style-name="fr3" draw:name="Image43" text:anchor-type="char" svg:width="5.8335in" svg:height="0.0161in" draw:z-index="42"><draw:image xlink:href="https://translate.googleusercontent.com/image_3.png" xlink:type="simple" xlink:show="embed" xlink:actuate="onLoad"/></draw:frame></text:p>
      <text:p text:style-name="P100"><text:span text:style-name="T15">(53) </text:span><text:span text:style-name="T14">hu </text:span><text:span text:style-name="T15">hiskil lištok</text:span> <text:s text:c="34"/></text:p>
      <text:p text:style-name="P124"><text:span text:style-name="T13">he grow wiser. </text:span><text:span text:style-name="T50">PST </text:span><text:span text:style-name="T13">.3 </text:span><text:span text:style-name="T50">SG </text:span><text:span text:style-name="T13">. </text:span><text:span text:style-name="T50">M </text:span><text:span text:style-name="T13">be silent. </text:span><text:span text:style-name="T50">INF</text:span> <text:s text:c="26"/></text:p>
      <text:p text:style-name="P119">"He said nothing, and that was a smart thing."</text:p>
      <text:p text:style-name="P247">(54) <text:span text:style-name="T1">ve = be = cedek kor'im la yošvim </text:span>and = in = justice to call. <text:span text:style-name="T50">PRS </text:span>.3 <text:span text:style-name="T50">PL </text:span>. <text:span text:style-name="T50">M is </text:span>her resident. <text:span text:style-name="T50">PL </text:span><text:span text:style-name="T1">be = gaon ir elokim </text:span>, <text:span text:style-name="T1">ki šofetim </text:span>in = the dignity of the city ​​of God because the judge. <text:span text:style-name="T50">PL </text:span><text:span text:style-name="T3">maskilim </text:span><text:span text:style-name="T1">meod </text:span><text:span text:style-name="T3">lišmor </text:span><text:span text:style-name="T1">al </text:span>tumble. <text:span text:style-name="T50">PRS </text:span>.3 <text:span text:style-name="T50">PL </text:span>. <text:span text:style-name="T50">M is </text:span>very safe. <text:span text:style-name="T50">INF </text:span>on <text:s text:c="342"/></text:p>
      <text:p text:style-name="P143"><text:span text:style-name="T14">bney_ha-noarim leval yaalxdu</text:span> <text:s text:c="26"/></text:p>
      <text:p text:style-name="P124"><text:span text:style-name="T50">DEF </text:span><text:span text:style-name="T13">- youth so as not to get caught. </text:span><text:span text:style-name="T50">FUT </text:span><text:span text:style-name="T13">.3 </text:span><text:span text:style-name="T50">PL</text:span> <text:s text:c="26"/></text:p>
      <text:p text:style-name="P124"><text:span text:style-name="T14">be = pax ha-yecer ha-ra</text:span> <text:s text:c="26"/></text:p>
      <text:p text:style-name="P178"><text:span text:style-name="T13">in = trap </text:span><text:span text:style-name="T50">DEF </text:span><text:span text:style-name="T13">-instinkt </text:span><text:span text:style-name="T50">DEF </text:span><text:span text:style-name="T13">-plohoy</text:span> <text:s text:c="12"/></text:p>
      <text:p text:style-name="P154">"And the inhabitants rightly call it the" city of God ", because the judges act very cleverly, protecting young people so that they do not fall into the trap of evil instincts."</text:p>
      <text:p text:style-name="P230">[HebrewCorpus]</text:p>
      <text:p text:style-name="P137">The second meaning is 'being able to do something.'</text:p>
      <text:p text:style-name="P248"><text:span text:style-name="T1">(55) </text:span><text:span text:style-name="T3">yaskil laasot </text:span><text:span text:style-name="T1">ha-kol </text:span>grow wiser. <text:span text:style-name="T50">FUT </text:span>.3 <text:span text:style-name="T50">SG </text:span>. <text:span text:style-name="T50">M </text:span>to do. <text:span text:style-name="T50">INF </text:span><text:span text:style-name="T51">DEF </text:span><text:span text:style-name="T39">-all </text:span><text:span text:style-name="T1">"kašer ve = yašer"</text:span> <text:s text:c="90"/></text:p>
      <text:p text:style-name="P182">kosher and = direct</text:p>
      <text:p text:style-name="P119">"He will be able to do everything well and right."</text:p>
      <text:p text:style-name="P220">[HebrewCorpus]</text:p>
      <text:p text:style-name="P108"><text:span text:style-name="T14">(56) afilu al šeela ktana kol_kax</text:span> <text:s text:c="48"/></text:p>
      <text:p text:style-name="P249">even a small question . <text:span text:style-name="T50">F </text:span>so <text:span text:style-name="T1">meguxexet be = paštuta </text:span><text:span text:style-name="T37">me = olam </text:span>ridiculous. <text:span text:style-name="T50">F <text:s text:c="2"/></text:span>in = simplicity. <text:span text:style-name="T50">POSS </text:span>3 <text:span text:style-name="T50">SG </text:span>. <text:span text:style-name="T50">F </text:span>of = world <text:span text:style-name="T1">lo </text:span><text:span text:style-name="T3">hiskalti laanot</text:span><text:span text:style-name="T59"> </text:span><text:s text:c="167"/></text:p>
      <text:p text:style-name="P181"><text:span text:style-name="T50">NEG <text:s text:c="2"/></text:span><text:span text:style-name="T13">get smarter. </text:span><text:span text:style-name="T50">PST </text:span><text:span text:style-name="T13">.1 </text:span><text:span text:style-name="T50">SG </text:span><text:span text:style-name="T13">reply. </text:span><text:span text:style-name="T50">INF</text:span><text:span text:style-name="T60"> </text:span><text:s text:c="13"/></text:p>
      <text:p text:style-name="P208">'Even at such a small matter, ridiculously simple, I never could answer. " <text:span text:style-name="T54">[HebrewCorpus]</text:span><text:span text:style-name="T36"> </text:span><text:s text:c="13"/></text:p>
      <text:p text:style-name="P250"><text:span text:style-name="T14">(57) hu </text:span><text:span text:style-name="T15">hiskil laanot </text:span><text:span text:style-name="T14">al</text:span> <text:s text:c="53"/></text:p>
      <text:p text:style-name="P251"><text:span text:style-name="T13">he grow wiser. </text:span><text:span text:style-name="T50">PST </text:span><text:span text:style-name="T13">.3 </text:span><text:span text:style-name="T50">SG </text:span><text:span text:style-name="T13">. </text:span><text:span text:style-name="T50">M </text:span><text:span text:style-name="T13">answer. </text:span><text:span text:style-name="T50">INF </text:span><text:span text:style-name="T16">on</text:span> <text:s text:c="40"/></text:p>
      <text:p text:style-name="P73"><text:s/><draw:frame draw:style-name="fr2" draw:name="Image45" text:anchor-type="char" svg:width="0.4445in" svg:height="0.2917in" draw:z-index="44"><draw:image xlink:href="https://translate.googleusercontent.com/image_31.png" xlink:type="simple" xlink:show="embed" xlink:actuate="onLoad"/></draw:frame></text:p>
      <text:p text:style-name="Text_20_body"/>
      <text:p text:style-name="P73"><text:soft-page-break/><text:s/><draw:frame draw:style-name="fr6" draw:name="Image47" text:anchor-type="char" svg:width="2.9583in" svg:height="0.2638in" draw:z-index="46"><draw:image xlink:href="https://translate.googleusercontent.com/image_32.png" xlink:type="simple" xlink:show="embed" xlink:actuate="onLoad"/></draw:frame><draw:frame draw:style-name="fr3" draw:name="Image46" text:anchor-type="char" svg:width="5.8335in" svg:height="0.0161in" draw:z-index="45"><draw:image xlink:href="https://translate.googleusercontent.com/image_3.png" xlink:type="simple" xlink:show="embed" xlink:actuate="onLoad"/></draw:frame></text:p>
      <text:p text:style-name="P130">ha-šeela</text:p>
      <text:p text:style-name="P124"><text:span text:style-name="T50">DEF </text:span><text:span text:style-name="T13">question</text:span></text:p>
      <text:p text:style-name="P215"><text:span text:style-name="T13">1. </text:span><text:span text:style-name="T18">"He </text:span><text:span text:style-name="T19">was able to answer </text:span><text:span text:style-name="T13">to the question </text:span><text:span text:style-name="T19">{so that </text:span><text:span text:style-name="T13">he knew the answer} '.</text:span> <text:s text:c="3"/></text:p>
      <text:p text:style-name="P215"><text:span text:style-name="T13">2. 'He answered the question, and that was a smart act.</text:span> <text:s text:c="3"/></text:p>
      <text:p text:style-name="P120">{no matter how he answered the question; if he did not say anything, he would be worse} '.</text:p>
      <text:p text:style-name="P94">The meaning 'to be able to do something' falls into the zone of the so -called acquisitive modality (modal meanings developed in verbs of type <text:span text:style-name="T1">acquire </text:span>, in particular, values ​​of type 'succeed' [van der Auwera et al. 2009]; see also “Successive” in [Melchuk 1998]). In [van der Auwera, Plungian 1998] for the Russian <text:span text:style-name="T1">to be able </text:span>noted that, in contrast to from his imperfektivnoy couples <text:span text:style-name="T1">to be able to </text:span>, he describes not only "learned" ability. This is its difference from the French <text:span text:style-name="T1">savoir </text:span>and <text:span text:style-name="T1">lehaskil </text:span>in Hebrew, which, as they <text:span text:style-name="T1">can </text:span>, express precisely “learned, intellectual capacity” - which can be connected with the fact that all three verbs are related in origin to the concepts of 'mind', 'teaching', 'knowledge', 'know' <text:span text:style-name="T45">(the verb being </text:span><text:span text:style-name="T46">able </text:span><text:span text:style-name="T36">to do </text:span><text:span text:style-name="T39">so has a wider scope of use).</text:span></text:p>
      <text:p text:style-name="P159">Adverbial construction with <text:span text:style-name="T1">lehaskil </text:span>cannot mean 'do it in a smart, smart way, smart way'.</text:p>
      <text:p text:style-name="P252"><text:span text:style-name="T1">(58) hu <text:s text:c="4"/></text:span><text:span text:style-name="T3">hiskil laanot </text:span><text:span text:style-name="T1">al </text:span>he grow wiser. <text:span text:style-name="T50">PST </text:span>.3 <text:span text:style-name="T50">SG </text:span>. <text:span text:style-name="T50">M <text:s/></text:span>answer. <text:span text:style-name="T50">INF <text:s/></text:span>on <text:span text:style-name="T1">ha-šeela</text:span> <text:s text:c="34"/></text:p>
      <text:p text:style-name="P115"><text:span text:style-name="T50">DEF </text:span><text:span text:style-name="T13">question</text:span></text:p>
      <text:p text:style-name="P124"><text:span text:style-name="T47"># </text:span><text:span text:style-name="T13">'He answered the question in a smart way.'</text:span></text:p>
      <text:p text:style-name="P253"><text:span text:style-name="T1">(59) hu </text:span><text:span text:style-name="T3">hiskil ledaber </text:span><text:span text:style-name="T1">ve = lahen </text:span>he grow wiser. <text:span text:style-name="T50">PST </text:span>.3 <text:span text:style-name="T50">SG </text:span>. <text:span text:style-name="T50">M </text:span>talk. <text:span text:style-name="T50">INF </text:span><text:span text:style-name="T36">and = therefore </text:span><text:span text:style-name="T1">anahnu lo hevinu šum_davar</text:span> <text:s text:c="160"/></text:p>
      <text:p text:style-name="P181"><text:span text:style-name="T13">we </text:span><text:span text:style-name="T50">neg <text:s text:c="2"/></text:span><text:span text:style-name="T13">understand. </text:span><text:span text:style-name="T50">PST </text:span><text:span text:style-name="T13">.1 </text:span><text:span text:style-name="T50">PL </text:span><text:span text:style-name="T13">Nothing</text:span> <text:s text:c="26"/></text:p>
      <text:p text:style-name="P124"><text:span text:style-name="T47"># </text:span><text:span text:style-name="T13">'He spoke smartly, and therefore we did not understand anything.'</text:span></text:p>
      <text:p text:style-name="P136"><text:span text:style-name="T13">- </text:span><text:span text:style-name="T15">lehakpid 'exercise pedantry'</text:span></text:p>
      <text:p text:style-name="P95">The use of the verb <text:span text:style-name="T1">lehakpid </text:span>'to show pedantry' in the direct sense is illustrated in example (60).</text:p>
      <text:p text:style-name="P73"><text:s/><draw:frame draw:style-name="fr2" draw:name="Image48" text:anchor-type="char" svg:width="0.4445in" svg:height="0.2917in" draw:z-index="47"><draw:image xlink:href="https://translate.googleusercontent.com/image_33.png" xlink:type="simple" xlink:show="embed" xlink:actuate="onLoad"/></draw:frame></text:p>
      <text:p text:style-name="Text_20_body"/>
      <text:p text:style-name="P73"><text:s/><draw:frame draw:style-name="fr6" draw:name="Image50" text:anchor-type="char" svg:width="2.9583in" svg:height="0.2638in" draw:z-index="49"><draw:image xlink:href="https://translate.googleusercontent.com/image_34.png" xlink:type="simple" xlink:show="embed" xlink:actuate="onLoad"/></draw:frame><draw:frame draw:style-name="fr3" draw:name="Image49" text:anchor-type="char" svg:width="5.8335in" svg:height="0.0161in" draw:z-index="48"><draw:image xlink:href="https://translate.googleusercontent.com/image_3.png" xlink:type="simple" xlink:show="embed" xlink:actuate="onLoad"/></draw:frame></text:p>
      <text:p text:style-name="P100"><text:span text:style-name="T15">(60) </text:span><text:span text:style-name="T14">hi ohevet </text:span><text:span text:style-name="T15">lehakpid</text:span> <text:s text:c="34"/></text:p>
      <text:p text:style-name="P124"><text:span text:style-name="T13">she love. </text:span><text:span text:style-name="T50">PSR </text:span><text:span text:style-name="T13">.3 </text:span><text:span text:style-name="T50">SG </text:span><text:span text:style-name="T13">. </text:span><text:span text:style-name="T50">F </text:span><text:span text:style-name="T13">show pedantry. </text:span><text:span text:style-name="T50">INF</text:span> <text:s text:c="26"/></text:p>
      <text:p text:style-name="P178"><text:span text:style-name="T14">al seder ve = irgun</text:span><text:span text:style-name="T61"> </text:span><text:s text:c="13"/></text:p>
      <text:p text:style-name="P124"><text:span text:style-name="T13">o <text:s/>order and = organization</text:span><text:span text:style-name="T62"> </text:span><text:s text:c="13"/></text:p>
      <text:p text:style-name="P119">"She loves to be pedantic in order."</text:p>
      <text:p text:style-name="P174">Adverbial constructions with this verb describe the subject of the action, but not the action itself.</text:p>
      <text:p text:style-name="P109"><text:span text:style-name="T15">(61) </text:span><text:span text:style-name="T14">hu </text:span><text:span text:style-name="T15">makpid lehistaper</text:span> <text:s text:c="34"/></text:p>
      <text:p text:style-name="P124"><text:span text:style-name="T13">he is pedantic. </text:span><text:span text:style-name="T50">PRS </text:span><text:span text:style-name="T13">.3 </text:span><text:span text:style-name="T50">SG </text:span><text:span text:style-name="T13">. </text:span><text:span text:style-name="T50">M </text:span><text:span text:style-name="T13">get a haircut. </text:span><text:span text:style-name="T50">INF</text:span> <text:s text:c="26"/></text:p>
      <text:p text:style-name="P124"><text:span text:style-name="T14">kol хodšaim</text:span> <text:s text:c="12"/></text:p>
      <text:p text:style-name="P178"><text:span text:style-name="T13">every two_months</text:span> <text:s text:c="12"/></text:p>
      <text:p text:style-name="P175"><text:soft-page-break/>"He, with his usual pedantry, cuts his hair every two months."</text:p>
      <text:p text:style-name="P254"><text:span text:style-name="T3">(62) </text:span><text:span text:style-name="T1">af_al_pi še = kulanu jadanu et in </text:span>spite of <text:s/>what = we_all know. <text:span text:style-name="T50">PST </text:span>.1 <text:span text:style-name="T50">PL DEF </text:span>. <text:span text:style-name="T50">The OBJ </text:span><text:span text:style-name="T1">ha Size of-klalim </text:span>, <text:span text:style-name="T1">hu </text:span><text:span text:style-name="T3">hikpid</text:span> <text:s text:c="118"/></text:p>
      <text:p text:style-name="P118"><text:span text:style-name="T50">DEF- </text:span><text:span text:style-name="T13">rules he show pedantry . </text:span><text:span text:style-name="T50">PST </text:span><text:span text:style-name="T13">.3 </text:span><text:span text:style-name="T50">SG </text:span><text:span text:style-name="T13">. </text:span><text:span text:style-name="T50">M</text:span> <text:s text:c="26"/></text:p>
      <text:p text:style-name="P124"><text:span text:style-name="T15">lehasbir </text:span><text:span text:style-name="T14">otam</text:span> <text:s text:c="12"/></text:p>
      <text:p text:style-name="P178"><text:span text:style-name="T13">to explain. </text:span><text:span text:style-name="T50">INF </text:span><text:span text:style-name="T13">them</text:span> <text:s text:c="12"/></text:p>
      <text:p text:style-name="P126">“<text:span text:style-name="T9">Despite the fact that we all knew the rules, he was so pedantic that he explained them.”</text:span></text:p>
      <text:p text:style-name="P91">One cannot interpret these constructions in such a way that the adverbial component refers to the action itself ('do something carefully'), and not to the one who performs it:</text:p>
      <text:p text:style-name="P106"><text:span text:style-name="T15">(63) </text:span><text:span text:style-name="T14">hu <text:s text:c="4"/></text:span><text:span text:style-name="T15">yakpid lahakor</text:span> <text:s text:c="20"/></text:p>
      <text:p text:style-name="P125"><text:span text:style-name="T13">he is pedantic. </text:span><text:span text:style-name="T50">FUT </text:span><text:span text:style-name="T13">.3 </text:span><text:span text:style-name="T50">SG </text:span><text:span text:style-name="T13">. </text:span><text:span text:style-name="T50">M </text:span><text:span text:style-name="T13">to study. </text:span><text:span text:style-name="T50">INF</text:span></text:p>
      <text:p text:style-name="P125"><text:span text:style-name="T14">et ha-beaja</text:span> <text:s text:c="12"/></text:p>
      <text:p text:style-name="P179"><text:span text:style-name="T50">DEF </text:span><text:span text:style-name="T13">. </text:span><text:span text:style-name="T50">OBJ DEF </text:span><text:span text:style-name="T13">Problem</text:span></text:p>
      <text:p text:style-name="P255">1. 'He, being a pedant, will study the problem {it is not necessary to study this problem, but he will study it anyway }'. <text:s text:c="3"/></text:p>
      <text:p text:style-name="P217"><text:span text:style-name="T13">2. </text:span><text:span text:style-name="T40"># </text:span><text:span text:style-name="T13">'He will carefully study the problem.'</text:span> <text:s text:c="3"/></text:p>
      <text:p text:style-name="P75"><text:s/></text:p>
      <text:p text:style-name="P259"><text:span text:style-name="T15">5. The semantic structure of adverbial constructions</text:span> </text:p>
      <text:p text:style-name="P160">Apparently, adverbial constructions with the verbs of the first and second groups have different semantic</text:p>
      <text:p text:style-name="P73"><text:s/><draw:frame draw:style-name="fr2" draw:name="Image51" text:anchor-type="char" svg:width="0.4445in" svg:height="0.2917in" draw:z-index="50"><draw:image xlink:href="https://translate.googleusercontent.com/image_35.png" xlink:type="simple" xlink:show="embed" xlink:actuate="onLoad"/></draw:frame></text:p>
      <text:p text:style-name="Text_20_body"/>
      <text:p text:style-name="P73"><text:s/><draw:frame draw:style-name="fr6" draw:name="Image53" text:anchor-type="char" svg:width="2.9583in" svg:height="0.2638in" draw:z-index="52"><draw:image xlink:href="https://translate.googleusercontent.com/image_36.png" xlink:type="simple" xlink:show="embed" xlink:actuate="onLoad"/></draw:frame><draw:frame draw:style-name="fr3" draw:name="Image52" text:anchor-type="char" svg:width="5.8335in" svg:height="0.0161in" draw:z-index="51"><draw:image xlink:href="https://translate.googleusercontent.com/image_3.png" xlink:type="simple" xlink:show="embed" xlink:actuate="onLoad"/></draw:frame></text:p>
      <text:p text:style-name="P260">structure. This is manifested, firstly, in the fact that constructions with the first group of verbs characterize the situation itself, the mode of action, and constructions with verbs of the second group, on the contrary, characterize the subject of the situation, and cannot describe the mode of action. Secondly, these two groups of verbs behave differently in the context of negation, which we will return to discussing a bit later.</text:p>
      <text:p text:style-name="P161">We assume that in adverbial constructions with verbs of the first group, the initially transitive, causative (or at least having a valency on the noun group) adverbial verb has a situation in its sphere of action, but “treats” it as if in the position of the dependent was the name group, setting the internal parameters of the situation.</text:p>
      <text:p text:style-name="P261">In other words, if the adverbial verb has the structure <text:span text:style-name="T51">CAUSE </text:span><text:span text:style-name="T50">X </text:span><text:span text:style-name="T39">( </text:span><text:span text:style-name="T51">BE </text:span><text:span text:style-name="T39">(many / small / long / good / early / late </text:span><text:span text:style-name="T36">( </text:span><text:span text:style-name="T52">X </text:span><text:span text:style-name="T36">))) </text:span><text:span text:style-name="T48">3 </text:span><text:span text:style-name="T36">, </text:span>then <text:span text:style-name="T50">X </text:span>can be as a noun phrase - and then this is the use of the verb in the direct sense, - so is the situation expressed by the infinitive - and then this is an adverbial construction. It should be added that <text:span text:style-name="T50">X </text:span>receives the rating 'many / small / long / good / early / late', being compared with some <text:span text:style-name="T36">pragmatically given standard of comparison. Therefore, the negation of the </text:span>adverbial construction can be interpreted in two ways: as the fact that the value of the situation parameter <text:soft-page-break/>indicated by the adverbial component deviates from the standard one in the direction opposite to that specified in the adverbial verb, see the first interpretation of examples (64) - (65), and as the fact that the value of this parameter does not differ from the standard, average, see the second interpretation of examples (64) - (65). It is impossible to interpret the negation of the adverbial structure as the negation of the situation :</text:p>
      <text:p text:style-name="P81"><tex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11"><text:span text:style-name="T8">(64) </text:span><text:span text:style-name="T10">hu</text:span></text:p>
          </table:table-cell>
          <table:table-cell table:style-name="Table4.A1" office:value-type="string">
            <text:p text:style-name="P313"><text:span text:style-name="T10">lo </text:span><text:span text:style-name="T11">heerih</text:span> <text:s text:c="12"/></text:p>
          </table:table-cell>
          <table:table-cell table:style-name="Table4.A1" office:value-type="string">
            <text:p text:style-name="P321">ledaber</text:p>
          </table:table-cell>
          <table:table-cell table:style-name="Table4.A1" office:value-type="string">
            <text:p text:style-name="P323">im</text:p>
          </table:table-cell>
        </table:table-row>
        <table:table-row>
          <table:table-cell table:style-name="Table4.A1" office:value-type="string">
            <text:p text:style-name="P316">he</text:p>
          </table:table-cell>
          <table:table-cell table:style-name="Table4.A1" office:value-type="string">
            <text:p text:style-name="P314"><text:span text:style-name="T12">NEG </text:span><text:span text:style-name="T8">lengthen. </text:span><text:span text:style-name="T12">PST </text:span><text:span text:style-name="T8">. </text:span><text:span text:style-name="T12">SG </text:span><text:span text:style-name="T8">. </text:span><text:span text:style-name="T12">M</text:span></text:p>
          </table:table-cell>
          <table:table-cell table:style-name="Table4.A1" office:value-type="string">
            <text:p text:style-name="P322"><text:span text:style-name="T8">speak. </text:span><text:span text:style-name="T12">INF</text:span></text:p>
          </table:table-cell>
          <table:table-cell table:style-name="Table4.A1" office:value-type="string">
            <text:p text:style-name="P324">with</text:p>
          </table:table-cell>
        </table:table-row>
      </table:table>
      <text:p text:style-name="P73"><text:s/></text:p>
      <text:p text:style-name="P73"><text:s/></text:p>
      <text:p text:style-name="P81"><draw:frame draw:style-name="fr5" draw:name="Image54" text:anchor-type="as-char" svg:width="2.6807in" svg:height="0.0161in" draw:z-index="53"><draw:image xlink:href="https://translate.googleusercontent.com/image_5.png" xlink:type="simple" xlink:show="embed" xlink:actuate="onLoad"/></draw:frame></text:p>
      <text:p text:style-name="P262"><text:span text:style-name="T49">3 </text:span>This record performs exclusively illustrative functions and does not purport to be accurate and complete in representing the semantic structure.</text:p>
      <text:p text:style-name="P73"><text:s/><draw:frame draw:style-name="fr2" draw:name="Image55" text:anchor-type="char" svg:width="0.4445in" svg:height="0.2917in" draw:z-index="54"><draw:image xlink:href="https://translate.googleusercontent.com/image_37.png" xlink:type="simple" xlink:show="embed" xlink:actuate="onLoad"/></draw:frame></text:p>
      <text:p text:style-name="Text_20_body"/>
      <text:p text:style-name="P73"><text:s/><draw:frame draw:style-name="fr6" draw:name="Image57" text:anchor-type="char" svg:width="2.9583in" svg:height="0.2638in" draw:z-index="56"><draw:image xlink:href="https://translate.googleusercontent.com/image_38.png" xlink:type="simple" xlink:show="embed" xlink:actuate="onLoad"/></draw:frame><draw:frame draw:style-name="fr3" draw:name="Image56" text:anchor-type="char" svg:width="5.8335in" svg:height="0.0161in" draw:z-index="55"><draw:image xlink:href="https://translate.googleusercontent.com/image_3.png" xlink:type="simple" xlink:show="embed" xlink:actuate="onLoad"/></draw:frame></text:p>
      <text:p text:style-name="P131">ha-xaverim šelo</text:p>
      <text:p text:style-name="P124"><text:span text:style-name="T50">DEF is a </text:span><text:span text:style-name="T13">friend. </text:span><text:span text:style-name="T50">PL POSS </text:span><text:span text:style-name="T13">.3 </text:span><text:span text:style-name="T50">SG </text:span><text:span text:style-name="T13">. </text:span><text:span text:style-name="T50">M</text:span> <text:s text:c="12"/></text:p>
      <text:p text:style-name="P263">1. "He spoke with his friends for a short time." <text:s text:c="3"/></text:p>
      <text:p text:style-name="P256">2. "He spoke with his friends for not a long, but not a short time." <text:s text:c="3"/></text:p>
      <text:p text:style-name="P217"><text:span text:style-name="T13">3. </text:span><text:span text:style-name="T40"># </text:span><text:span text:style-name="T13">'He did not speak with his friends.'</text:span> <text:s text:c="3"/></text:p>
      <text:p text:style-name="P104"><text:span text:style-name="T15">(65) </text:span><text:span text:style-name="T14">hu <text:s text:c="4"/>lo <text:s text:c="5"/></text:span><text:span text:style-name="T15">hikdim laleхet lišon</text:span> <text:s text:c="20"/></text:p>
      <text:p text:style-name="P135"><text:span text:style-name="T13">he </text:span><text:span text:style-name="T50">neg <text:s text:c="2"/></text:span><text:span text:style-name="T13">precede. </text:span><text:span text:style-name="T50">PST </text:span><text:span text:style-name="T13">.3 </text:span><text:span text:style-name="T50">SG </text:span><text:span text:style-name="T13">. </text:span><text:span text:style-name="T50">M </text:span><text:span text:style-name="T13">to go. </text:span><text:span text:style-name="T50">INF to </text:span><text:span text:style-name="T13">sleep. </text:span><text:span text:style-name="T50">INF</text:span> <text:s text:c="40"/></text:p>
      <text:p text:style-name="P215"><text:span text:style-name="T13">1. 'He went to bed late.'</text:span> <text:s text:c="3"/></text:p>
      <text:p text:style-name="P215"><text:span text:style-name="T13">2. "He went to sleep at the usual time."</text:span> <text:s text:c="3"/></text:p>
      <text:p text:style-name="P218"><text:span text:style-name="T13">3. </text:span><text:span text:style-name="T40"># </text:span><text:span text:style-name="T13">'He did not go to sleep.'</text:span> <text:s text:c="3"/></text:p>
      <text:p text:style-name="P89">This type of connection between the matrix verb and the sentimental actant also explains the lack of a “improve” value of the situation assessment by the <text:span text:style-name="T1">speaker </text:span>with the <text:span text:style-name="T1">lehetiv </text:span>verb . Strictly speaking, any use of the word is <text:span text:style-name="T1">well </text:span>estimated, but two types of assessment of the situation can be distinguished: “internal” (a high degree of quality of the action) and “external” (assessment of the whole situation as a positive phenomenon). An adverbial construction with the verb <text:span text:style-name="T1">lehetiv </text:span>cannot express an assessment of the second type , and it is precisely for the reason described above that if the situation “works” acts as a subject to change, only the quality of work can improve, but not the perception of the whole situation speaking.</text:p>
      <text:p text:style-name="P264"><text:span text:style-name="T36">Further </text:span>hypothesis about the <text:span text:style-name="T36">semantic structure of </text:span>adverbial constructions can be <text:span text:style-name="T36">advanced by </text:span>data on their behavior in the context of negation. All verbs of the first group are sensitive to whether a negative operator appears inside the same clause - then they have two interpretations, see (64) - (65), or in another, main clause - in this case three interpretations are available:</text:p>
      <text:p text:style-name="P112"><text:span text:style-name="T15">(66) </text:span><text:span text:style-name="T14">ze lo naxon še = hu </text:span><text:span text:style-name="T15">hikdim</text:span> <text:s text:c="6"/></text:p>
      <text:p text:style-name="P125"><text:soft-page-break/><text:span text:style-name="T13">this is </text:span><text:span text:style-name="T50">NEG </text:span><text:span text:style-name="T13">true what = he precede. </text:span><text:span text:style-name="T50">PST </text:span><text:span text:style-name="T13">.3 </text:span><text:span text:style-name="T50">SG </text:span><text:span text:style-name="T13">. </text:span><text:span text:style-name="T50">M</text:span></text:p>
      <text:p text:style-name="P122">laleхet lišon</text:p>
      <text:p text:style-name="P178"><text:span text:style-name="T13">go. </text:span><text:span text:style-name="T50">INF to </text:span><text:span text:style-name="T13">sleep. </text:span><text:span text:style-name="T50">INF</text:span> <text:s text:c="12"/></text:p>
      <text:p text:style-name="P215"><text:span text:style-name="T13">1. 'He went to bed late.'</text:span> <text:s text:c="3"/></text:p>
      <text:p text:style-name="P215"><text:span text:style-name="T13">2. "He went to sleep at the usual time."</text:span> <text:s text:c="3"/></text:p>
      <text:p text:style-name="P73"><text:s/><draw:frame draw:style-name="fr2" draw:name="Image58" text:anchor-type="char" svg:width="0.4445in" svg:height="0.2917in" draw:z-index="57"><draw:image xlink:href="https://translate.googleusercontent.com/image_39.png" xlink:type="simple" xlink:show="embed" xlink:actuate="onLoad"/></draw:frame></text:p>
      <text:p text:style-name="Text_20_body"/>
      <text:p text:style-name="P73"><text:s/><draw:frame draw:style-name="fr6" draw:name="Image60" text:anchor-type="char" svg:width="2.9583in" svg:height="0.2638in" draw:z-index="59"><draw:image xlink:href="https://translate.googleusercontent.com/image_40.png" xlink:type="simple" xlink:show="embed" xlink:actuate="onLoad"/></draw:frame><draw:frame draw:style-name="fr3" draw:name="Image59" text:anchor-type="char" svg:width="5.8335in" svg:height="0.0161in" draw:z-index="58"><draw:image xlink:href="https://translate.googleusercontent.com/image_3.png" xlink:type="simple" xlink:show="embed" xlink:actuate="onLoad"/></draw:frame></text:p>
      <text:p text:style-name="P219"><text:span text:style-name="T13">3. "He did not go to sleep at all ."</text:span> <text:s text:c="3"/></text:p>
      <text:p text:style-name="P265"><text:span text:style-name="T36">Constructions </text:span>with <text:span text:style-name="T36">verbs of the second group ( </text:span><text:span text:style-name="T37">lehakpid </text:span><text:span text:style-name="T36">'to show </text:span>pedantry' and <text:span text:style-name="T1">lehaskil </text:span>'grow wiser') always have a single interpretation in any negative context:</text:p>
      <text:p text:style-name="P110"><text:span text:style-name="T15">(67) </text:span><text:span text:style-name="T14">hu <text:s text:c="4"/>lo <text:s text:c="5"/></text:span><text:span text:style-name="T15">hiskil lištok</text:span> <text:s text:c="20"/></text:p>
      <text:p text:style-name="P124"><text:span text:style-name="T13">he </text:span><text:span text:style-name="T50">neg <text:s text:c="2"/></text:span><text:span text:style-name="T13">grow wiser. </text:span><text:span text:style-name="T50">PST </text:span><text:span text:style-name="T13">.3 </text:span><text:span text:style-name="T50">SG </text:span><text:span text:style-name="T13">. </text:span><text:span text:style-name="T50">M </text:span><text:span text:style-name="T13">be silent. </text:span><text:span text:style-name="T50">INF</text:span> <text:s text:c="26"/></text:p>
      <text:p text:style-name="P266">1. 'He did not commit a smart act by saying nothing {= he did not keep silent, although this would be a smart act}'. <text:s/></text:p>
      <text:p text:style-name="P194"><text:span text:style-name="T13">2. </text:span><text:span text:style-name="T40"># </text:span><text:span text:style-name="T13">'He did a stupid act by saying nothing.'</text:span> </text:p>
      <text:p text:style-name="P210">3. <text:span text:style-name="T40"># </text:span>'He was silent, and it was neither smart nor stupid deed.' </text:p>
      <text:p text:style-name="P102"><text:span text:style-name="T15">(68) </text:span><text:span text:style-name="T14">ze lo naxon še = hu </text:span><text:span text:style-name="T15">hiskil</text:span> <text:s text:c="62"/></text:p>
      <text:p text:style-name="P124"><text:span text:style-name="T13">this is </text:span><text:span text:style-name="T50">NEG </text:span><text:span text:style-name="T13">true what = he grow wiser. </text:span><text:span text:style-name="T50">PST </text:span><text:span text:style-name="T13">.3 </text:span><text:span text:style-name="T50">SG </text:span><text:span text:style-name="T13">. </text:span><text:span text:style-name="T50">M</text:span> <text:s text:c="12"/></text:p>
      <text:p text:style-name="P123">lištok</text:p>
      <text:p text:style-name="P178"><text:span text:style-name="T13">keep silent. </text:span><text:span text:style-name="T50">INF</text:span></text:p>
      <text:p text:style-name="P257">1. 'He did not commit a smart act by saying nothing {= he did not keep silent, although this would be a smart act}'. <text:s/></text:p>
      <text:p text:style-name="P195"><text:span text:style-name="T13">2. </text:span><text:span text:style-name="T40"># </text:span><text:span text:style-name="T13">'He did a stupid act by saying nothing.'</text:span> </text:p>
      <text:p text:style-name="P210">3. <text:span text:style-name="T40"># </text:span>'He was silent, and it was neither smart nor stupid deed.' </text:p>
      <text:p text:style-name="P91">We assume that the reason for the differences between the two groups of adverbial structures is their different internal structure. In [Paducheva 2013], for the Russian verb-adverbial complex, the structure [P&amp;Q (P)] is proposed, where Q is the adverbial, P is the proposition to which it is applied. It is possible that in Hebrew adverbial constructions describing the mode of action (constructions with verbs of the first group) are structured that way.</text:p>
      <text:p text:style-name="P267"><text:span text:style-name="T39">For example, </text:span><text:span text:style-name="T36">if </text:span>P - <text:span text:style-name="T36">go to sleep, </text:span>Q - <text:span text:style-name="T52">BE </text:span><text:span text:style-name="T39">(early / late </text:span><text:span text:style-name="T36">( </text:span><text:span text:style-name="T52">X </text:span><text:span text:style-name="T36">)), </text:span>then the structure of the adverbial structure is: (go to sleep) &amp; <text:span text:style-name="T50">BE </text:span>(sooner or later (go to sleep)).</text:p>
      <text:p text:style-name="P96">This assumption explains the behavior of such adverbial constructions in a negative context. In the case of negation within the clause, only the Q (P) component is negated - adverbial negation in terminology [Paducheva 2013]; the component (go to sleep) has the status of presupposition. When denied in the main clause, only the component Q (P) can be denied,</text:p>
      <text:p text:style-name="P73"><text:s/><draw:frame draw:style-name="fr2" draw:name="Image61" text:anchor-type="char" svg:width="0.4445in" svg:height="0.2917in" draw:z-index="60"><draw:image xlink:href="https://translate.googleusercontent.com/image_41.png" xlink:type="simple" xlink:show="embed" xlink:actuate="onLoad"/></draw:frame></text:p>
      <text:p text:style-name="Text_20_body"/>
      <text:p text:style-name="P73"><text:soft-page-break/><text:s/><draw:frame draw:style-name="fr6" draw:name="Image63" text:anchor-type="char" svg:width="2.9583in" svg:height="0.2638in" draw:z-index="62"><draw:image xlink:href="https://translate.googleusercontent.com/image_42.png" xlink:type="simple" xlink:show="embed" xlink:actuate="onLoad"/></draw:frame><draw:frame draw:style-name="fr3" draw:name="Image62" text:anchor-type="char" svg:width="5.8335in" svg:height="0.0161in" draw:z-index="61"><draw:image xlink:href="https://translate.googleusercontent.com/image_3.png" xlink:type="simple" xlink:show="embed" xlink:actuate="onLoad"/></draw:frame></text:p>
      <text:p text:style-name="P163">or both components at once. Only P cannot be denied, because the rest will then be uninterpreted.</text:p>
      <text:p text:style-name="P93">The situation is different with the verbs <text:span text:style-name="T1">lehakpid </text:span>“show pedantry” and <text:span text:style-name="T1">lehaskil </text:span>“grow wiser”. In the structure of structures with them there are an assertive and presuppositive part. For example, assume that P - 'silent', Q - 'smarter'. In this case, the <text:span text:style-name="T39">presumption is the speaker’s assessment of the </text:span><text:span text:style-name="T36">situation </text:span>P (or <text:span text:style-name="T36">rather, the </text:span>fact of its implementation) as the subject displays the Q property: “keep silent” ~ “grow wiser”, which corresponds to the assessment of silence as a smart act by Agens. In assertion, however, there is a statement that situation P has occurred.</text:p>
      <text:p text:style-name="P97">Then, in an positive context, the assertive component is affirmed - the fact P takes place: the subject was silent. Due to the presupposition that “keeping silent” is a manifestation of the property to “grow wiser”, an implication arises: the subject acted wisely. This is the meaning that we observe in the adverbial construction - 'to act smartly after keeping silent.' Under negation, presupposition is maintained, only assertion is denied, that is, the existence of the fact of action is denied: the subject did not keep silent, although silence would be a reasonable act.</text:p>
      <text:p text:style-name="P98"><text:span text:style-name="T45">The hypothesis </text:span>of <text:span text:style-name="T39">two types of </text:span><text:span text:style-name="T45">structure of adverbial </text:span><text:span text:style-name="T56">constructions, </text:span>which we propose, explains the difference in their behavior in the context of negation. The semantic difference - whether the design characterizes the image or the subject of the action - is also inferred from the features of their device. The adverbial component in the constructions with the verbs of the first group (such as <text:span text:style-name="T1">lehakdim </text:span>'precede') has a <text:span text:style-name="T36">situation </text:span>in <text:span text:style-name="T36">its </text:span>sphere of <text:span text:style-name="T36">action, therefore, it changes </text:span>its internal parameters. In constructions with verbs of the second group (such as <text:span text:style-name="T1">lehaskil </text:span>'grow wiser'), the adverbial component is a property of the subject, which the speaker considers is inextricably linked with the fact of the subject's action.</text:p>
      <text:p text:style-name="P73"><text:s/></text:p>
      <text:p text:style-name="P268"><text:span text:style-name="T20">6. </text:span><text:span text:style-name="T15">Conclusion</text:span></text:p>
      <text:p text:style-name="P160">So, we examined adverbial constructions in modern Hebrew. In this article, we focused on a discussion of the semantics of these constructs; their syntactic features are the subject of further research. Semantic nuances in the interpretation of adverbial constructions</text:p>
      <text:p text:style-name="P73"><text:s/><draw:frame draw:style-name="fr2" draw:name="Image64" text:anchor-type="char" svg:width="0.4445in" svg:height="0.2917in" draw:z-index="63"><draw:image xlink:href="https://translate.googleusercontent.com/image_43.png" xlink:type="simple" xlink:show="embed" xlink:actuate="onLoad"/></draw:frame></text:p>
      <text:p text:style-name="Text_20_body"/>
      <text:p text:style-name="P73"><text:s/><draw:frame draw:style-name="fr6" draw:name="Image66" text:anchor-type="char" svg:width="2.9583in" svg:height="0.2638in" draw:z-index="65"><draw:image xlink:href="https://translate.googleusercontent.com/image_44.png" xlink:type="simple" xlink:show="embed" xlink:actuate="onLoad"/></draw:frame><draw:frame draw:style-name="fr3" draw:name="Image65" text:anchor-type="char" svg:width="5.8335in" svg:height="0.0161in" draw:z-index="64"><draw:image xlink:href="https://translate.googleusercontent.com/image_3.png" xlink:type="simple" xlink:show="embed" xlink:actuate="onLoad"/></draw:frame></text:p>
      <text:p text:style-name="P260">relations and their behavior in the context of negation made it possible to put forward a hypothesis about the existence in Hebrew of adverbial constructions of two types, different in structure.</text:p>
      <text:p text:style-name="P96">The constructions of the first type are formed by six verbs: <text:span text:style-name="T1">lehetiv </text:span>“improve”, <text:span text:style-name="T1">lemaet </text:span>“reduce”, <text:span text:style-name="T1">lehakdim </text:span>“precede”, <text:span text:style-name="T1">leaher </text:span>“late”, <text:span text:style-name="T1">leharbot </text:span>“multiply, increase” and <text:span text:style-name="T1">lehaarih </text:span>“lengthen”. The constructions in which they receive the sentimental actant expressed by the infinitive characterize the mode of action pointed to by the infinitive. The semantic structure of this construction is similar to the structure of the Russian verb-adverbial complex: [P&amp;Q (P)], where Q is the adverbial, P is the proposition to which it is applied.</text:p>
      <text:p text:style-name="P97"><text:soft-page-break/>The constructions of the second type are formed by two verbs: <text:span text:style-name="T1">lehakpid </text:span>“show pedantry” and <text:span text:style-name="T1">lehaskil </text:span>“grow wiser”. These constructions describe the Agent performing the action indicated by the infinitive (the sentient actant of the adverbial verb). Assertive and presuppositive parts are present in their semantic structure. In the presupposition, the speaker evaluates the action as characterizing Agens in a certain way, in assertion - the statement that the action took place.</text:p>
      <text:p text:style-name="P74"><text:s/></text:p>
      <text:p text:style-name="P269">List of Conditional Abbreviations</text:p>
      <text:p text:style-name="P151">1 - first person; 2 - second person; 3 - third party; <text:span text:style-name="T63">DAT </text:span>- Dative; <text:span text:style-name="T64">DEF </text:span>- certainty; <text:span text:style-name="T63">F </text:span>- feminine ; <text:span text:style-name="T64">FUT </text:span>- future <text:span text:style-name="T36">tense; </text:span><text:span text:style-name="T64">IMP </text:span>- imperative; <text:span text:style-name="T63">INF </text:span>- infinitive; <text:span text:style-name="T63">M </text:span>- masculine; <text:span text:style-name="T63">NEG </text:span>- negation; <text:span text:style-name="T63">OBJ </text:span>is a direct add-on; <text:span text:style-name="T63">PL </text:span>is the plural; <text:span text:style-name="T63">POSS </text:span>- loyalty; <text:span text:style-name="T65">PRS </text:span>- <text:span text:style-name="T39">present ; </text:span><text:span text:style-name="T65">PST </text:span>- <text:span text:style-name="T39">past tense; </text:span><text:span text:style-name="T63">SG </text:span>is a <text:span text:style-name="T39">singular </text:span>.</text:p>
      <text:p text:style-name="P80"><text:s/></text:p>
      <text:p text:style-name="P269">Literature and Sources</text:p>
      <text:p text:style-name="P270">Melchuk 1998 - I. A. Melchuk. General morphology course. Volume II Part <text:span text:style-name="T36">Two: Morphological Values. Moscow </text:span>- Vienna: <text:span text:style-name="T39">Languages ​​of </text:span>Russian Culture - Wiener Slawistischer Almanach, 1998. [IA Mel'chuk. Kurs obshchei morfologii. Tom II. Chast 'vtoraia: Morfologicheskie znacheniia [The course of general morphology. Vol. II. Part 2: Morphological meanings]. Moskva - Vena: Iazyki russkoi kul'tury - Wiener Slawistischer Almanach, 1998].</text:p>
      <text:p text:style-name="P273">Paducheva 2013 - E.V. Paducheva. Russian negative sentence. <text:span text:style-name="T39">Moscow: Languages ​​of Slavic Culture, 2013. </text:span><text:span text:style-name="T36">[E. </text:span>V. <text:span text:style-name="T39">Paducheva. </text:span>Russkoe</text:p>
      <text:p text:style-name="P73"><text:s/><draw:frame draw:style-name="fr2" draw:name="Image67" text:anchor-type="char" svg:width="0.4445in" svg:height="0.2917in" draw:z-index="66"><draw:image xlink:href="https://translate.googleusercontent.com/image_45.png" xlink:type="simple" xlink:show="embed" xlink:actuate="onLoad"/></draw:frame></text:p>
      <text:p text:style-name="Text_20_body"/>
      <text:p text:style-name="P73"><text:s/><draw:frame draw:style-name="fr6" draw:name="Image69" text:anchor-type="char" svg:width="2.9583in" svg:height="0.2638in" draw:z-index="68"><draw:image xlink:href="https://translate.googleusercontent.com/image_46.png" xlink:type="simple" xlink:show="embed" xlink:actuate="onLoad"/></draw:frame><draw:frame draw:style-name="fr3" draw:name="Image68" text:anchor-type="char" svg:width="5.8335in" svg:height="0.0161in" draw:z-index="67"><draw:image xlink:href="https://translate.googleusercontent.com/image_3.png" xlink:type="simple" xlink:show="embed" xlink:actuate="onLoad"/></draw:frame></text:p>
      <text:p text:style-name="P258">otritsatel'noe predlozhenie [Russian negative sentence]. Moskva: Iazyki slavianskoi kul'tury, 2013].</text:p>
      <text:p text:style-name="P274"><text:span text:style-name="T28">Prokopenko 2013 - A. Prokopenko. Overview of the Hebrew syntax . Tutorial. 2013. (Available at </text:span><text:a xlink:type="simple" xlink:href="https://translate.google.com/translate?hl=en&amp;prev=_t&amp;sl=ru&amp;tl=en&amp;u=http://www.propovedi.ru/%250bresource/hebrew-syntax-2013/download-pdf" text:style-name="Internet_20_link" text:visited-style-name="Visited_20_Internet_20_Link">www.propovedi.ru/ </text:a><text:a xlink:type="simple" xlink:href="https://translate.google.com/translate?hl=en&amp;prev=_t&amp;sl=ru&amp;tl=en&amp;u=http://www.propovedi.ru/%250bresource/hebrew-syntax-2013/download-pdf" text:style-name="Internet_20_link" text:visited-style-name="Visited_20_Internet_20_Link">resource / hebrew-syntax-2013 / download-pdf </text:a><text:a xlink:type="simple" xlink:href="https://translate.google.com/translate?hl=en&amp;prev=_t&amp;sl=ru&amp;tl=en&amp;u=http://www.propovedi.ru/%250bresource/hebrew-syntax-2013/download-pdf" text:style-name="Internet_20_link" text:visited-style-name="Visited_20_Internet_20_Link"><text:span text:style-name="T31">,</text:span></text:a><text:span text:style-name="T26"> </text:span><text:span text:style-name="T32">access date 07/14/2017). </text:span><text:span text:style-name="T28">[A. Prokopenko. Obzor sintaksisa drevneevreiskogo iazyka [An overview of the Biblical Hebrew syntax]. Uchebnoe posobie. 2013. </text:span><text:span text:style-name="T31">(Dostupen </text:span><text:span text:style-name="T33">po </text:span><text:a xlink:type="simple" xlink:href="https://translate.google.com/translate?hl=en&amp;prev=_t&amp;sl=ru&amp;tl=en&amp;u=http://www.propovedi.ru/resource/hebrew-syntax-2013/download-pdf" text:style-name="Internet_20_link" text:visited-style-name="Visited_20_Internet_20_Link"><text:span text:style-name="T34">www.propovedi.ru/resource/hebrew-syntax-2013/download-pdf </text:span></text:a><text:a xlink:type="simple" xlink:href="https://translate.google.com/translate?hl=en&amp;prev=_t&amp;sl=ru&amp;tl=en&amp;u=http://www.propovedi.ru/resource/hebrew-syntax-2013/download-pdf" text:style-name="Internet_20_link" text:visited-style-name="Visited_20_Internet_20_Link"><text:span text:style-name="T35">,</text:span></text:a><text:span text:style-name="T21"> </text:span><text:span text:style-name="T28">data dostupa 07/14/2017)].</text:span><text:span text:style-name="T26"> </text:span><text:span text:style-name="T27"><text:s/></text:span></text:p>
      <text:p text:style-name="P275">Skorodumova 2010 - P. Yu. Skorodumova. Series constructions in Hebrew. Diss ... cand. filol. Sciences, Moscow State University, Moscow, 2010. [P. Iu. Skoro-dumova. Serial'nye konstruktsii v ivrite [Serial constructions in Hebrew]. Diss ... kand. filol. nauk, MGU, Moskva, 2010].</text:p>
      <text:p text:style-name="P277">Coffin, Bolozky 2005 - E. Coffin, S. Bolozky. A Reference Grammar of Modern Hebrew. Cambridge: Cambridge University Press, 2005.</text:p>
      <text:p text:style-name="P278">Dalšad, Bras 2007 - E. Dalšad, N. Bras. Ha-poal le-mitkadmim. Jerusalem: The Hebrew University of Jerusalem Press “Akademon”, 2007.</text:p>
      <text:p text:style-name="P280">Ernst 2002 - T. Ernst. The Syntax of Adjuncts. Cambridge: Cambridge University Press, 2002.</text:p>
      <text:p text:style-name="P204">Gesenius et al. 1922 - HFW Gesenius, E. Kautzsch, AE Cowley,</text:p>
      <text:p text:style-name="P197">J. Euting, M. Lidzbarski. Gesenius' Hebrew Grammar. Oxford: Oxford University Press, 1922.</text:p>
      <text:p text:style-name="P205">Glinert 2005 - L. Glinert. Modern Hebrew: An Essential Grammar.</text:p>
      <text:p text:style-name="P144">Abingdon: Routledge, 2005.</text:p>
      <text:p text:style-name="P279">Schäfer 2005 - M. Schäfer. German Adverbial Adjectives: Syntactic Position and Semantic Interpretation. PhD dissertation, Universität Leipzig, Leipzig, 2005.</text:p>
      <text:p text:style-name="P271">Stern 1986 - N. Stern. The Infinitive as a complement of a predicate of incomplete predication // Hebrew Annual Review 10, 1986. P. 337–349.</text:p>
      <text:p text:style-name="P276"><text:soft-page-break/>van der Auwera et al. 2009 - J. van der Auwera, P. Kehayov, A. Vittrant. <text:span text:style-name="T56">Acquisitive modals </text:span><text:span text:style-name="T39">// L. </text:span><text:span text:style-name="T45">Hogeweg, </text:span><text:span text:style-name="T39">H. </text:span>de <text:span text:style-name="T45">Hoop, </text:span><text:span text:style-name="T39">A. </text:span><text:span text:style-name="T56">Malchukov </text:span><text:span text:style-name="T45">(eds.). </text:span>Cross- Linguistic Semantics of Tense, Aspect and Modality. Amsterdam - Philadelphia: John Benjamins Publishing Company, 2009. P. 271-302.</text:p>
      <text:p text:style-name="P281">van der Auwera, Plungian 1998 - J. van der Auwera, VA Plungian. Modality's semantic map // Linguistic typology 2 (1), 1998. P. 79–124. Waltke, O'Connor 1990 - BK Waltke, M. O'Connor. An introduction to</text:p>
      <text:p text:style-name="P116">Biblical Hebrew Syntax. Winona Lake, Indiana: Eisenbrauns, 1990.</text:p>
      <text:p text:style-name="P272"><text:span text:style-name="T28">HebrewCorpus - Modern Hebrew Corps. Available at </text:span><text:a xlink:type="simple" xlink:href="https://translate.google.com/translate?hl=en&amp;prev=_t&amp;sl=ru&amp;tl=en&amp;u=http://hebrewcorpus.nmelrc.org/search.php" text:style-name="Internet_20_link" text:visited-style-name="Visited_20_Internet_20_Link"><text:span text:style-name="T29">http://hebrewcorpus.nmelrc.org/search.php </text:span></text:a><text:a xlink:type="simple" xlink:href="https://translate.google.com/translate?hl=en&amp;prev=_t&amp;sl=ru&amp;tl=en&amp;u=http://hebrewcorpus.nmelrc.org/search.php" text:style-name="Internet_20_link" text:visited-style-name="Visited_20_Internet_20_Link"><text:span text:style-name="T28">,</text:span></text:a><text:span text:style-name="T21"> </text:span><text:span text:style-name="T28">access date 07/14/2017. [Korpus sovremennogo ivrita [Modern Hebrew corpus]. Dostupen po </text:span><text:a xlink:type="simple" xlink:href="https://translate.google.com/translate?hl=en&amp;prev=_t&amp;sl=ru&amp;tl=en&amp;u=http://hebrewcorpus.nmelrc.org/search.php" text:style-name="Internet_20_link" text:visited-style-name="Visited_20_Internet_20_Link"><text:span text:style-name="T29">http://hebrewcorpus.nmelrc.org/search.php </text:span></text:a><text:a xlink:type="simple" xlink:href="https://translate.google.com/translate?hl=en&amp;prev=_t&amp;sl=ru&amp;tl=en&amp;u=http://hebrewcorpus.nmelrc.org/search.php" text:style-name="Internet_20_link" text:visited-style-name="Visited_20_Internet_20_Link"><text:span text:style-name="T28">,</text:span></text:a><text:span text:style-name="T21"> </text:span><text:span text:style-name="T28">data dostupa 07/14/2017].</text:span></text:p>
      <text:p text:style-name="P73"><text:s/><draw:frame draw:style-name="fr2" draw:name="Image70" text:anchor-type="char" svg:width="0.4445in" svg:height="0.2917in" draw:z-index="69"><draw:image xlink:href="https://translate.googleusercontent.com/image_47.png" xlink:type="simple" xlink:show="embed" xlink:actuate="onLoad"/></draw:fram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8</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
    <dc:description/>
    <dc:subject/>
    <meta:keyword/>
    <meta:initial-creator/>
    <dc:creator>Žāle Mottahedin</dc:creator>
    <meta:creation-date>2020-05-22T15:05:54Z</meta:creation-date>
    <dc:date>2020-05-22T17:12:45.602026147</dc:date>
    <meta:editing-duration>PT41S</meta:editing-duration>
    <meta:editing-cycles>1</meta:editing-cycles>
    <meta:document-statistic meta:table-count="4" meta:image-count="70" meta:object-count="0" meta:page-count="19" meta:paragraph-count="472" meta:word-count="6624" meta:character-count="43615" meta:non-whitespace-character-count="30988"/>
  </office:meta>
</office:document-meta>
</file>